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921cm"/>
    </style:style>
    <style:style style:name="co9" style:family="table-column">
      <style:table-column-properties fo:break-before="auto" style:column-width="4.683cm"/>
    </style:style>
    <style:style style:name="co10" style:family="table-column">
      <style:table-column-properties fo:break-before="auto" style:column-width="4.547cm"/>
    </style:style>
    <style:style style:name="co11" style:family="table-column">
      <style:table-column-properties fo:break-before="auto" style:column-width="4.276cm"/>
    </style:style>
    <style:style style:name="co12" style:family="table-column">
      <style:table-column-properties fo:break-before="auto" style:column-width="3.757cm"/>
    </style:style>
    <style:style style:name="co13" style:family="table-column">
      <style:table-column-properties fo:break-before="auto" style:column-width="3.702cm"/>
    </style:style>
    <style:style style:name="co14" style:family="table-column">
      <style:table-column-properties fo:break-before="auto" style:column-width="4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0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1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2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3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orted_b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ize_n</text:p>
          </table:table-cell>
          <table:table-cell office:value-type="string" calcext:value-type="string">
            <text:p>comp_avg</text:p>
          </table:table-cell>
          <table:table-cell office:value-type="string" calcext:value-type="string">
            <text:p>comp_maks</text:p>
          </table:table-cell>
          <table:table-cell office:value-type="string" calcext:value-type="string">
            <text:p>reads_avg</text:p>
          </table:table-cell>
          <table:table-cell office:value-type="string" calcext:value-type="string">
            <text:p>reads_maks</text:p>
          </table:table-cell>
          <table:table-cell office:value-type="string" calcext:value-type="string">
            <text:p>h_avg</text:p>
          </table:table-cell>
          <table:table-cell office:value-type="string" calcext:value-type="string">
            <text:p>h_final</text:p>
          </table:table-cell>
          <table:table-cell office:value-type="string" calcext:value-type="string">
            <text:p>h_maks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962.8952" calcext:value-type="float">
            <text:p>6962,8952</text:p>
          </table:table-cell>
          <table:table-cell office:value-type="float" office:value="19999" calcext:value-type="float">
            <text:p>19999</text:p>
          </table:table-cell>
          <table:table-cell office:value-type="float" office:value="1964.0926" calcext:value-type="float">
            <text:p>1964,0926</text:p>
          </table:table-cell>
          <table:table-cell office:value-type="float" office:value="9885" calcext:value-type="float">
            <text:p>9885</text:p>
          </table:table-cell>
          <table:table-cell office:value-type="float" office:value="6430.4557" calcext:value-type="float">
            <text:p>6430,4557</text:p>
          </table:table-cell>
          <table:table-cell office:value-type="float" office:value="6051" calcext:value-type="float">
            <text:p>6051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960.57885" calcext:value-type="float">
            <text:p>6960,57885</text:p>
          </table:table-cell>
          <table:table-cell office:value-type="float" office:value="19999" calcext:value-type="float">
            <text:p>19999</text:p>
          </table:table-cell>
          <table:table-cell office:value-type="float" office:value="1961.7778" calcext:value-type="float">
            <text:p>1961,7778</text:p>
          </table:table-cell>
          <table:table-cell office:value-type="float" office:value="9906" calcext:value-type="float">
            <text:p>9906</text:p>
          </table:table-cell>
          <table:table-cell office:value-type="float" office:value="6422.2929" calcext:value-type="float">
            <text:p>6422,2929</text:p>
          </table:table-cell>
          <table:table-cell office:value-type="float" office:value="6020" calcext:value-type="float">
            <text:p>6020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975.5844" calcext:value-type="float">
            <text:p>6975,5844</text:p>
          </table:table-cell>
          <table:table-cell office:value-type="float" office:value="19999" calcext:value-type="float">
            <text:p>19999</text:p>
          </table:table-cell>
          <table:table-cell office:value-type="float" office:value="1976.7778" calcext:value-type="float">
            <text:p>1976,7778</text:p>
          </table:table-cell>
          <table:table-cell office:value-type="float" office:value="9972" calcext:value-type="float">
            <text:p>9972</text:p>
          </table:table-cell>
          <table:table-cell office:value-type="float" office:value="6449.12815" calcext:value-type="float">
            <text:p>6449,12815</text:p>
          </table:table-cell>
          <table:table-cell office:value-type="float" office:value="6131" calcext:value-type="float">
            <text:p>6131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978.6283" calcext:value-type="float">
            <text:p>6978,6283</text:p>
          </table:table-cell>
          <table:table-cell office:value-type="float" office:value="19999" calcext:value-type="float">
            <text:p>19999</text:p>
          </table:table-cell>
          <table:table-cell office:value-type="float" office:value="1979.8258" calcext:value-type="float">
            <text:p>1979,8258</text:p>
          </table:table-cell>
          <table:table-cell office:value-type="float" office:value="9929" calcext:value-type="float">
            <text:p>9929</text:p>
          </table:table-cell>
          <table:table-cell office:value-type="float" office:value="6428.6435" calcext:value-type="float">
            <text:p>6428,6435</text:p>
          </table:table-cell>
          <table:table-cell office:value-type="float" office:value="6049" calcext:value-type="float">
            <text:p>6049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990.94245" calcext:value-type="float">
            <text:p>6990,94245</text:p>
          </table:table-cell>
          <table:table-cell office:value-type="float" office:value="19999" calcext:value-type="float">
            <text:p>19999</text:p>
          </table:table-cell>
          <table:table-cell office:value-type="float" office:value="1992.13605" calcext:value-type="float">
            <text:p>1992,13605</text:p>
          </table:table-cell>
          <table:table-cell office:value-type="float" office:value="9911" calcext:value-type="float">
            <text:p>9911</text:p>
          </table:table-cell>
          <table:table-cell office:value-type="float" office:value="6444.13525" calcext:value-type="float">
            <text:p>6444,13525</text:p>
          </table:table-cell>
          <table:table-cell office:value-type="float" office:value="6127" calcext:value-type="float">
            <text:p>6127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958.3776" calcext:value-type="float">
            <text:p>6958,3776</text:p>
          </table:table-cell>
          <table:table-cell office:value-type="float" office:value="19999" calcext:value-type="float">
            <text:p>19999</text:p>
          </table:table-cell>
          <table:table-cell office:value-type="float" office:value="1959.5734" calcext:value-type="float">
            <text:p>1959,5734</text:p>
          </table:table-cell>
          <table:table-cell office:value-type="float" office:value="9888" calcext:value-type="float">
            <text:p>9888</text:p>
          </table:table-cell>
          <table:table-cell office:value-type="float" office:value="6439.20075" calcext:value-type="float">
            <text:p>6439,20075</text:p>
          </table:table-cell>
          <table:table-cell office:value-type="float" office:value="6083" calcext:value-type="float">
            <text:p>6083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959.70805" calcext:value-type="float">
            <text:p>6959,70805</text:p>
          </table:table-cell>
          <table:table-cell office:value-type="float" office:value="19999" calcext:value-type="float">
            <text:p>19999</text:p>
          </table:table-cell>
          <table:table-cell office:value-type="float" office:value="1960.90445" calcext:value-type="float">
            <text:p>1960,90445</text:p>
          </table:table-cell>
          <table:table-cell office:value-type="float" office:value="9902" calcext:value-type="float">
            <text:p>9902</text:p>
          </table:table-cell>
          <table:table-cell office:value-type="float" office:value="6427.72765" calcext:value-type="float">
            <text:p>6427,72765</text:p>
          </table:table-cell>
          <table:table-cell office:value-type="float" office:value="6071" calcext:value-type="float">
            <text:p>6071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967.7943" calcext:value-type="float">
            <text:p>6967,7943</text:p>
          </table:table-cell>
          <table:table-cell office:value-type="float" office:value="19999" calcext:value-type="float">
            <text:p>19999</text:p>
          </table:table-cell>
          <table:table-cell office:value-type="float" office:value="1968.98755" calcext:value-type="float">
            <text:p>1968,98755</text:p>
          </table:table-cell>
          <table:table-cell office:value-type="float" office:value="9903" calcext:value-type="float">
            <text:p>9903</text:p>
          </table:table-cell>
          <table:table-cell office:value-type="float" office:value="6447.6351" calcext:value-type="float">
            <text:p>6447,6351</text:p>
          </table:table-cell>
          <table:table-cell office:value-type="float" office:value="6134" calcext:value-type="float">
            <text:p>6134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970.5617" calcext:value-type="float">
            <text:p>6970,5617</text:p>
          </table:table-cell>
          <table:table-cell office:value-type="float" office:value="19999" calcext:value-type="float">
            <text:p>19999</text:p>
          </table:table-cell>
          <table:table-cell office:value-type="float" office:value="1971.7581" calcext:value-type="float">
            <text:p>1971,7581</text:p>
          </table:table-cell>
          <table:table-cell office:value-type="float" office:value="9877" calcext:value-type="float">
            <text:p>9877</text:p>
          </table:table-cell>
          <table:table-cell office:value-type="float" office:value="6433.559" calcext:value-type="float">
            <text:p>6433,559</text:p>
          </table:table-cell>
          <table:table-cell office:value-type="float" office:value="6071" calcext:value-type="float">
            <text:p>6071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988.5707" calcext:value-type="float">
            <text:p>6988,5707</text:p>
          </table:table-cell>
          <table:table-cell office:value-type="float" office:value="19999" calcext:value-type="float">
            <text:p>19999</text:p>
          </table:table-cell>
          <table:table-cell office:value-type="float" office:value="1989.76885" calcext:value-type="float">
            <text:p>1989,76885</text:p>
          </table:table-cell>
          <table:table-cell office:value-type="float" office:value="9814" calcext:value-type="float">
            <text:p>9814</text:p>
          </table:table-cell>
          <table:table-cell office:value-type="float" office:value="6412.5057" calcext:value-type="float">
            <text:p>6412,5057</text:p>
          </table:table-cell>
          <table:table-cell office:value-type="float" office:value="6036" calcext:value-type="float">
            <text:p>6036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972.9981" calcext:value-type="float">
            <text:p>6972,9981</text:p>
          </table:table-cell>
          <table:table-cell office:value-type="float" office:value="19999" calcext:value-type="float">
            <text:p>19999</text:p>
          </table:table-cell>
          <table:table-cell office:value-type="float" office:value="1974.1934" calcext:value-type="float">
            <text:p>1974,1934</text:p>
          </table:table-cell>
          <table:table-cell office:value-type="float" office:value="9894" calcext:value-type="float">
            <text:p>9894</text:p>
          </table:table-cell>
          <table:table-cell office:value-type="float" office:value="6444.9889" calcext:value-type="float">
            <text:p>6444,9889</text:p>
          </table:table-cell>
          <table:table-cell office:value-type="float" office:value="6093" calcext:value-type="float">
            <text:p>6093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949.98945" calcext:value-type="float">
            <text:p>6949,98945</text:p>
          </table:table-cell>
          <table:table-cell office:value-type="float" office:value="19999" calcext:value-type="float">
            <text:p>19999</text:p>
          </table:table-cell>
          <table:table-cell office:value-type="float" office:value="1951.1846" calcext:value-type="float">
            <text:p>1951,1846</text:p>
          </table:table-cell>
          <table:table-cell office:value-type="float" office:value="9982" calcext:value-type="float">
            <text:p>9982</text:p>
          </table:table-cell>
          <table:table-cell office:value-type="float" office:value="6436.45855" calcext:value-type="float">
            <text:p>6436,45855</text:p>
          </table:table-cell>
          <table:table-cell office:value-type="float" office:value="6096" calcext:value-type="float">
            <text:p>6096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971.5151" calcext:value-type="float">
            <text:p>6971,5151</text:p>
          </table:table-cell>
          <table:table-cell office:value-type="float" office:value="19999" calcext:value-type="float">
            <text:p>19999</text:p>
          </table:table-cell>
          <table:table-cell office:value-type="float" office:value="1972.7098" calcext:value-type="float">
            <text:p>1972,7098</text:p>
          </table:table-cell>
          <table:table-cell office:value-type="float" office:value="9951" calcext:value-type="float">
            <text:p>9951</text:p>
          </table:table-cell>
          <table:table-cell office:value-type="float" office:value="6458.88725" calcext:value-type="float">
            <text:p>6458,88725</text:p>
          </table:table-cell>
          <table:table-cell office:value-type="float" office:value="6105" calcext:value-type="float">
            <text:p>6105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957.3438" calcext:value-type="float">
            <text:p>6957,3438</text:p>
          </table:table-cell>
          <table:table-cell office:value-type="float" office:value="19999" calcext:value-type="float">
            <text:p>19999</text:p>
          </table:table-cell>
          <table:table-cell office:value-type="float" office:value="1958.54235" calcext:value-type="float">
            <text:p>1958,54235</text:p>
          </table:table-cell>
          <table:table-cell office:value-type="float" office:value="9870" calcext:value-type="float">
            <text:p>9870</text:p>
          </table:table-cell>
          <table:table-cell office:value-type="float" office:value="6431.8309" calcext:value-type="float">
            <text:p>6431,8309</text:p>
          </table:table-cell>
          <table:table-cell office:value-type="float" office:value="6028" calcext:value-type="float">
            <text:p>6028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974.77035" calcext:value-type="float">
            <text:p>6974,77035</text:p>
          </table:table-cell>
          <table:table-cell office:value-type="float" office:value="19999" calcext:value-type="float">
            <text:p>19999</text:p>
          </table:table-cell>
          <table:table-cell office:value-type="float" office:value="1975.9641" calcext:value-type="float">
            <text:p>1975,9641</text:p>
          </table:table-cell>
          <table:table-cell office:value-type="float" office:value="9871" calcext:value-type="float">
            <text:p>9871</text:p>
          </table:table-cell>
          <table:table-cell office:value-type="float" office:value="6455.3445" calcext:value-type="float">
            <text:p>6455,3445</text:p>
          </table:table-cell>
          <table:table-cell office:value-type="float" office:value="6124" calcext:value-type="float">
            <text:p>6124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964.61245" calcext:value-type="float">
            <text:p>6964,61245</text:p>
          </table:table-cell>
          <table:table-cell office:value-type="float" office:value="19999" calcext:value-type="float">
            <text:p>19999</text:p>
          </table:table-cell>
          <table:table-cell office:value-type="float" office:value="1965.8103" calcext:value-type="float">
            <text:p>1965,8103</text:p>
          </table:table-cell>
          <table:table-cell office:value-type="float" office:value="9895" calcext:value-type="float">
            <text:p>9895</text:p>
          </table:table-cell>
          <table:table-cell office:value-type="float" office:value="6431.2596" calcext:value-type="float">
            <text:p>6431,2596</text:p>
          </table:table-cell>
          <table:table-cell office:value-type="float" office:value="6042" calcext:value-type="float">
            <text:p>6042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977.89055" calcext:value-type="float">
            <text:p>6977,89055</text:p>
          </table:table-cell>
          <table:table-cell office:value-type="float" office:value="19999" calcext:value-type="float">
            <text:p>19999</text:p>
          </table:table-cell>
          <table:table-cell office:value-type="float" office:value="1979.08725" calcext:value-type="float">
            <text:p>1979,08725</text:p>
          </table:table-cell>
          <table:table-cell office:value-type="float" office:value="9951" calcext:value-type="float">
            <text:p>9951</text:p>
          </table:table-cell>
          <table:table-cell office:value-type="float" office:value="6445.3998" calcext:value-type="float">
            <text:p>6445,3998</text:p>
          </table:table-cell>
          <table:table-cell office:value-type="float" office:value="6065" calcext:value-type="float">
            <text:p>6065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987.1422" calcext:value-type="float">
            <text:p>6987,1422</text:p>
          </table:table-cell>
          <table:table-cell office:value-type="float" office:value="19999" calcext:value-type="float">
            <text:p>19999</text:p>
          </table:table-cell>
          <table:table-cell office:value-type="float" office:value="1988.33745" calcext:value-type="float">
            <text:p>1988,33745</text:p>
          </table:table-cell>
          <table:table-cell office:value-type="float" office:value="9971" calcext:value-type="float">
            <text:p>9971</text:p>
          </table:table-cell>
          <table:table-cell office:value-type="float" office:value="6440.6632" calcext:value-type="float">
            <text:p>6440,6632</text:p>
          </table:table-cell>
          <table:table-cell office:value-type="float" office:value="6094" calcext:value-type="float">
            <text:p>6094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951.933" calcext:value-type="float">
            <text:p>6951,933</text:p>
          </table:table-cell>
          <table:table-cell office:value-type="float" office:value="19999" calcext:value-type="float">
            <text:p>19999</text:p>
          </table:table-cell>
          <table:table-cell office:value-type="float" office:value="1953.1289" calcext:value-type="float">
            <text:p>1953,1289</text:p>
          </table:table-cell>
          <table:table-cell office:value-type="float" office:value="9974" calcext:value-type="float">
            <text:p>9974</text:p>
          </table:table-cell>
          <table:table-cell office:value-type="float" office:value="6435.2535" calcext:value-type="float">
            <text:p>6435,2535</text:p>
          </table:table-cell>
          <table:table-cell office:value-type="float" office:value="6081" calcext:value-type="float">
            <text:p>6081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959.2586" calcext:value-type="float">
            <text:p>6959,2586</text:p>
          </table:table-cell>
          <table:table-cell office:value-type="float" office:value="19999" calcext:value-type="float">
            <text:p>19999</text:p>
          </table:table-cell>
          <table:table-cell office:value-type="float" office:value="1960.4578" calcext:value-type="float">
            <text:p>1960,4578</text:p>
          </table:table-cell>
          <table:table-cell office:value-type="float" office:value="9902" calcext:value-type="float">
            <text:p>9902</text:p>
          </table:table-cell>
          <table:table-cell office:value-type="float" office:value="6408.7999" calcext:value-type="float">
            <text:p>6408,7999</text:p>
          </table:table-cell>
          <table:table-cell office:value-type="float" office:value="6015" calcext:value-type="float">
            <text:p>6015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3914.101125" calcext:value-type="float">
            <text:p>13914,101125</text:p>
          </table:table-cell>
          <table:table-cell office:value-type="float" office:value="39999" calcext:value-type="float">
            <text:p>39999</text:p>
          </table:table-cell>
          <table:table-cell office:value-type="float" office:value="3915.29565" calcext:value-type="float">
            <text:p>3915,29565</text:p>
          </table:table-cell>
          <table:table-cell office:value-type="float" office:value="19807" calcext:value-type="float">
            <text:p>19807</text:p>
          </table:table-cell>
          <table:table-cell office:value-type="float" office:value="12889.221875" calcext:value-type="float">
            <text:p>12889,221875</text:p>
          </table:table-cell>
          <table:table-cell office:value-type="float" office:value="12218" calcext:value-type="float">
            <text:p>12218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3903.2213" calcext:value-type="float">
            <text:p>13903,2213</text:p>
          </table:table-cell>
          <table:table-cell office:value-type="float" office:value="39999" calcext:value-type="float">
            <text:p>39999</text:p>
          </table:table-cell>
          <table:table-cell office:value-type="float" office:value="3904.418225" calcext:value-type="float">
            <text:p>3904,418225</text:p>
          </table:table-cell>
          <table:table-cell office:value-type="float" office:value="19898" calcext:value-type="float">
            <text:p>19898</text:p>
          </table:table-cell>
          <table:table-cell office:value-type="float" office:value="12853.025025" calcext:value-type="float">
            <text:p>12853,025025</text:p>
          </table:table-cell>
          <table:table-cell office:value-type="float" office:value="12122" calcext:value-type="float">
            <text:p>12122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3953.58145" calcext:value-type="float">
            <text:p>13953,58145</text:p>
          </table:table-cell>
          <table:table-cell office:value-type="float" office:value="39999" calcext:value-type="float">
            <text:p>39999</text:p>
          </table:table-cell>
          <table:table-cell office:value-type="float" office:value="3954.777925" calcext:value-type="float">
            <text:p>3954,777925</text:p>
          </table:table-cell>
          <table:table-cell office:value-type="float" office:value="19896" calcext:value-type="float">
            <text:p>19896</text:p>
          </table:table-cell>
          <table:table-cell office:value-type="float" office:value="12874.372875" calcext:value-type="float">
            <text:p>12874,372875</text:p>
          </table:table-cell>
          <table:table-cell office:value-type="float" office:value="12140" calcext:value-type="float">
            <text:p>12140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3951.86735" calcext:value-type="float">
            <text:p>13951,86735</text:p>
          </table:table-cell>
          <table:table-cell office:value-type="float" office:value="39999" calcext:value-type="float">
            <text:p>39999</text:p>
          </table:table-cell>
          <table:table-cell office:value-type="float" office:value="3953.063575" calcext:value-type="float">
            <text:p>3953,063575</text:p>
          </table:table-cell>
          <table:table-cell office:value-type="float" office:value="19890" calcext:value-type="float">
            <text:p>19890</text:p>
          </table:table-cell>
          <table:table-cell office:value-type="float" office:value="12878.505825" calcext:value-type="float">
            <text:p>12878,505825</text:p>
          </table:table-cell>
          <table:table-cell office:value-type="float" office:value="12150" calcext:value-type="float">
            <text:p>12150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3915.645075" calcext:value-type="float">
            <text:p>13915,645075</text:p>
          </table:table-cell>
          <table:table-cell office:value-type="float" office:value="39999" calcext:value-type="float">
            <text:p>39999</text:p>
          </table:table-cell>
          <table:table-cell office:value-type="float" office:value="3916.843475" calcext:value-type="float">
            <text:p>3916,843475</text:p>
          </table:table-cell>
          <table:table-cell office:value-type="float" office:value="19855" calcext:value-type="float">
            <text:p>19855</text:p>
          </table:table-cell>
          <table:table-cell office:value-type="float" office:value="12852.407175" calcext:value-type="float">
            <text:p>12852,407175</text:p>
          </table:table-cell>
          <table:table-cell office:value-type="float" office:value="12063" calcext:value-type="float">
            <text:p>12063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3892.15675" calcext:value-type="float">
            <text:p>13892,15675</text:p>
          </table:table-cell>
          <table:table-cell office:value-type="float" office:value="39999" calcext:value-type="float">
            <text:p>39999</text:p>
          </table:table-cell>
          <table:table-cell office:value-type="float" office:value="3893.35405" calcext:value-type="float">
            <text:p>3893,35405</text:p>
          </table:table-cell>
          <table:table-cell office:value-type="float" office:value="19928" calcext:value-type="float">
            <text:p>19928</text:p>
          </table:table-cell>
          <table:table-cell office:value-type="float" office:value="12845.262825" calcext:value-type="float">
            <text:p>12845,262825</text:p>
          </table:table-cell>
          <table:table-cell office:value-type="float" office:value="12107" calcext:value-type="float">
            <text:p>12107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3901.935075" calcext:value-type="float">
            <text:p>13901,935075</text:p>
          </table:table-cell>
          <table:table-cell office:value-type="float" office:value="39999" calcext:value-type="float">
            <text:p>39999</text:p>
          </table:table-cell>
          <table:table-cell office:value-type="float" office:value="3903.131125" calcext:value-type="float">
            <text:p>3903,131125</text:p>
          </table:table-cell>
          <table:table-cell office:value-type="float" office:value="19833" calcext:value-type="float">
            <text:p>19833</text:p>
          </table:table-cell>
          <table:table-cell office:value-type="float" office:value="12861.5067" calcext:value-type="float">
            <text:p>12861,5067</text:p>
          </table:table-cell>
          <table:table-cell office:value-type="float" office:value="12157" calcext:value-type="float">
            <text:p>12157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3917.065925" calcext:value-type="float">
            <text:p>13917,065925</text:p>
          </table:table-cell>
          <table:table-cell office:value-type="float" office:value="39999" calcext:value-type="float">
            <text:p>39999</text:p>
          </table:table-cell>
          <table:table-cell office:value-type="float" office:value="3918.263225" calcext:value-type="float">
            <text:p>3918,263225</text:p>
          </table:table-cell>
          <table:table-cell office:value-type="float" office:value="19946" calcext:value-type="float">
            <text:p>19946</text:p>
          </table:table-cell>
          <table:table-cell office:value-type="float" office:value="12859.09655" calcext:value-type="float">
            <text:p>12859,09655</text:p>
          </table:table-cell>
          <table:table-cell office:value-type="float" office:value="12107" calcext:value-type="float">
            <text:p>12107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3917.017175" calcext:value-type="float">
            <text:p>13917,017175</text:p>
          </table:table-cell>
          <table:table-cell office:value-type="float" office:value="39999" calcext:value-type="float">
            <text:p>39999</text:p>
          </table:table-cell>
          <table:table-cell office:value-type="float" office:value="3918.216675" calcext:value-type="float">
            <text:p>3918,216675</text:p>
          </table:table-cell>
          <table:table-cell office:value-type="float" office:value="19839" calcext:value-type="float">
            <text:p>19839</text:p>
          </table:table-cell>
          <table:table-cell office:value-type="float" office:value="12831.142275" calcext:value-type="float">
            <text:p>12831,142275</text:p>
          </table:table-cell>
          <table:table-cell office:value-type="float" office:value="12019" calcext:value-type="float">
            <text:p>12019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3930.130075" calcext:value-type="float">
            <text:p>13930,130075</text:p>
          </table:table-cell>
          <table:table-cell office:value-type="float" office:value="39999" calcext:value-type="float">
            <text:p>39999</text:p>
          </table:table-cell>
          <table:table-cell office:value-type="float" office:value="3931.326" calcext:value-type="float">
            <text:p>3931,326</text:p>
          </table:table-cell>
          <table:table-cell office:value-type="float" office:value="19872" calcext:value-type="float">
            <text:p>19872</text:p>
          </table:table-cell>
          <table:table-cell office:value-type="float" office:value="12869.3923" calcext:value-type="float">
            <text:p>12869,3923</text:p>
          </table:table-cell>
          <table:table-cell office:value-type="float" office:value="12162" calcext:value-type="float">
            <text:p>12162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3927.8835" calcext:value-type="float">
            <text:p>13927,8835</text:p>
          </table:table-cell>
          <table:table-cell office:value-type="float" office:value="39999" calcext:value-type="float">
            <text:p>39999</text:p>
          </table:table-cell>
          <table:table-cell office:value-type="float" office:value="3929.080025" calcext:value-type="float">
            <text:p>3929,080025</text:p>
          </table:table-cell>
          <table:table-cell office:value-type="float" office:value="19981" calcext:value-type="float">
            <text:p>19981</text:p>
          </table:table-cell>
          <table:table-cell office:value-type="float" office:value="12873.356725" calcext:value-type="float">
            <text:p>12873,356725</text:p>
          </table:table-cell>
          <table:table-cell office:value-type="float" office:value="12138" calcext:value-type="float">
            <text:p>12138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3944.52925" calcext:value-type="float">
            <text:p>13944,52925</text:p>
          </table:table-cell>
          <table:table-cell office:value-type="float" office:value="39999" calcext:value-type="float">
            <text:p>39999</text:p>
          </table:table-cell>
          <table:table-cell office:value-type="float" office:value="3945.726525" calcext:value-type="float">
            <text:p>3945,726525</text:p>
          </table:table-cell>
          <table:table-cell office:value-type="float" office:value="19896" calcext:value-type="float">
            <text:p>19896</text:p>
          </table:table-cell>
          <table:table-cell office:value-type="float" office:value="12848.15755" calcext:value-type="float">
            <text:p>12848,15755</text:p>
          </table:table-cell>
          <table:table-cell office:value-type="float" office:value="12108" calcext:value-type="float">
            <text:p>12108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3944.2309" calcext:value-type="float">
            <text:p>13944,2309</text:p>
          </table:table-cell>
          <table:table-cell office:value-type="float" office:value="39999" calcext:value-type="float">
            <text:p>39999</text:p>
          </table:table-cell>
          <table:table-cell office:value-type="float" office:value="3945.42835" calcext:value-type="float">
            <text:p>3945,42835</text:p>
          </table:table-cell>
          <table:table-cell office:value-type="float" office:value="19892" calcext:value-type="float">
            <text:p>19892</text:p>
          </table:table-cell>
          <table:table-cell office:value-type="float" office:value="12846.028125" calcext:value-type="float">
            <text:p>12846,028125</text:p>
          </table:table-cell>
          <table:table-cell office:value-type="float" office:value="12101" calcext:value-type="float">
            <text:p>12101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3920.486475" calcext:value-type="float">
            <text:p>13920,486475</text:p>
          </table:table-cell>
          <table:table-cell office:value-type="float" office:value="39999" calcext:value-type="float">
            <text:p>39999</text:p>
          </table:table-cell>
          <table:table-cell office:value-type="float" office:value="3921.68455" calcext:value-type="float">
            <text:p>3921,68455</text:p>
          </table:table-cell>
          <table:table-cell office:value-type="float" office:value="19882" calcext:value-type="float">
            <text:p>19882</text:p>
          </table:table-cell>
          <table:table-cell office:value-type="float" office:value="12858.9583" calcext:value-type="float">
            <text:p>12858,9583</text:p>
          </table:table-cell>
          <table:table-cell office:value-type="float" office:value="12076" calcext:value-type="float">
            <text:p>12076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3942.52445" calcext:value-type="float">
            <text:p>13942,52445</text:p>
          </table:table-cell>
          <table:table-cell office:value-type="float" office:value="39999" calcext:value-type="float">
            <text:p>39999</text:p>
          </table:table-cell>
          <table:table-cell office:value-type="float" office:value="3943.72" calcext:value-type="float">
            <text:p>3943,72</text:p>
          </table:table-cell>
          <table:table-cell office:value-type="float" office:value="19827" calcext:value-type="float">
            <text:p>19827</text:p>
          </table:table-cell>
          <table:table-cell office:value-type="float" office:value="12878.160975" calcext:value-type="float">
            <text:p>12878,160975</text:p>
          </table:table-cell>
          <table:table-cell office:value-type="float" office:value="12177" calcext:value-type="float">
            <text:p>12177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3922.53225" calcext:value-type="float">
            <text:p>13922,53225</text:p>
          </table:table-cell>
          <table:table-cell office:value-type="float" office:value="39999" calcext:value-type="float">
            <text:p>39999</text:p>
          </table:table-cell>
          <table:table-cell office:value-type="float" office:value="3923.7275" calcext:value-type="float">
            <text:p>3923,7275</text:p>
          </table:table-cell>
          <table:table-cell office:value-type="float" office:value="19897" calcext:value-type="float">
            <text:p>19897</text:p>
          </table:table-cell>
          <table:table-cell office:value-type="float" office:value="12877.641575" calcext:value-type="float">
            <text:p>12877,641575</text:p>
          </table:table-cell>
          <table:table-cell office:value-type="float" office:value="12189" calcext:value-type="float">
            <text:p>12189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3965.43815" calcext:value-type="float">
            <text:p>13965,43815</text:p>
          </table:table-cell>
          <table:table-cell office:value-type="float" office:value="39999" calcext:value-type="float">
            <text:p>39999</text:p>
          </table:table-cell>
          <table:table-cell office:value-type="float" office:value="3966.633775" calcext:value-type="float">
            <text:p>3966,633775</text:p>
          </table:table-cell>
          <table:table-cell office:value-type="float" office:value="19823" calcext:value-type="float">
            <text:p>19823</text:p>
          </table:table-cell>
          <table:table-cell office:value-type="float" office:value="12892.36895" calcext:value-type="float">
            <text:p>12892,36895</text:p>
          </table:table-cell>
          <table:table-cell office:value-type="float" office:value="12174" calcext:value-type="float">
            <text:p>12174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3919.1569" calcext:value-type="float">
            <text:p>13919,1569</text:p>
          </table:table-cell>
          <table:table-cell office:value-type="float" office:value="39999" calcext:value-type="float">
            <text:p>39999</text:p>
          </table:table-cell>
          <table:table-cell office:value-type="float" office:value="3920.3548" calcext:value-type="float">
            <text:p>3920,3548</text:p>
          </table:table-cell>
          <table:table-cell office:value-type="float" office:value="19803" calcext:value-type="float">
            <text:p>19803</text:p>
          </table:table-cell>
          <table:table-cell office:value-type="float" office:value="12855.32705" calcext:value-type="float">
            <text:p>12855,32705</text:p>
          </table:table-cell>
          <table:table-cell office:value-type="float" office:value="12083" calcext:value-type="float">
            <text:p>12083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3939.594175" calcext:value-type="float">
            <text:p>13939,594175</text:p>
          </table:table-cell>
          <table:table-cell office:value-type="float" office:value="39999" calcext:value-type="float">
            <text:p>39999</text:p>
          </table:table-cell>
          <table:table-cell office:value-type="float" office:value="3940.791325" calcext:value-type="float">
            <text:p>3940,791325</text:p>
          </table:table-cell>
          <table:table-cell office:value-type="float" office:value="19793" calcext:value-type="float">
            <text:p>19793</text:p>
          </table:table-cell>
          <table:table-cell office:value-type="float" office:value="12882.8166" calcext:value-type="float">
            <text:p>12882,8166</text:p>
          </table:table-cell>
          <table:table-cell office:value-type="float" office:value="12113" calcext:value-type="float">
            <text:p>12113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3950.250575" calcext:value-type="float">
            <text:p>13950,250575</text:p>
          </table:table-cell>
          <table:table-cell office:value-type="float" office:value="39999" calcext:value-type="float">
            <text:p>39999</text:p>
          </table:table-cell>
          <table:table-cell office:value-type="float" office:value="3951.44785" calcext:value-type="float">
            <text:p>3951,44785</text:p>
          </table:table-cell>
          <table:table-cell office:value-type="float" office:value="19809" calcext:value-type="float">
            <text:p>19809</text:p>
          </table:table-cell>
          <table:table-cell office:value-type="float" office:value="12869.528575" calcext:value-type="float">
            <text:p>12869,528575</text:p>
          </table:table-cell>
          <table:table-cell office:value-type="float" office:value="12108" calcext:value-type="float">
            <text:p>12108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0930.561" calcext:value-type="float">
            <text:p>20930,561</text:p>
          </table:table-cell>
          <table:table-cell office:value-type="float" office:value="59999" calcext:value-type="float">
            <text:p>59999</text:p>
          </table:table-cell>
          <table:table-cell office:value-type="float" office:value="5931.756267" calcext:value-type="float">
            <text:p>5931,756267</text:p>
          </table:table-cell>
          <table:table-cell office:value-type="float" office:value="29598" calcext:value-type="float">
            <text:p>29598</text:p>
          </table:table-cell>
          <table:table-cell office:value-type="float" office:value="19306.688733" calcext:value-type="float">
            <text:p>19306,688733</text:p>
          </table:table-cell>
          <table:table-cell office:value-type="float" office:value="18283" calcext:value-type="float">
            <text:p>18283</text:p>
          </table:table-cell>
          <table:table-cell office:value-type="float" office:value="30000" calcext:value-type="float">
            <text:p>3000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0921.38655" calcext:value-type="float">
            <text:p>20921,38655</text:p>
          </table:table-cell>
          <table:table-cell office:value-type="float" office:value="59999" calcext:value-type="float">
            <text:p>59999</text:p>
          </table:table-cell>
          <table:table-cell office:value-type="float" office:value="5922.58275" calcext:value-type="float">
            <text:p>5922,58275</text:p>
          </table:table-cell>
          <table:table-cell office:value-type="float" office:value="29770" calcext:value-type="float">
            <text:p>29770</text:p>
          </table:table-cell>
          <table:table-cell office:value-type="float" office:value="19305.738583" calcext:value-type="float">
            <text:p>19305,738583</text:p>
          </table:table-cell>
          <table:table-cell office:value-type="float" office:value="18227" calcext:value-type="float">
            <text:p>18227</text:p>
          </table:table-cell>
          <table:table-cell office:value-type="float" office:value="30000" calcext:value-type="float">
            <text:p>3000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0908.807517" calcext:value-type="float">
            <text:p>20908,807517</text:p>
          </table:table-cell>
          <table:table-cell office:value-type="float" office:value="59999" calcext:value-type="float">
            <text:p>59999</text:p>
          </table:table-cell>
          <table:table-cell office:value-type="float" office:value="5910.004717" calcext:value-type="float">
            <text:p>5910,004717</text:p>
          </table:table-cell>
          <table:table-cell office:value-type="float" office:value="29955" calcext:value-type="float">
            <text:p>29955</text:p>
          </table:table-cell>
          <table:table-cell office:value-type="float" office:value="19291.778667" calcext:value-type="float">
            <text:p>19291,778667</text:p>
          </table:table-cell>
          <table:table-cell office:value-type="float" office:value="18167" calcext:value-type="float">
            <text:p>18167</text:p>
          </table:table-cell>
          <table:table-cell office:value-type="float" office:value="30000" calcext:value-type="float">
            <text:p>3000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0874.42935" calcext:value-type="float">
            <text:p>20874,42935</text:p>
          </table:table-cell>
          <table:table-cell office:value-type="float" office:value="59999" calcext:value-type="float">
            <text:p>59999</text:p>
          </table:table-cell>
          <table:table-cell office:value-type="float" office:value="5875.625317" calcext:value-type="float">
            <text:p>5875,625317</text:p>
          </table:table-cell>
          <table:table-cell office:value-type="float" office:value="29949" calcext:value-type="float">
            <text:p>29949</text:p>
          </table:table-cell>
          <table:table-cell office:value-type="float" office:value="19296.097067" calcext:value-type="float">
            <text:p>19296,097067</text:p>
          </table:table-cell>
          <table:table-cell office:value-type="float" office:value="18241" calcext:value-type="float">
            <text:p>18241</text:p>
          </table:table-cell>
          <table:table-cell office:value-type="float" office:value="30000" calcext:value-type="float">
            <text:p>3000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0957.81025" calcext:value-type="float">
            <text:p>20957,81025</text:p>
          </table:table-cell>
          <table:table-cell office:value-type="float" office:value="59999" calcext:value-type="float">
            <text:p>59999</text:p>
          </table:table-cell>
          <table:table-cell office:value-type="float" office:value="5959.006917" calcext:value-type="float">
            <text:p>5959,006917</text:p>
          </table:table-cell>
          <table:table-cell office:value-type="float" office:value="29881" calcext:value-type="float">
            <text:p>29881</text:p>
          </table:table-cell>
          <table:table-cell office:value-type="float" office:value="19310.782067" calcext:value-type="float">
            <text:p>19310,782067</text:p>
          </table:table-cell>
          <table:table-cell office:value-type="float" office:value="18199" calcext:value-type="float">
            <text:p>18199</text:p>
          </table:table-cell>
          <table:table-cell office:value-type="float" office:value="30000" calcext:value-type="float">
            <text:p>3000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0884.750417" calcext:value-type="float">
            <text:p>20884,750417</text:p>
          </table:table-cell>
          <table:table-cell office:value-type="float" office:value="59999" calcext:value-type="float">
            <text:p>59999</text:p>
          </table:table-cell>
          <table:table-cell office:value-type="float" office:value="5885.947433" calcext:value-type="float">
            <text:p>5885,947433</text:p>
          </table:table-cell>
          <table:table-cell office:value-type="float" office:value="29879" calcext:value-type="float">
            <text:p>29879</text:p>
          </table:table-cell>
          <table:table-cell office:value-type="float" office:value="19301.915817" calcext:value-type="float">
            <text:p>19301,915817</text:p>
          </table:table-cell>
          <table:table-cell office:value-type="float" office:value="18178" calcext:value-type="float">
            <text:p>18178</text:p>
          </table:table-cell>
          <table:table-cell office:value-type="float" office:value="30000" calcext:value-type="float">
            <text:p>3000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0926.507317" calcext:value-type="float">
            <text:p>20926,507317</text:p>
          </table:table-cell>
          <table:table-cell office:value-type="float" office:value="59999" calcext:value-type="float">
            <text:p>59999</text:p>
          </table:table-cell>
          <table:table-cell office:value-type="float" office:value="5927.704033" calcext:value-type="float">
            <text:p>5927,704033</text:p>
          </table:table-cell>
          <table:table-cell office:value-type="float" office:value="29947" calcext:value-type="float">
            <text:p>29947</text:p>
          </table:table-cell>
          <table:table-cell office:value-type="float" office:value="19293.579717" calcext:value-type="float">
            <text:p>19293,579717</text:p>
          </table:table-cell>
          <table:table-cell office:value-type="float" office:value="18196" calcext:value-type="float">
            <text:p>18196</text:p>
          </table:table-cell>
          <table:table-cell office:value-type="float" office:value="30000" calcext:value-type="float">
            <text:p>3000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0926.980667" calcext:value-type="float">
            <text:p>20926,980667</text:p>
          </table:table-cell>
          <table:table-cell office:value-type="float" office:value="59999" calcext:value-type="float">
            <text:p>59999</text:p>
          </table:table-cell>
          <table:table-cell office:value-type="float" office:value="5928.178017" calcext:value-type="float">
            <text:p>5928,178017</text:p>
          </table:table-cell>
          <table:table-cell office:value-type="float" office:value="29939" calcext:value-type="float">
            <text:p>29939</text:p>
          </table:table-cell>
          <table:table-cell office:value-type="float" office:value="19291.443117" calcext:value-type="float">
            <text:p>19291,443117</text:p>
          </table:table-cell>
          <table:table-cell office:value-type="float" office:value="18158" calcext:value-type="float">
            <text:p>18158</text:p>
          </table:table-cell>
          <table:table-cell office:value-type="float" office:value="30000" calcext:value-type="float">
            <text:p>3000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0913.112417" calcext:value-type="float">
            <text:p>20913,112417</text:p>
          </table:table-cell>
          <table:table-cell office:value-type="float" office:value="59999" calcext:value-type="float">
            <text:p>59999</text:p>
          </table:table-cell>
          <table:table-cell office:value-type="float" office:value="5914.310317" calcext:value-type="float">
            <text:p>5914,310317</text:p>
          </table:table-cell>
          <table:table-cell office:value-type="float" office:value="29826" calcext:value-type="float">
            <text:p>29826</text:p>
          </table:table-cell>
          <table:table-cell office:value-type="float" office:value="19308.327783" calcext:value-type="float">
            <text:p>19308,327783</text:p>
          </table:table-cell>
          <table:table-cell office:value-type="float" office:value="18125" calcext:value-type="float">
            <text:p>18125</text:p>
          </table:table-cell>
          <table:table-cell office:value-type="float" office:value="30000" calcext:value-type="float">
            <text:p>3000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0869.1232" calcext:value-type="float">
            <text:p>20869,1232</text:p>
          </table:table-cell>
          <table:table-cell office:value-type="float" office:value="59999" calcext:value-type="float">
            <text:p>59999</text:p>
          </table:table-cell>
          <table:table-cell office:value-type="float" office:value="5870.319683" calcext:value-type="float">
            <text:p>5870,319683</text:p>
          </table:table-cell>
          <table:table-cell office:value-type="float" office:value="29861" calcext:value-type="float">
            <text:p>29861</text:p>
          </table:table-cell>
          <table:table-cell office:value-type="float" office:value="19318.2478" calcext:value-type="float">
            <text:p>19318,2478</text:p>
          </table:table-cell>
          <table:table-cell office:value-type="float" office:value="18210" calcext:value-type="float">
            <text:p>18210</text:p>
          </table:table-cell>
          <table:table-cell office:value-type="float" office:value="30000" calcext:value-type="float">
            <text:p>3000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0939.364167" calcext:value-type="float">
            <text:p>20939,364167</text:p>
          </table:table-cell>
          <table:table-cell office:value-type="float" office:value="59999" calcext:value-type="float">
            <text:p>59999</text:p>
          </table:table-cell>
          <table:table-cell office:value-type="float" office:value="5940.5608" calcext:value-type="float">
            <text:p>5940,5608</text:p>
          </table:table-cell>
          <table:table-cell office:value-type="float" office:value="29940" calcext:value-type="float">
            <text:p>29940</text:p>
          </table:table-cell>
          <table:table-cell office:value-type="float" office:value="19328.77215" calcext:value-type="float">
            <text:p>19328,77215</text:p>
          </table:table-cell>
          <table:table-cell office:value-type="float" office:value="18201" calcext:value-type="float">
            <text:p>18201</text:p>
          </table:table-cell>
          <table:table-cell office:value-type="float" office:value="30000" calcext:value-type="float">
            <text:p>3000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0908.7915" calcext:value-type="float">
            <text:p>20908,7915</text:p>
          </table:table-cell>
          <table:table-cell office:value-type="float" office:value="59999" calcext:value-type="float">
            <text:p>59999</text:p>
          </table:table-cell>
          <table:table-cell office:value-type="float" office:value="5909.9891" calcext:value-type="float">
            <text:p>5909,9891</text:p>
          </table:table-cell>
          <table:table-cell office:value-type="float" office:value="29971" calcext:value-type="float">
            <text:p>29971</text:p>
          </table:table-cell>
          <table:table-cell office:value-type="float" office:value="19276.1934" calcext:value-type="float">
            <text:p>19276,1934</text:p>
          </table:table-cell>
          <table:table-cell office:value-type="float" office:value="18143" calcext:value-type="float">
            <text:p>18143</text:p>
          </table:table-cell>
          <table:table-cell office:value-type="float" office:value="30000" calcext:value-type="float">
            <text:p>3000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0884.2779" calcext:value-type="float">
            <text:p>20884,2779</text:p>
          </table:table-cell>
          <table:table-cell office:value-type="float" office:value="59999" calcext:value-type="float">
            <text:p>59999</text:p>
          </table:table-cell>
          <table:table-cell office:value-type="float" office:value="5885.475067" calcext:value-type="float">
            <text:p>5885,475067</text:p>
          </table:table-cell>
          <table:table-cell office:value-type="float" office:value="29909" calcext:value-type="float">
            <text:p>29909</text:p>
          </table:table-cell>
          <table:table-cell office:value-type="float" office:value="19302.44235" calcext:value-type="float">
            <text:p>19302,44235</text:p>
          </table:table-cell>
          <table:table-cell office:value-type="float" office:value="18169" calcext:value-type="float">
            <text:p>18169</text:p>
          </table:table-cell>
          <table:table-cell office:value-type="float" office:value="30000" calcext:value-type="float">
            <text:p>3000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0887.966667" calcext:value-type="float">
            <text:p>20887,966667</text:p>
          </table:table-cell>
          <table:table-cell office:value-type="float" office:value="59999" calcext:value-type="float">
            <text:p>59999</text:p>
          </table:table-cell>
          <table:table-cell office:value-type="float" office:value="5889.164067" calcext:value-type="float">
            <text:p>5889,164067</text:p>
          </table:table-cell>
          <table:table-cell office:value-type="float" office:value="29897" calcext:value-type="float">
            <text:p>29897</text:p>
          </table:table-cell>
          <table:table-cell office:value-type="float" office:value="19271.08995" calcext:value-type="float">
            <text:p>19271,08995</text:p>
          </table:table-cell>
          <table:table-cell office:value-type="float" office:value="18155" calcext:value-type="float">
            <text:p>18155</text:p>
          </table:table-cell>
          <table:table-cell office:value-type="float" office:value="30000" calcext:value-type="float">
            <text:p>3000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0914.404433" calcext:value-type="float">
            <text:p>20914,404433</text:p>
          </table:table-cell>
          <table:table-cell office:value-type="float" office:value="59999" calcext:value-type="float">
            <text:p>59999</text:p>
          </table:table-cell>
          <table:table-cell office:value-type="float" office:value="5915.601567" calcext:value-type="float">
            <text:p>5915,601567</text:p>
          </table:table-cell>
          <table:table-cell office:value-type="float" office:value="29942" calcext:value-type="float">
            <text:p>29942</text:p>
          </table:table-cell>
          <table:table-cell office:value-type="float" office:value="19304.98345" calcext:value-type="float">
            <text:p>19304,98345</text:p>
          </table:table-cell>
          <table:table-cell office:value-type="float" office:value="18171" calcext:value-type="float">
            <text:p>18171</text:p>
          </table:table-cell>
          <table:table-cell office:value-type="float" office:value="30000" calcext:value-type="float">
            <text:p>3000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0915.634533" calcext:value-type="float">
            <text:p>20915,634533</text:p>
          </table:table-cell>
          <table:table-cell office:value-type="float" office:value="59999" calcext:value-type="float">
            <text:p>59999</text:p>
          </table:table-cell>
          <table:table-cell office:value-type="float" office:value="5916.832883" calcext:value-type="float">
            <text:p>5916,832883</text:p>
          </table:table-cell>
          <table:table-cell office:value-type="float" office:value="29864" calcext:value-type="float">
            <text:p>29864</text:p>
          </table:table-cell>
          <table:table-cell office:value-type="float" office:value="19292.64555" calcext:value-type="float">
            <text:p>19292,64555</text:p>
          </table:table-cell>
          <table:table-cell office:value-type="float" office:value="18098" calcext:value-type="float">
            <text:p>18098</text:p>
          </table:table-cell>
          <table:table-cell office:value-type="float" office:value="30000" calcext:value-type="float">
            <text:p>3000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0850.243933" calcext:value-type="float">
            <text:p>20850,243933</text:p>
          </table:table-cell>
          <table:table-cell office:value-type="float" office:value="59999" calcext:value-type="float">
            <text:p>59999</text:p>
          </table:table-cell>
          <table:table-cell office:value-type="float" office:value="5851.4414" calcext:value-type="float">
            <text:p>5851,4414</text:p>
          </table:table-cell>
          <table:table-cell office:value-type="float" office:value="29830" calcext:value-type="float">
            <text:p>29830</text:p>
          </table:table-cell>
          <table:table-cell office:value-type="float" office:value="19303.677733" calcext:value-type="float">
            <text:p>19303,677733</text:p>
          </table:table-cell>
          <table:table-cell office:value-type="float" office:value="18151" calcext:value-type="float">
            <text:p>18151</text:p>
          </table:table-cell>
          <table:table-cell office:value-type="float" office:value="30000" calcext:value-type="float">
            <text:p>3000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0911.432117" calcext:value-type="float">
            <text:p>20911,432117</text:p>
          </table:table-cell>
          <table:table-cell office:value-type="float" office:value="59999" calcext:value-type="float">
            <text:p>59999</text:p>
          </table:table-cell>
          <table:table-cell office:value-type="float" office:value="5912.629217" calcext:value-type="float">
            <text:p>5912,629217</text:p>
          </table:table-cell>
          <table:table-cell office:value-type="float" office:value="29924" calcext:value-type="float">
            <text:p>29924</text:p>
          </table:table-cell>
          <table:table-cell office:value-type="float" office:value="19303.347367" calcext:value-type="float">
            <text:p>19303,347367</text:p>
          </table:table-cell>
          <table:table-cell office:value-type="float" office:value="18173" calcext:value-type="float">
            <text:p>18173</text:p>
          </table:table-cell>
          <table:table-cell office:value-type="float" office:value="30000" calcext:value-type="float">
            <text:p>3000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0940.51455" calcext:value-type="float">
            <text:p>20940,51455</text:p>
          </table:table-cell>
          <table:table-cell office:value-type="float" office:value="59999" calcext:value-type="float">
            <text:p>59999</text:p>
          </table:table-cell>
          <table:table-cell office:value-type="float" office:value="5941.71065" calcext:value-type="float">
            <text:p>5941,71065</text:p>
          </table:table-cell>
          <table:table-cell office:value-type="float" office:value="29803" calcext:value-type="float">
            <text:p>29803</text:p>
          </table:table-cell>
          <table:table-cell office:value-type="float" office:value="19305.596467" calcext:value-type="float">
            <text:p>19305,596467</text:p>
          </table:table-cell>
          <table:table-cell office:value-type="float" office:value="18233" calcext:value-type="float">
            <text:p>18233</text:p>
          </table:table-cell>
          <table:table-cell office:value-type="float" office:value="30000" calcext:value-type="float">
            <text:p>3000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0898.68505" calcext:value-type="float">
            <text:p>20898,68505</text:p>
          </table:table-cell>
          <table:table-cell office:value-type="float" office:value="59999" calcext:value-type="float">
            <text:p>59999</text:p>
          </table:table-cell>
          <table:table-cell office:value-type="float" office:value="5899.883533" calcext:value-type="float">
            <text:p>5899,883533</text:p>
          </table:table-cell>
          <table:table-cell office:value-type="float" office:value="29962" calcext:value-type="float">
            <text:p>29962</text:p>
          </table:table-cell>
          <table:table-cell office:value-type="float" office:value="19273.974533" calcext:value-type="float">
            <text:p>19273,974533</text:p>
          </table:table-cell>
          <table:table-cell office:value-type="float" office:value="18090" calcext:value-type="float">
            <text:p>18090</text:p>
          </table:table-cell>
          <table:table-cell office:value-type="float" office:value="30000" calcext:value-type="float">
            <text:p>3000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832.800462" calcext:value-type="float">
            <text:p>27832,800462</text:p>
          </table:table-cell>
          <table:table-cell office:value-type="float" office:value="79999" calcext:value-type="float">
            <text:p>79999</text:p>
          </table:table-cell>
          <table:table-cell office:value-type="float" office:value="7833.998" calcext:value-type="float">
            <text:p>7833,998</text:p>
          </table:table-cell>
          <table:table-cell office:value-type="float" office:value="39802" calcext:value-type="float">
            <text:p>39802</text:p>
          </table:table-cell>
          <table:table-cell office:value-type="float" office:value="25728.724387" calcext:value-type="float">
            <text:p>25728,724387</text:p>
          </table:table-cell>
          <table:table-cell office:value-type="float" office:value="24196" calcext:value-type="float">
            <text:p>24196</text:p>
          </table:table-cell>
          <table:table-cell office:value-type="float" office:value="40000" calcext:value-type="float">
            <text:p>4000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824.04615" calcext:value-type="float">
            <text:p>27824,04615</text:p>
          </table:table-cell>
          <table:table-cell office:value-type="float" office:value="79999" calcext:value-type="float">
            <text:p>79999</text:p>
          </table:table-cell>
          <table:table-cell office:value-type="float" office:value="7825.243575" calcext:value-type="float">
            <text:p>7825,243575</text:p>
          </table:table-cell>
          <table:table-cell office:value-type="float" office:value="39733" calcext:value-type="float">
            <text:p>39733</text:p>
          </table:table-cell>
          <table:table-cell office:value-type="float" office:value="25727.885038" calcext:value-type="float">
            <text:p>25727,885038</text:p>
          </table:table-cell>
          <table:table-cell office:value-type="float" office:value="24205" calcext:value-type="float">
            <text:p>24205</text:p>
          </table:table-cell>
          <table:table-cell office:value-type="float" office:value="40000" calcext:value-type="float">
            <text:p>4000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862.342812" calcext:value-type="float">
            <text:p>27862,342812</text:p>
          </table:table-cell>
          <table:table-cell office:value-type="float" office:value="79999" calcext:value-type="float">
            <text:p>79999</text:p>
          </table:table-cell>
          <table:table-cell office:value-type="float" office:value="7863.54005" calcext:value-type="float">
            <text:p>7863,54005</text:p>
          </table:table-cell>
          <table:table-cell office:value-type="float" office:value="39594" calcext:value-type="float">
            <text:p>39594</text:p>
          </table:table-cell>
          <table:table-cell office:value-type="float" office:value="25730.27575" calcext:value-type="float">
            <text:p>25730,27575</text:p>
          </table:table-cell>
          <table:table-cell office:value-type="float" office:value="24220" calcext:value-type="float">
            <text:p>24220</text:p>
          </table:table-cell>
          <table:table-cell office:value-type="float" office:value="40000" calcext:value-type="float">
            <text:p>4000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824.663412" calcext:value-type="float">
            <text:p>27824,663412</text:p>
          </table:table-cell>
          <table:table-cell office:value-type="float" office:value="79999" calcext:value-type="float">
            <text:p>79999</text:p>
          </table:table-cell>
          <table:table-cell office:value-type="float" office:value="7825.861963" calcext:value-type="float">
            <text:p>7825,861963</text:p>
          </table:table-cell>
          <table:table-cell office:value-type="float" office:value="39940" calcext:value-type="float">
            <text:p>39940</text:p>
          </table:table-cell>
          <table:table-cell office:value-type="float" office:value="25730.072037" calcext:value-type="float">
            <text:p>25730,072037</text:p>
          </table:table-cell>
          <table:table-cell office:value-type="float" office:value="24115" calcext:value-type="float">
            <text:p>24115</text:p>
          </table:table-cell>
          <table:table-cell office:value-type="float" office:value="40000" calcext:value-type="float">
            <text:p>4000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896.823275" calcext:value-type="float">
            <text:p>27896,823275</text:p>
          </table:table-cell>
          <table:table-cell office:value-type="float" office:value="79999" calcext:value-type="float">
            <text:p>79999</text:p>
          </table:table-cell>
          <table:table-cell office:value-type="float" office:value="7898.020763" calcext:value-type="float">
            <text:p>7898,020763</text:p>
          </table:table-cell>
          <table:table-cell office:value-type="float" office:value="39977" calcext:value-type="float">
            <text:p>39977</text:p>
          </table:table-cell>
          <table:table-cell office:value-type="float" office:value="25733.181025" calcext:value-type="float">
            <text:p>25733,181025</text:p>
          </table:table-cell>
          <table:table-cell office:value-type="float" office:value="24200" calcext:value-type="float">
            <text:p>24200</text:p>
          </table:table-cell>
          <table:table-cell office:value-type="float" office:value="40000" calcext:value-type="float">
            <text:p>4000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857.35895" calcext:value-type="float">
            <text:p>27857,35895</text:p>
          </table:table-cell>
          <table:table-cell office:value-type="float" office:value="79999" calcext:value-type="float">
            <text:p>79999</text:p>
          </table:table-cell>
          <table:table-cell office:value-type="float" office:value="7858.555825" calcext:value-type="float">
            <text:p>7858,555825</text:p>
          </table:table-cell>
          <table:table-cell office:value-type="float" office:value="39802" calcext:value-type="float">
            <text:p>39802</text:p>
          </table:table-cell>
          <table:table-cell office:value-type="float" office:value="25733.891275" calcext:value-type="float">
            <text:p>25733,891275</text:p>
          </table:table-cell>
          <table:table-cell office:value-type="float" office:value="24249" calcext:value-type="float">
            <text:p>24249</text:p>
          </table:table-cell>
          <table:table-cell office:value-type="float" office:value="40000" calcext:value-type="float">
            <text:p>4000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865.441175" calcext:value-type="float">
            <text:p>27865,441175</text:p>
          </table:table-cell>
          <table:table-cell office:value-type="float" office:value="79999" calcext:value-type="float">
            <text:p>79999</text:p>
          </table:table-cell>
          <table:table-cell office:value-type="float" office:value="7866.637675" calcext:value-type="float">
            <text:p>7866,637675</text:p>
          </table:table-cell>
          <table:table-cell office:value-type="float" office:value="39862" calcext:value-type="float">
            <text:p>39862</text:p>
          </table:table-cell>
          <table:table-cell office:value-type="float" office:value="25746.7507" calcext:value-type="float">
            <text:p>25746,7507</text:p>
          </table:table-cell>
          <table:table-cell office:value-type="float" office:value="24279" calcext:value-type="float">
            <text:p>24279</text:p>
          </table:table-cell>
          <table:table-cell office:value-type="float" office:value="40000" calcext:value-type="float">
            <text:p>4000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852.518175" calcext:value-type="float">
            <text:p>27852,518175</text:p>
          </table:table-cell>
          <table:table-cell office:value-type="float" office:value="79999" calcext:value-type="float">
            <text:p>79999</text:p>
          </table:table-cell>
          <table:table-cell office:value-type="float" office:value="7853.71565" calcext:value-type="float">
            <text:p>7853,71565</text:p>
          </table:table-cell>
          <table:table-cell office:value-type="float" office:value="39905" calcext:value-type="float">
            <text:p>39905</text:p>
          </table:table-cell>
          <table:table-cell office:value-type="float" office:value="25716.860313" calcext:value-type="float">
            <text:p>25716,860313</text:p>
          </table:table-cell>
          <table:table-cell office:value-type="float" office:value="24201" calcext:value-type="float">
            <text:p>24201</text:p>
          </table:table-cell>
          <table:table-cell office:value-type="float" office:value="40000" calcext:value-type="float">
            <text:p>4000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782.605137" calcext:value-type="float">
            <text:p>27782,605137</text:p>
          </table:table-cell>
          <table:table-cell office:value-type="float" office:value="79999" calcext:value-type="float">
            <text:p>79999</text:p>
          </table:table-cell>
          <table:table-cell office:value-type="float" office:value="7783.803287" calcext:value-type="float">
            <text:p>7783,803287</text:p>
          </table:table-cell>
          <table:table-cell office:value-type="float" office:value="39793" calcext:value-type="float">
            <text:p>39793</text:p>
          </table:table-cell>
          <table:table-cell office:value-type="float" office:value="25702.571137" calcext:value-type="float">
            <text:p>25702,571137</text:p>
          </table:table-cell>
          <table:table-cell office:value-type="float" office:value="24147" calcext:value-type="float">
            <text:p>24147</text:p>
          </table:table-cell>
          <table:table-cell office:value-type="float" office:value="40000" calcext:value-type="float">
            <text:p>4000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882.08235" calcext:value-type="float">
            <text:p>27882,08235</text:p>
          </table:table-cell>
          <table:table-cell office:value-type="float" office:value="79999" calcext:value-type="float">
            <text:p>79999</text:p>
          </table:table-cell>
          <table:table-cell office:value-type="float" office:value="7883.276963" calcext:value-type="float">
            <text:p>7883,276963</text:p>
          </table:table-cell>
          <table:table-cell office:value-type="float" office:value="39799" calcext:value-type="float">
            <text:p>39799</text:p>
          </table:table-cell>
          <table:table-cell office:value-type="float" office:value="25779.31685" calcext:value-type="float">
            <text:p>25779,31685</text:p>
          </table:table-cell>
          <table:table-cell office:value-type="float" office:value="24430" calcext:value-type="float">
            <text:p>24430</text:p>
          </table:table-cell>
          <table:table-cell office:value-type="float" office:value="40000" calcext:value-type="float">
            <text:p>4000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844.99415" calcext:value-type="float">
            <text:p>27844,99415</text:p>
          </table:table-cell>
          <table:table-cell office:value-type="float" office:value="79999" calcext:value-type="float">
            <text:p>79999</text:p>
          </table:table-cell>
          <table:table-cell office:value-type="float" office:value="7846.190787" calcext:value-type="float">
            <text:p>7846,190787</text:p>
          </table:table-cell>
          <table:table-cell office:value-type="float" office:value="39813" calcext:value-type="float">
            <text:p>39813</text:p>
          </table:table-cell>
          <table:table-cell office:value-type="float" office:value="25730.889162" calcext:value-type="float">
            <text:p>25730,889162</text:p>
          </table:table-cell>
          <table:table-cell office:value-type="float" office:value="24268" calcext:value-type="float">
            <text:p>24268</text:p>
          </table:table-cell>
          <table:table-cell office:value-type="float" office:value="40000" calcext:value-type="float">
            <text:p>4000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910.18095" calcext:value-type="float">
            <text:p>27910,18095</text:p>
          </table:table-cell>
          <table:table-cell office:value-type="float" office:value="79999" calcext:value-type="float">
            <text:p>79999</text:p>
          </table:table-cell>
          <table:table-cell office:value-type="float" office:value="7911.376675" calcext:value-type="float">
            <text:p>7911,376675</text:p>
          </table:table-cell>
          <table:table-cell office:value-type="float" office:value="39909" calcext:value-type="float">
            <text:p>39909</text:p>
          </table:table-cell>
          <table:table-cell office:value-type="float" office:value="25759.874125" calcext:value-type="float">
            <text:p>25759,874125</text:p>
          </table:table-cell>
          <table:table-cell office:value-type="float" office:value="24341" calcext:value-type="float">
            <text:p>24341</text:p>
          </table:table-cell>
          <table:table-cell office:value-type="float" office:value="40000" calcext:value-type="float">
            <text:p>4000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873.543025" calcext:value-type="float">
            <text:p>27873,543025</text:p>
          </table:table-cell>
          <table:table-cell office:value-type="float" office:value="79999" calcext:value-type="float">
            <text:p>79999</text:p>
          </table:table-cell>
          <table:table-cell office:value-type="float" office:value="7874.740813" calcext:value-type="float">
            <text:p>7874,740813</text:p>
          </table:table-cell>
          <table:table-cell office:value-type="float" office:value="39895" calcext:value-type="float">
            <text:p>39895</text:p>
          </table:table-cell>
          <table:table-cell office:value-type="float" office:value="25719.690525" calcext:value-type="float">
            <text:p>25719,690525</text:p>
          </table:table-cell>
          <table:table-cell office:value-type="float" office:value="24176" calcext:value-type="float">
            <text:p>24176</text:p>
          </table:table-cell>
          <table:table-cell office:value-type="float" office:value="40000" calcext:value-type="float">
            <text:p>4000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837.494038" calcext:value-type="float">
            <text:p>27837,494038</text:p>
          </table:table-cell>
          <table:table-cell office:value-type="float" office:value="79999" calcext:value-type="float">
            <text:p>79999</text:p>
          </table:table-cell>
          <table:table-cell office:value-type="float" office:value="7838.691488" calcext:value-type="float">
            <text:p>7838,691488</text:p>
          </table:table-cell>
          <table:table-cell office:value-type="float" office:value="39941" calcext:value-type="float">
            <text:p>39941</text:p>
          </table:table-cell>
          <table:table-cell office:value-type="float" office:value="25712.847513" calcext:value-type="float">
            <text:p>25712,847513</text:p>
          </table:table-cell>
          <table:table-cell office:value-type="float" office:value="24203" calcext:value-type="float">
            <text:p>24203</text:p>
          </table:table-cell>
          <table:table-cell office:value-type="float" office:value="40000" calcext:value-type="float">
            <text:p>4000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833.730325" calcext:value-type="float">
            <text:p>27833,730325</text:p>
          </table:table-cell>
          <table:table-cell office:value-type="float" office:value="79999" calcext:value-type="float">
            <text:p>79999</text:p>
          </table:table-cell>
          <table:table-cell office:value-type="float" office:value="7834.928362" calcext:value-type="float">
            <text:p>7834,928362</text:p>
          </table:table-cell>
          <table:table-cell office:value-type="float" office:value="39866" calcext:value-type="float">
            <text:p>39866</text:p>
          </table:table-cell>
          <table:table-cell office:value-type="float" office:value="25720.600338" calcext:value-type="float">
            <text:p>25720,600338</text:p>
          </table:table-cell>
          <table:table-cell office:value-type="float" office:value="24156" calcext:value-type="float">
            <text:p>24156</text:p>
          </table:table-cell>
          <table:table-cell office:value-type="float" office:value="40000" calcext:value-type="float">
            <text:p>4000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912.845587" calcext:value-type="float">
            <text:p>27912,845587</text:p>
          </table:table-cell>
          <table:table-cell office:value-type="float" office:value="79999" calcext:value-type="float">
            <text:p>79999</text:p>
          </table:table-cell>
          <table:table-cell office:value-type="float" office:value="7914.041512" calcext:value-type="float">
            <text:p>7914,041512</text:p>
          </table:table-cell>
          <table:table-cell office:value-type="float" office:value="39812" calcext:value-type="float">
            <text:p>39812</text:p>
          </table:table-cell>
          <table:table-cell office:value-type="float" office:value="25761.949163" calcext:value-type="float">
            <text:p>25761,949163</text:p>
          </table:table-cell>
          <table:table-cell office:value-type="float" office:value="24325" calcext:value-type="float">
            <text:p>24325</text:p>
          </table:table-cell>
          <table:table-cell office:value-type="float" office:value="40000" calcext:value-type="float">
            <text:p>4000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887.122687" calcext:value-type="float">
            <text:p>27887,122687</text:p>
          </table:table-cell>
          <table:table-cell office:value-type="float" office:value="79999" calcext:value-type="float">
            <text:p>79999</text:p>
          </table:table-cell>
          <table:table-cell office:value-type="float" office:value="7888.317788" calcext:value-type="float">
            <text:p>7888,317788</text:p>
          </table:table-cell>
          <table:table-cell office:value-type="float" office:value="39660" calcext:value-type="float">
            <text:p>39660</text:p>
          </table:table-cell>
          <table:table-cell office:value-type="float" office:value="25763.485025" calcext:value-type="float">
            <text:p>25763,485025</text:p>
          </table:table-cell>
          <table:table-cell office:value-type="float" office:value="24391" calcext:value-type="float">
            <text:p>24391</text:p>
          </table:table-cell>
          <table:table-cell office:value-type="float" office:value="40000" calcext:value-type="float">
            <text:p>4000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818.360375" calcext:value-type="float">
            <text:p>27818,360375</text:p>
          </table:table-cell>
          <table:table-cell office:value-type="float" office:value="79999" calcext:value-type="float">
            <text:p>79999</text:p>
          </table:table-cell>
          <table:table-cell office:value-type="float" office:value="7819.557537" calcext:value-type="float">
            <text:p>7819,557537</text:p>
          </table:table-cell>
          <table:table-cell office:value-type="float" office:value="39916" calcext:value-type="float">
            <text:p>39916</text:p>
          </table:table-cell>
          <table:table-cell office:value-type="float" office:value="25721.137575" calcext:value-type="float">
            <text:p>25721,137575</text:p>
          </table:table-cell>
          <table:table-cell office:value-type="float" office:value="24226" calcext:value-type="float">
            <text:p>24226</text:p>
          </table:table-cell>
          <table:table-cell office:value-type="float" office:value="40000" calcext:value-type="float">
            <text:p>4000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873.426912" calcext:value-type="float">
            <text:p>27873,426912</text:p>
          </table:table-cell>
          <table:table-cell office:value-type="float" office:value="79999" calcext:value-type="float">
            <text:p>79999</text:p>
          </table:table-cell>
          <table:table-cell office:value-type="float" office:value="7874.62285" calcext:value-type="float">
            <text:p>7874,62285</text:p>
          </table:table-cell>
          <table:table-cell office:value-type="float" office:value="39830" calcext:value-type="float">
            <text:p>39830</text:p>
          </table:table-cell>
          <table:table-cell office:value-type="float" office:value="25773.753375" calcext:value-type="float">
            <text:p>25773,753375</text:p>
          </table:table-cell>
          <table:table-cell office:value-type="float" office:value="24324" calcext:value-type="float">
            <text:p>24324</text:p>
          </table:table-cell>
          <table:table-cell office:value-type="float" office:value="40000" calcext:value-type="float">
            <text:p>4000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858.0223" calcext:value-type="float">
            <text:p>27858,0223</text:p>
          </table:table-cell>
          <table:table-cell office:value-type="float" office:value="79999" calcext:value-type="float">
            <text:p>79999</text:p>
          </table:table-cell>
          <table:table-cell office:value-type="float" office:value="7859.2176" calcext:value-type="float">
            <text:p>7859,2176</text:p>
          </table:table-cell>
          <table:table-cell office:value-type="float" office:value="39838" calcext:value-type="float">
            <text:p>39838</text:p>
          </table:table-cell>
          <table:table-cell office:value-type="float" office:value="25761.051387" calcext:value-type="float">
            <text:p>25761,051387</text:p>
          </table:table-cell>
          <table:table-cell office:value-type="float" office:value="24375" calcext:value-type="float">
            <text:p>24375</text:p>
          </table:table-cell>
          <table:table-cell office:value-type="float" office:value="40000" calcext:value-type="float">
            <text:p>4000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4810.14187" calcext:value-type="float">
            <text:p>34810,14187</text:p>
          </table:table-cell>
          <table:table-cell office:value-type="float" office:value="99999" calcext:value-type="float">
            <text:p>99999</text:p>
          </table:table-cell>
          <table:table-cell office:value-type="float" office:value="9811.33875" calcext:value-type="float">
            <text:p>9811,33875</text:p>
          </table:table-cell>
          <table:table-cell office:value-type="float" office:value="49774" calcext:value-type="float">
            <text:p>49774</text:p>
          </table:table-cell>
          <table:table-cell office:value-type="float" office:value="32126.63378" calcext:value-type="float">
            <text:p>32126,63378</text:p>
          </table:table-cell>
          <table:table-cell office:value-type="float" office:value="30311" calcext:value-type="float">
            <text:p>30311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4820.68288" calcext:value-type="float">
            <text:p>34820,68288</text:p>
          </table:table-cell>
          <table:table-cell office:value-type="float" office:value="99999" calcext:value-type="float">
            <text:p>99999</text:p>
          </table:table-cell>
          <table:table-cell office:value-type="float" office:value="9821.88075" calcext:value-type="float">
            <text:p>9821,88075</text:p>
          </table:table-cell>
          <table:table-cell office:value-type="float" office:value="49829" calcext:value-type="float">
            <text:p>49829</text:p>
          </table:table-cell>
          <table:table-cell office:value-type="float" office:value="32146.89131" calcext:value-type="float">
            <text:p>32146,89131</text:p>
          </table:table-cell>
          <table:table-cell office:value-type="float" office:value="30212" calcext:value-type="float">
            <text:p>30212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4759.67705" calcext:value-type="float">
            <text:p>34759,67705</text:p>
          </table:table-cell>
          <table:table-cell office:value-type="float" office:value="99999" calcext:value-type="float">
            <text:p>99999</text:p>
          </table:table-cell>
          <table:table-cell office:value-type="float" office:value="9760.87412" calcext:value-type="float">
            <text:p>9760,87412</text:p>
          </table:table-cell>
          <table:table-cell office:value-type="float" office:value="49781" calcext:value-type="float">
            <text:p>49781</text:p>
          </table:table-cell>
          <table:table-cell office:value-type="float" office:value="32141.29804" calcext:value-type="float">
            <text:p>32141,29804</text:p>
          </table:table-cell>
          <table:table-cell office:value-type="float" office:value="30292" calcext:value-type="float">
            <text:p>30292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4857.71062" calcext:value-type="float">
            <text:p>34857,71062</text:p>
          </table:table-cell>
          <table:table-cell office:value-type="float" office:value="99999" calcext:value-type="float">
            <text:p>99999</text:p>
          </table:table-cell>
          <table:table-cell office:value-type="float" office:value="9858.90613" calcext:value-type="float">
            <text:p>9858,90613</text:p>
          </table:table-cell>
          <table:table-cell office:value-type="float" office:value="49840" calcext:value-type="float">
            <text:p>49840</text:p>
          </table:table-cell>
          <table:table-cell office:value-type="float" office:value="32243.79773" calcext:value-type="float">
            <text:p>32243,79773</text:p>
          </table:table-cell>
          <table:table-cell office:value-type="float" office:value="30448" calcext:value-type="float">
            <text:p>30448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4841.65046" calcext:value-type="float">
            <text:p>34841,65046</text:p>
          </table:table-cell>
          <table:table-cell office:value-type="float" office:value="99999" calcext:value-type="float">
            <text:p>99999</text:p>
          </table:table-cell>
          <table:table-cell office:value-type="float" office:value="9842.84678" calcext:value-type="float">
            <text:p>9842,84678</text:p>
          </table:table-cell>
          <table:table-cell office:value-type="float" office:value="49924" calcext:value-type="float">
            <text:p>49924</text:p>
          </table:table-cell>
          <table:table-cell office:value-type="float" office:value="32181.04883" calcext:value-type="float">
            <text:p>32181,04883</text:p>
          </table:table-cell>
          <table:table-cell office:value-type="float" office:value="30367" calcext:value-type="float">
            <text:p>30367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4806.20151" calcext:value-type="float">
            <text:p>34806,20151</text:p>
          </table:table-cell>
          <table:table-cell office:value-type="float" office:value="99999" calcext:value-type="float">
            <text:p>99999</text:p>
          </table:table-cell>
          <table:table-cell office:value-type="float" office:value="9807.39971" calcext:value-type="float">
            <text:p>9807,39971</text:p>
          </table:table-cell>
          <table:table-cell office:value-type="float" office:value="49812" calcext:value-type="float">
            <text:p>49812</text:p>
          </table:table-cell>
          <table:table-cell office:value-type="float" office:value="32132.34249" calcext:value-type="float">
            <text:p>32132,34249</text:p>
          </table:table-cell>
          <table:table-cell office:value-type="float" office:value="30179" calcext:value-type="float">
            <text:p>30179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4844.57839" calcext:value-type="float">
            <text:p>34844,57839</text:p>
          </table:table-cell>
          <table:table-cell office:value-type="float" office:value="99999" calcext:value-type="float">
            <text:p>99999</text:p>
          </table:table-cell>
          <table:table-cell office:value-type="float" office:value="9845.77438" calcext:value-type="float">
            <text:p>9845,77438</text:p>
          </table:table-cell>
          <table:table-cell office:value-type="float" office:value="49889" calcext:value-type="float">
            <text:p>49889</text:p>
          </table:table-cell>
          <table:table-cell office:value-type="float" office:value="32167.42392" calcext:value-type="float">
            <text:p>32167,42392</text:p>
          </table:table-cell>
          <table:table-cell office:value-type="float" office:value="30400" calcext:value-type="float">
            <text:p>30400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4851.20418" calcext:value-type="float">
            <text:p>34851,20418</text:p>
          </table:table-cell>
          <table:table-cell office:value-type="float" office:value="99999" calcext:value-type="float">
            <text:p>99999</text:p>
          </table:table-cell>
          <table:table-cell office:value-type="float" office:value="9852.40138" calcext:value-type="float">
            <text:p>9852,40138</text:p>
          </table:table-cell>
          <table:table-cell office:value-type="float" office:value="49863" calcext:value-type="float">
            <text:p>49863</text:p>
          </table:table-cell>
          <table:table-cell office:value-type="float" office:value="32173.36042" calcext:value-type="float">
            <text:p>32173,36042</text:p>
          </table:table-cell>
          <table:table-cell office:value-type="float" office:value="30279" calcext:value-type="float">
            <text:p>30279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4818.77619" calcext:value-type="float">
            <text:p>34818,77619</text:p>
          </table:table-cell>
          <table:table-cell office:value-type="float" office:value="99999" calcext:value-type="float">
            <text:p>99999</text:p>
          </table:table-cell>
          <table:table-cell office:value-type="float" office:value="9819.97386" calcext:value-type="float">
            <text:p>9819,97386</text:p>
          </table:table-cell>
          <table:table-cell office:value-type="float" office:value="49680" calcext:value-type="float">
            <text:p>49680</text:p>
          </table:table-cell>
          <table:table-cell office:value-type="float" office:value="32144.55995" calcext:value-type="float">
            <text:p>32144,55995</text:p>
          </table:table-cell>
          <table:table-cell office:value-type="float" office:value="30232" calcext:value-type="float">
            <text:p>30232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4775.91718" calcext:value-type="float">
            <text:p>34775,91718</text:p>
          </table:table-cell>
          <table:table-cell office:value-type="float" office:value="99999" calcext:value-type="float">
            <text:p>99999</text:p>
          </table:table-cell>
          <table:table-cell office:value-type="float" office:value="9777.11535" calcext:value-type="float">
            <text:p>9777,11535</text:p>
          </table:table-cell>
          <table:table-cell office:value-type="float" office:value="49817" calcext:value-type="float">
            <text:p>49817</text:p>
          </table:table-cell>
          <table:table-cell office:value-type="float" office:value="32161.01827" calcext:value-type="float">
            <text:p>32161,01827</text:p>
          </table:table-cell>
          <table:table-cell office:value-type="float" office:value="30182" calcext:value-type="float">
            <text:p>30182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4849.87107" calcext:value-type="float">
            <text:p>34849,87107</text:p>
          </table:table-cell>
          <table:table-cell office:value-type="float" office:value="99999" calcext:value-type="float">
            <text:p>99999</text:p>
          </table:table-cell>
          <table:table-cell office:value-type="float" office:value="9851.06835" calcext:value-type="float">
            <text:p>9851,06835</text:p>
          </table:table-cell>
          <table:table-cell office:value-type="float" office:value="49659" calcext:value-type="float">
            <text:p>49659</text:p>
          </table:table-cell>
          <table:table-cell office:value-type="float" office:value="32132.60476" calcext:value-type="float">
            <text:p>32132,60476</text:p>
          </table:table-cell>
          <table:table-cell office:value-type="float" office:value="30271" calcext:value-type="float">
            <text:p>30271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4836.16503" calcext:value-type="float">
            <text:p>34836,16503</text:p>
          </table:table-cell>
          <table:table-cell office:value-type="float" office:value="99999" calcext:value-type="float">
            <text:p>99999</text:p>
          </table:table-cell>
          <table:table-cell office:value-type="float" office:value="9837.36197" calcext:value-type="float">
            <text:p>9837,36197</text:p>
          </table:table-cell>
          <table:table-cell office:value-type="float" office:value="49856" calcext:value-type="float">
            <text:p>49856</text:p>
          </table:table-cell>
          <table:table-cell office:value-type="float" office:value="32154.76303" calcext:value-type="float">
            <text:p>32154,76303</text:p>
          </table:table-cell>
          <table:table-cell office:value-type="float" office:value="30305" calcext:value-type="float">
            <text:p>30305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4788.07121" calcext:value-type="float">
            <text:p>34788,07121</text:p>
          </table:table-cell>
          <table:table-cell office:value-type="float" office:value="99999" calcext:value-type="float">
            <text:p>99999</text:p>
          </table:table-cell>
          <table:table-cell office:value-type="float" office:value="9789.26845" calcext:value-type="float">
            <text:p>9789,26845</text:p>
          </table:table-cell>
          <table:table-cell office:value-type="float" office:value="49865" calcext:value-type="float">
            <text:p>49865</text:p>
          </table:table-cell>
          <table:table-cell office:value-type="float" office:value="32144.8863" calcext:value-type="float">
            <text:p>32144,8863</text:p>
          </table:table-cell>
          <table:table-cell office:value-type="float" office:value="30275" calcext:value-type="float">
            <text:p>30275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4824.11981" calcext:value-type="float">
            <text:p>34824,11981</text:p>
          </table:table-cell>
          <table:table-cell office:value-type="float" office:value="99999" calcext:value-type="float">
            <text:p>99999</text:p>
          </table:table-cell>
          <table:table-cell office:value-type="float" office:value="9825.31592" calcext:value-type="float">
            <text:p>9825,31592</text:p>
          </table:table-cell>
          <table:table-cell office:value-type="float" office:value="49616" calcext:value-type="float">
            <text:p>49616</text:p>
          </table:table-cell>
          <table:table-cell office:value-type="float" office:value="32193.11638" calcext:value-type="float">
            <text:p>32193,11638</text:p>
          </table:table-cell>
          <table:table-cell office:value-type="float" office:value="30388" calcext:value-type="float">
            <text:p>30388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4840.55855" calcext:value-type="float">
            <text:p>34840,55855</text:p>
          </table:table-cell>
          <table:table-cell office:value-type="float" office:value="99999" calcext:value-type="float">
            <text:p>99999</text:p>
          </table:table-cell>
          <table:table-cell office:value-type="float" office:value="9841.75482" calcext:value-type="float">
            <text:p>9841,75482</text:p>
          </table:table-cell>
          <table:table-cell office:value-type="float" office:value="49824" calcext:value-type="float">
            <text:p>49824</text:p>
          </table:table-cell>
          <table:table-cell office:value-type="float" office:value="32175.92237" calcext:value-type="float">
            <text:p>32175,92237</text:p>
          </table:table-cell>
          <table:table-cell office:value-type="float" office:value="30372" calcext:value-type="float">
            <text:p>30372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4864.85832" calcext:value-type="float">
            <text:p>34864,85832</text:p>
          </table:table-cell>
          <table:table-cell office:value-type="float" office:value="99999" calcext:value-type="float">
            <text:p>99999</text:p>
          </table:table-cell>
          <table:table-cell office:value-type="float" office:value="9866.05426" calcext:value-type="float">
            <text:p>9866,05426</text:p>
          </table:table-cell>
          <table:table-cell office:value-type="float" office:value="49915" calcext:value-type="float">
            <text:p>49915</text:p>
          </table:table-cell>
          <table:table-cell office:value-type="float" office:value="32185.47045" calcext:value-type="float">
            <text:p>32185,47045</text:p>
          </table:table-cell>
          <table:table-cell office:value-type="float" office:value="30405" calcext:value-type="float">
            <text:p>30405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4786.86764" calcext:value-type="float">
            <text:p>34786,86764</text:p>
          </table:table-cell>
          <table:table-cell office:value-type="float" office:value="99999" calcext:value-type="float">
            <text:p>99999</text:p>
          </table:table-cell>
          <table:table-cell office:value-type="float" office:value="9788.06459" calcext:value-type="float">
            <text:p>9788,06459</text:p>
          </table:table-cell>
          <table:table-cell office:value-type="float" office:value="49772" calcext:value-type="float">
            <text:p>49772</text:p>
          </table:table-cell>
          <table:table-cell office:value-type="float" office:value="32164.91196" calcext:value-type="float">
            <text:p>32164,91196</text:p>
          </table:table-cell>
          <table:table-cell office:value-type="float" office:value="30304" calcext:value-type="float">
            <text:p>30304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4834.28522" calcext:value-type="float">
            <text:p>34834,28522</text:p>
          </table:table-cell>
          <table:table-cell office:value-type="float" office:value="99999" calcext:value-type="float">
            <text:p>99999</text:p>
          </table:table-cell>
          <table:table-cell office:value-type="float" office:value="9835.48169" calcext:value-type="float">
            <text:p>9835,48169</text:p>
          </table:table-cell>
          <table:table-cell office:value-type="float" office:value="49855" calcext:value-type="float">
            <text:p>49855</text:p>
          </table:table-cell>
          <table:table-cell office:value-type="float" office:value="32191.70821" calcext:value-type="float">
            <text:p>32191,70821</text:p>
          </table:table-cell>
          <table:table-cell office:value-type="float" office:value="30352" calcext:value-type="float">
            <text:p>30352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4872.79505" calcext:value-type="float">
            <text:p>34872,79505</text:p>
          </table:table-cell>
          <table:table-cell office:value-type="float" office:value="99999" calcext:value-type="float">
            <text:p>99999</text:p>
          </table:table-cell>
          <table:table-cell office:value-type="float" office:value="9873.99172" calcext:value-type="float">
            <text:p>9873,99172</text:p>
          </table:table-cell>
          <table:table-cell office:value-type="float" office:value="49749" calcext:value-type="float">
            <text:p>49749</text:p>
          </table:table-cell>
          <table:table-cell office:value-type="float" office:value="32192.77458" calcext:value-type="float">
            <text:p>32192,77458</text:p>
          </table:table-cell>
          <table:table-cell office:value-type="float" office:value="30332" calcext:value-type="float">
            <text:p>30332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4845.49837" calcext:value-type="float">
            <text:p>34845,49837</text:p>
          </table:table-cell>
          <table:table-cell office:value-type="float" office:value="99999" calcext:value-type="float">
            <text:p>99999</text:p>
          </table:table-cell>
          <table:table-cell office:value-type="float" office:value="9846.69381" calcext:value-type="float">
            <text:p>9846,69381</text:p>
          </table:table-cell>
          <table:table-cell office:value-type="float" office:value="49625" calcext:value-type="float">
            <text:p>49625</text:p>
          </table:table-cell>
          <table:table-cell office:value-type="float" office:value="32194.92739" calcext:value-type="float">
            <text:p>32194,92739</text:p>
          </table:table-cell>
          <table:table-cell office:value-type="float" office:value="30455" calcext:value-type="float">
            <text:p>30455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1824.529317" calcext:value-type="float">
            <text:p>41824,529317</text:p>
          </table:table-cell>
          <table:table-cell office:value-type="float" office:value="119999" calcext:value-type="float">
            <text:p>119999</text:p>
          </table:table-cell>
          <table:table-cell office:value-type="float" office:value="11825.726092" calcext:value-type="float">
            <text:p>11825,726092</text:p>
          </table:table-cell>
          <table:table-cell office:value-type="float" office:value="59733" calcext:value-type="float">
            <text:p>59733</text:p>
          </table:table-cell>
          <table:table-cell office:value-type="float" office:value="38610.790617" calcext:value-type="float">
            <text:p>38610,790617</text:p>
          </table:table-cell>
          <table:table-cell office:value-type="float" office:value="36386" calcext:value-type="float">
            <text:p>36386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1842.34075" calcext:value-type="float">
            <text:p>41842,34075</text:p>
          </table:table-cell>
          <table:table-cell office:value-type="float" office:value="119999" calcext:value-type="float">
            <text:p>119999</text:p>
          </table:table-cell>
          <table:table-cell office:value-type="float" office:value="11843.538558" calcext:value-type="float">
            <text:p>11843,538558</text:p>
          </table:table-cell>
          <table:table-cell office:value-type="float" office:value="59877" calcext:value-type="float">
            <text:p>59877</text:p>
          </table:table-cell>
          <table:table-cell office:value-type="float" office:value="38580.80675" calcext:value-type="float">
            <text:p>38580,80675</text:p>
          </table:table-cell>
          <table:table-cell office:value-type="float" office:value="36262" calcext:value-type="float">
            <text:p>36262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1826.112833" calcext:value-type="float">
            <text:p>41826,112833</text:p>
          </table:table-cell>
          <table:table-cell office:value-type="float" office:value="119999" calcext:value-type="float">
            <text:p>119999</text:p>
          </table:table-cell>
          <table:table-cell office:value-type="float" office:value="11827.310075" calcext:value-type="float">
            <text:p>11827,310075</text:p>
          </table:table-cell>
          <table:table-cell office:value-type="float" office:value="59826" calcext:value-type="float">
            <text:p>59826</text:p>
          </table:table-cell>
          <table:table-cell office:value-type="float" office:value="38587.989067" calcext:value-type="float">
            <text:p>38587,989067</text:p>
          </table:table-cell>
          <table:table-cell office:value-type="float" office:value="36330" calcext:value-type="float">
            <text:p>36330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1850.205083" calcext:value-type="float">
            <text:p>41850,205083</text:p>
          </table:table-cell>
          <table:table-cell office:value-type="float" office:value="119999" calcext:value-type="float">
            <text:p>119999</text:p>
          </table:table-cell>
          <table:table-cell office:value-type="float" office:value="11851.4025" calcext:value-type="float">
            <text:p>11851,4025</text:p>
          </table:table-cell>
          <table:table-cell office:value-type="float" office:value="59871" calcext:value-type="float">
            <text:p>59871</text:p>
          </table:table-cell>
          <table:table-cell office:value-type="float" office:value="38572.022933" calcext:value-type="float">
            <text:p>38572,022933</text:p>
          </table:table-cell>
          <table:table-cell office:value-type="float" office:value="36309" calcext:value-type="float">
            <text:p>36309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1776.32335" calcext:value-type="float">
            <text:p>41776,32335</text:p>
          </table:table-cell>
          <table:table-cell office:value-type="float" office:value="119999" calcext:value-type="float">
            <text:p>119999</text:p>
          </table:table-cell>
          <table:table-cell office:value-type="float" office:value="11777.520025" calcext:value-type="float">
            <text:p>11777,520025</text:p>
          </table:table-cell>
          <table:table-cell office:value-type="float" office:value="59817" calcext:value-type="float">
            <text:p>59817</text:p>
          </table:table-cell>
          <table:table-cell office:value-type="float" office:value="38585.765033" calcext:value-type="float">
            <text:p>38585,765033</text:p>
          </table:table-cell>
          <table:table-cell office:value-type="float" office:value="36398" calcext:value-type="float">
            <text:p>36398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1816.065067" calcext:value-type="float">
            <text:p>41816,065067</text:p>
          </table:table-cell>
          <table:table-cell office:value-type="float" office:value="119999" calcext:value-type="float">
            <text:p>119999</text:p>
          </table:table-cell>
          <table:table-cell office:value-type="float" office:value="11817.2619" calcext:value-type="float">
            <text:p>11817,2619</text:p>
          </table:table-cell>
          <table:table-cell office:value-type="float" office:value="59702" calcext:value-type="float">
            <text:p>59702</text:p>
          </table:table-cell>
          <table:table-cell office:value-type="float" office:value="38612.268683" calcext:value-type="float">
            <text:p>38612,268683</text:p>
          </table:table-cell>
          <table:table-cell office:value-type="float" office:value="36379" calcext:value-type="float">
            <text:p>36379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1813.96065" calcext:value-type="float">
            <text:p>41813,96065</text:p>
          </table:table-cell>
          <table:table-cell office:value-type="float" office:value="119999" calcext:value-type="float">
            <text:p>119999</text:p>
          </table:table-cell>
          <table:table-cell office:value-type="float" office:value="11815.156442" calcext:value-type="float">
            <text:p>11815,156442</text:p>
          </table:table-cell>
          <table:table-cell office:value-type="float" office:value="59652" calcext:value-type="float">
            <text:p>59652</text:p>
          </table:table-cell>
          <table:table-cell office:value-type="float" office:value="38623.8975" calcext:value-type="float">
            <text:p>38623,8975</text:p>
          </table:table-cell>
          <table:table-cell office:value-type="float" office:value="36504" calcext:value-type="float">
            <text:p>36504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1809.786917" calcext:value-type="float">
            <text:p>41809,786917</text:p>
          </table:table-cell>
          <table:table-cell office:value-type="float" office:value="119999" calcext:value-type="float">
            <text:p>119999</text:p>
          </table:table-cell>
          <table:table-cell office:value-type="float" office:value="11810.9831" calcext:value-type="float">
            <text:p>11810,9831</text:p>
          </table:table-cell>
          <table:table-cell office:value-type="float" office:value="59670" calcext:value-type="float">
            <text:p>59670</text:p>
          </table:table-cell>
          <table:table-cell office:value-type="float" office:value="38654.397308" calcext:value-type="float">
            <text:p>38654,397308</text:p>
          </table:table-cell>
          <table:table-cell office:value-type="float" office:value="36457" calcext:value-type="float">
            <text:p>36457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1812.625475" calcext:value-type="float">
            <text:p>41812,625475</text:p>
          </table:table-cell>
          <table:table-cell office:value-type="float" office:value="119999" calcext:value-type="float">
            <text:p>119999</text:p>
          </table:table-cell>
          <table:table-cell office:value-type="float" office:value="11813.822408" calcext:value-type="float">
            <text:p>11813,822408</text:p>
          </table:table-cell>
          <table:table-cell office:value-type="float" office:value="59960" calcext:value-type="float">
            <text:p>59960</text:p>
          </table:table-cell>
          <table:table-cell office:value-type="float" office:value="38625.202133" calcext:value-type="float">
            <text:p>38625,202133</text:p>
          </table:table-cell>
          <table:table-cell office:value-type="float" office:value="36367" calcext:value-type="float">
            <text:p>36367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1774.250867" calcext:value-type="float">
            <text:p>41774,250867</text:p>
          </table:table-cell>
          <table:table-cell office:value-type="float" office:value="119999" calcext:value-type="float">
            <text:p>119999</text:p>
          </table:table-cell>
          <table:table-cell office:value-type="float" office:value="11775.447975" calcext:value-type="float">
            <text:p>11775,447975</text:p>
          </table:table-cell>
          <table:table-cell office:value-type="float" office:value="59947" calcext:value-type="float">
            <text:p>59947</text:p>
          </table:table-cell>
          <table:table-cell office:value-type="float" office:value="38610.280475" calcext:value-type="float">
            <text:p>38610,280475</text:p>
          </table:table-cell>
          <table:table-cell office:value-type="float" office:value="36346" calcext:value-type="float">
            <text:p>36346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1848.170992" calcext:value-type="float">
            <text:p>41848,170992</text:p>
          </table:table-cell>
          <table:table-cell office:value-type="float" office:value="119999" calcext:value-type="float">
            <text:p>119999</text:p>
          </table:table-cell>
          <table:table-cell office:value-type="float" office:value="11849.367758" calcext:value-type="float">
            <text:p>11849,367758</text:p>
          </table:table-cell>
          <table:table-cell office:value-type="float" office:value="59953" calcext:value-type="float">
            <text:p>59953</text:p>
          </table:table-cell>
          <table:table-cell office:value-type="float" office:value="38643.8494" calcext:value-type="float">
            <text:p>38643,8494</text:p>
          </table:table-cell>
          <table:table-cell office:value-type="float" office:value="36387" calcext:value-type="float">
            <text:p>36387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1773.646375" calcext:value-type="float">
            <text:p>41773,646375</text:p>
          </table:table-cell>
          <table:table-cell office:value-type="float" office:value="119999" calcext:value-type="float">
            <text:p>119999</text:p>
          </table:table-cell>
          <table:table-cell office:value-type="float" office:value="11774.843133" calcext:value-type="float">
            <text:p>11774,843133</text:p>
          </table:table-cell>
          <table:table-cell office:value-type="float" office:value="59632" calcext:value-type="float">
            <text:p>59632</text:p>
          </table:table-cell>
          <table:table-cell office:value-type="float" office:value="38601.9521" calcext:value-type="float">
            <text:p>38601,9521</text:p>
          </table:table-cell>
          <table:table-cell office:value-type="float" office:value="36388" calcext:value-type="float">
            <text:p>36388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1807.885" calcext:value-type="float">
            <text:p>41807,885</text:p>
          </table:table-cell>
          <table:table-cell office:value-type="float" office:value="119999" calcext:value-type="float">
            <text:p>119999</text:p>
          </table:table-cell>
          <table:table-cell office:value-type="float" office:value="11809.080692" calcext:value-type="float">
            <text:p>11809,080692</text:p>
          </table:table-cell>
          <table:table-cell office:value-type="float" office:value="59690" calcext:value-type="float">
            <text:p>59690</text:p>
          </table:table-cell>
          <table:table-cell office:value-type="float" office:value="38645.240642" calcext:value-type="float">
            <text:p>38645,240642</text:p>
          </table:table-cell>
          <table:table-cell office:value-type="float" office:value="36516" calcext:value-type="float">
            <text:p>36516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1808.957" calcext:value-type="float">
            <text:p>41808,957</text:p>
          </table:table-cell>
          <table:table-cell office:value-type="float" office:value="119999" calcext:value-type="float">
            <text:p>119999</text:p>
          </table:table-cell>
          <table:table-cell office:value-type="float" office:value="11810.152892" calcext:value-type="float">
            <text:p>11810,152892</text:p>
          </table:table-cell>
          <table:table-cell office:value-type="float" office:value="59765" calcext:value-type="float">
            <text:p>59765</text:p>
          </table:table-cell>
          <table:table-cell office:value-type="float" office:value="38653.160067" calcext:value-type="float">
            <text:p>38653,160067</text:p>
          </table:table-cell>
          <table:table-cell office:value-type="float" office:value="36492" calcext:value-type="float">
            <text:p>36492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1806.761242" calcext:value-type="float">
            <text:p>41806,761242</text:p>
          </table:table-cell>
          <table:table-cell office:value-type="float" office:value="119999" calcext:value-type="float">
            <text:p>119999</text:p>
          </table:table-cell>
          <table:table-cell office:value-type="float" office:value="11807.9578" calcext:value-type="float">
            <text:p>11807,9578</text:p>
          </table:table-cell>
          <table:table-cell office:value-type="float" office:value="59917" calcext:value-type="float">
            <text:p>59917</text:p>
          </table:table-cell>
          <table:table-cell office:value-type="float" office:value="38628.382925" calcext:value-type="float">
            <text:p>38628,382925</text:p>
          </table:table-cell>
          <table:table-cell office:value-type="float" office:value="36412" calcext:value-type="float">
            <text:p>36412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1885.371983" calcext:value-type="float">
            <text:p>41885,371983</text:p>
          </table:table-cell>
          <table:table-cell office:value-type="float" office:value="119999" calcext:value-type="float">
            <text:p>119999</text:p>
          </table:table-cell>
          <table:table-cell office:value-type="float" office:value="11886.567725" calcext:value-type="float">
            <text:p>11886,567725</text:p>
          </table:table-cell>
          <table:table-cell office:value-type="float" office:value="59729" calcext:value-type="float">
            <text:p>59729</text:p>
          </table:table-cell>
          <table:table-cell office:value-type="float" office:value="38608.670833" calcext:value-type="float">
            <text:p>38608,670833</text:p>
          </table:table-cell>
          <table:table-cell office:value-type="float" office:value="36510" calcext:value-type="float">
            <text:p>36510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1819.087383" calcext:value-type="float">
            <text:p>41819,087383</text:p>
          </table:table-cell>
          <table:table-cell office:value-type="float" office:value="119999" calcext:value-type="float">
            <text:p>119999</text:p>
          </table:table-cell>
          <table:table-cell office:value-type="float" office:value="11820.283642" calcext:value-type="float">
            <text:p>11820,283642</text:p>
          </table:table-cell>
          <table:table-cell office:value-type="float" office:value="59904" calcext:value-type="float">
            <text:p>59904</text:p>
          </table:table-cell>
          <table:table-cell office:value-type="float" office:value="38629.512792" calcext:value-type="float">
            <text:p>38629,512792</text:p>
          </table:table-cell>
          <table:table-cell office:value-type="float" office:value="36448" calcext:value-type="float">
            <text:p>36448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1838.096392" calcext:value-type="float">
            <text:p>41838,096392</text:p>
          </table:table-cell>
          <table:table-cell office:value-type="float" office:value="119999" calcext:value-type="float">
            <text:p>119999</text:p>
          </table:table-cell>
          <table:table-cell office:value-type="float" office:value="11839.290875" calcext:value-type="float">
            <text:p>11839,290875</text:p>
          </table:table-cell>
          <table:table-cell office:value-type="float" office:value="59663" calcext:value-type="float">
            <text:p>59663</text:p>
          </table:table-cell>
          <table:table-cell office:value-type="float" office:value="38696.144158" calcext:value-type="float">
            <text:p>38696,144158</text:p>
          </table:table-cell>
          <table:table-cell office:value-type="float" office:value="36661" calcext:value-type="float">
            <text:p>36661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1816.155542" calcext:value-type="float">
            <text:p>41816,155542</text:p>
          </table:table-cell>
          <table:table-cell office:value-type="float" office:value="119999" calcext:value-type="float">
            <text:p>119999</text:p>
          </table:table-cell>
          <table:table-cell office:value-type="float" office:value="11817.351358" calcext:value-type="float">
            <text:p>11817,351358</text:p>
          </table:table-cell>
          <table:table-cell office:value-type="float" office:value="59662" calcext:value-type="float">
            <text:p>59662</text:p>
          </table:table-cell>
          <table:table-cell office:value-type="float" office:value="38664.573533" calcext:value-type="float">
            <text:p>38664,573533</text:p>
          </table:table-cell>
          <table:table-cell office:value-type="float" office:value="36501" calcext:value-type="float">
            <text:p>36501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1788.090467" calcext:value-type="float">
            <text:p>41788,090467</text:p>
          </table:table-cell>
          <table:table-cell office:value-type="float" office:value="119999" calcext:value-type="float">
            <text:p>119999</text:p>
          </table:table-cell>
          <table:table-cell office:value-type="float" office:value="11789.286817" calcext:value-type="float">
            <text:p>11789,286817</text:p>
          </table:table-cell>
          <table:table-cell office:value-type="float" office:value="59594" calcext:value-type="float">
            <text:p>59594</text:p>
          </table:table-cell>
          <table:table-cell office:value-type="float" office:value="38609.517" calcext:value-type="float">
            <text:p>38609,517</text:p>
          </table:table-cell>
          <table:table-cell office:value-type="float" office:value="36437" calcext:value-type="float">
            <text:p>36437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8735.583257" calcext:value-type="float">
            <text:p>48735,583257</text:p>
          </table:table-cell>
          <table:table-cell office:value-type="float" office:value="139999" calcext:value-type="float">
            <text:p>139999</text:p>
          </table:table-cell>
          <table:table-cell office:value-type="float" office:value="13736.781271" calcext:value-type="float">
            <text:p>13736,781271</text:p>
          </table:table-cell>
          <table:table-cell office:value-type="float" office:value="69609" calcext:value-type="float">
            <text:p>69609</text:p>
          </table:table-cell>
          <table:table-cell office:value-type="float" office:value="45020.566764" calcext:value-type="float">
            <text:p>45020,566764</text:p>
          </table:table-cell>
          <table:table-cell office:value-type="float" office:value="42277" calcext:value-type="float">
            <text:p>42277</text:p>
          </table:table-cell>
          <table:table-cell office:value-type="float" office:value="70000" calcext:value-type="float">
            <text:p>7000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8751.892629" calcext:value-type="float">
            <text:p>48751,892629</text:p>
          </table:table-cell>
          <table:table-cell office:value-type="float" office:value="139999" calcext:value-type="float">
            <text:p>139999</text:p>
          </table:table-cell>
          <table:table-cell office:value-type="float" office:value="13753.089936" calcext:value-type="float">
            <text:p>13753,089936</text:p>
          </table:table-cell>
          <table:table-cell office:value-type="float" office:value="69894" calcext:value-type="float">
            <text:p>69894</text:p>
          </table:table-cell>
          <table:table-cell office:value-type="float" office:value="45030.478971" calcext:value-type="float">
            <text:p>45030,478971</text:p>
          </table:table-cell>
          <table:table-cell office:value-type="float" office:value="42376" calcext:value-type="float">
            <text:p>42376</text:p>
          </table:table-cell>
          <table:table-cell office:value-type="float" office:value="70000" calcext:value-type="float">
            <text:p>7000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8727.85965" calcext:value-type="float">
            <text:p>48727,85965</text:p>
          </table:table-cell>
          <table:table-cell office:value-type="float" office:value="139999" calcext:value-type="float">
            <text:p>139999</text:p>
          </table:table-cell>
          <table:table-cell office:value-type="float" office:value="13729.054907" calcext:value-type="float">
            <text:p>13729,054907</text:p>
          </table:table-cell>
          <table:table-cell office:value-type="float" office:value="69536" calcext:value-type="float">
            <text:p>69536</text:p>
          </table:table-cell>
          <table:table-cell office:value-type="float" office:value="45052.418314" calcext:value-type="float">
            <text:p>45052,418314</text:p>
          </table:table-cell>
          <table:table-cell office:value-type="float" office:value="42663" calcext:value-type="float">
            <text:p>42663</text:p>
          </table:table-cell>
          <table:table-cell office:value-type="float" office:value="70000" calcext:value-type="float">
            <text:p>7000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8733.008393" calcext:value-type="float">
            <text:p>48733,008393</text:p>
          </table:table-cell>
          <table:table-cell office:value-type="float" office:value="139999" calcext:value-type="float">
            <text:p>139999</text:p>
          </table:table-cell>
          <table:table-cell office:value-type="float" office:value="13734.205293" calcext:value-type="float">
            <text:p>13734,205293</text:p>
          </table:table-cell>
          <table:table-cell office:value-type="float" office:value="69772" calcext:value-type="float">
            <text:p>69772</text:p>
          </table:table-cell>
          <table:table-cell office:value-type="float" office:value="45049.552657" calcext:value-type="float">
            <text:p>45049,552657</text:p>
          </table:table-cell>
          <table:table-cell office:value-type="float" office:value="42433" calcext:value-type="float">
            <text:p>42433</text:p>
          </table:table-cell>
          <table:table-cell office:value-type="float" office:value="70000" calcext:value-type="float">
            <text:p>7000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8775.962029" calcext:value-type="float">
            <text:p>48775,962029</text:p>
          </table:table-cell>
          <table:table-cell office:value-type="float" office:value="139999" calcext:value-type="float">
            <text:p>139999</text:p>
          </table:table-cell>
          <table:table-cell office:value-type="float" office:value="13777.158171" calcext:value-type="float">
            <text:p>13777,158171</text:p>
          </table:table-cell>
          <table:table-cell office:value-type="float" office:value="69756" calcext:value-type="float">
            <text:p>69756</text:p>
          </table:table-cell>
          <table:table-cell office:value-type="float" office:value="45097.001486" calcext:value-type="float">
            <text:p>45097,001486</text:p>
          </table:table-cell>
          <table:table-cell office:value-type="float" office:value="42539" calcext:value-type="float">
            <text:p>42539</text:p>
          </table:table-cell>
          <table:table-cell office:value-type="float" office:value="70000" calcext:value-type="float">
            <text:p>7000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8702.606057" calcext:value-type="float">
            <text:p>48702,606057</text:p>
          </table:table-cell>
          <table:table-cell office:value-type="float" office:value="139999" calcext:value-type="float">
            <text:p>139999</text:p>
          </table:table-cell>
          <table:table-cell office:value-type="float" office:value="13703.803207" calcext:value-type="float">
            <text:p>13703,803207</text:p>
          </table:table-cell>
          <table:table-cell office:value-type="float" office:value="69933" calcext:value-type="float">
            <text:p>69933</text:p>
          </table:table-cell>
          <table:table-cell office:value-type="float" office:value="45024.9863" calcext:value-type="float">
            <text:p>45024,9863</text:p>
          </table:table-cell>
          <table:table-cell office:value-type="float" office:value="42398" calcext:value-type="float">
            <text:p>42398</text:p>
          </table:table-cell>
          <table:table-cell office:value-type="float" office:value="70000" calcext:value-type="float">
            <text:p>7000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8779.819929" calcext:value-type="float">
            <text:p>48779,819929</text:p>
          </table:table-cell>
          <table:table-cell office:value-type="float" office:value="139999" calcext:value-type="float">
            <text:p>139999</text:p>
          </table:table-cell>
          <table:table-cell office:value-type="float" office:value="13781.017143" calcext:value-type="float">
            <text:p>13781,017143</text:p>
          </table:table-cell>
          <table:table-cell office:value-type="float" office:value="69963" calcext:value-type="float">
            <text:p>69963</text:p>
          </table:table-cell>
          <table:table-cell office:value-type="float" office:value="45028.21" calcext:value-type="float">
            <text:p>45028,21</text:p>
          </table:table-cell>
          <table:table-cell office:value-type="float" office:value="42389" calcext:value-type="float">
            <text:p>42389</text:p>
          </table:table-cell>
          <table:table-cell office:value-type="float" office:value="70000" calcext:value-type="float">
            <text:p>7000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8776.084986" calcext:value-type="float">
            <text:p>48776,084986</text:p>
          </table:table-cell>
          <table:table-cell office:value-type="float" office:value="139999" calcext:value-type="float">
            <text:p>139999</text:p>
          </table:table-cell>
          <table:table-cell office:value-type="float" office:value="13777.281879" calcext:value-type="float">
            <text:p>13777,281879</text:p>
          </table:table-cell>
          <table:table-cell office:value-type="float" office:value="69666" calcext:value-type="float">
            <text:p>69666</text:p>
          </table:table-cell>
          <table:table-cell office:value-type="float" office:value="45043.351414" calcext:value-type="float">
            <text:p>45043,351414</text:p>
          </table:table-cell>
          <table:table-cell office:value-type="float" office:value="42434" calcext:value-type="float">
            <text:p>42434</text:p>
          </table:table-cell>
          <table:table-cell office:value-type="float" office:value="70000" calcext:value-type="float">
            <text:p>7000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8791.7467" calcext:value-type="float">
            <text:p>48791,7467</text:p>
          </table:table-cell>
          <table:table-cell office:value-type="float" office:value="139999" calcext:value-type="float">
            <text:p>139999</text:p>
          </table:table-cell>
          <table:table-cell office:value-type="float" office:value="13792.943029" calcext:value-type="float">
            <text:p>13792,943029</text:p>
          </table:table-cell>
          <table:table-cell office:value-type="float" office:value="69745" calcext:value-type="float">
            <text:p>69745</text:p>
          </table:table-cell>
          <table:table-cell office:value-type="float" office:value="45054.467443" calcext:value-type="float">
            <text:p>45054,467443</text:p>
          </table:table-cell>
          <table:table-cell office:value-type="float" office:value="42513" calcext:value-type="float">
            <text:p>42513</text:p>
          </table:table-cell>
          <table:table-cell office:value-type="float" office:value="70000" calcext:value-type="float">
            <text:p>7000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8833.162964" calcext:value-type="float">
            <text:p>48833,162964</text:p>
          </table:table-cell>
          <table:table-cell office:value-type="float" office:value="139999" calcext:value-type="float">
            <text:p>139999</text:p>
          </table:table-cell>
          <table:table-cell office:value-type="float" office:value="13834.359143" calcext:value-type="float">
            <text:p>13834,359143</text:p>
          </table:table-cell>
          <table:table-cell office:value-type="float" office:value="69907" calcext:value-type="float">
            <text:p>69907</text:p>
          </table:table-cell>
          <table:table-cell office:value-type="float" office:value="45071.150843" calcext:value-type="float">
            <text:p>45071,150843</text:p>
          </table:table-cell>
          <table:table-cell office:value-type="float" office:value="42534" calcext:value-type="float">
            <text:p>42534</text:p>
          </table:table-cell>
          <table:table-cell office:value-type="float" office:value="70000" calcext:value-type="float">
            <text:p>7000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8772.974457" calcext:value-type="float">
            <text:p>48772,974457</text:p>
          </table:table-cell>
          <table:table-cell office:value-type="float" office:value="139999" calcext:value-type="float">
            <text:p>139999</text:p>
          </table:table-cell>
          <table:table-cell office:value-type="float" office:value="13774.170314" calcext:value-type="float">
            <text:p>13774,170314</text:p>
          </table:table-cell>
          <table:table-cell office:value-type="float" office:value="69905" calcext:value-type="float">
            <text:p>69905</text:p>
          </table:table-cell>
          <table:table-cell office:value-type="float" office:value="45096.797329" calcext:value-type="float">
            <text:p>45096,797329</text:p>
          </table:table-cell>
          <table:table-cell office:value-type="float" office:value="42579" calcext:value-type="float">
            <text:p>42579</text:p>
          </table:table-cell>
          <table:table-cell office:value-type="float" office:value="70000" calcext:value-type="float">
            <text:p>7000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8678.736129" calcext:value-type="float">
            <text:p>48678,736129</text:p>
          </table:table-cell>
          <table:table-cell office:value-type="float" office:value="139999" calcext:value-type="float">
            <text:p>139999</text:p>
          </table:table-cell>
          <table:table-cell office:value-type="float" office:value="13679.93395" calcext:value-type="float">
            <text:p>13679,93395</text:p>
          </table:table-cell>
          <table:table-cell office:value-type="float" office:value="69535" calcext:value-type="float">
            <text:p>69535</text:p>
          </table:table-cell>
          <table:table-cell office:value-type="float" office:value="45021.037707" calcext:value-type="float">
            <text:p>45021,037707</text:p>
          </table:table-cell>
          <table:table-cell office:value-type="float" office:value="42304" calcext:value-type="float">
            <text:p>42304</text:p>
          </table:table-cell>
          <table:table-cell office:value-type="float" office:value="70000" calcext:value-type="float">
            <text:p>7000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8803.164464" calcext:value-type="float">
            <text:p>48803,164464</text:p>
          </table:table-cell>
          <table:table-cell office:value-type="float" office:value="139999" calcext:value-type="float">
            <text:p>139999</text:p>
          </table:table-cell>
          <table:table-cell office:value-type="float" office:value="13804.361064" calcext:value-type="float">
            <text:p>13804,361064</text:p>
          </table:table-cell>
          <table:table-cell office:value-type="float" office:value="69807" calcext:value-type="float">
            <text:p>69807</text:p>
          </table:table-cell>
          <table:table-cell office:value-type="float" office:value="45070.698514" calcext:value-type="float">
            <text:p>45070,698514</text:p>
          </table:table-cell>
          <table:table-cell office:value-type="float" office:value="42475" calcext:value-type="float">
            <text:p>42475</text:p>
          </table:table-cell>
          <table:table-cell office:value-type="float" office:value="70000" calcext:value-type="float">
            <text:p>7000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8739.738593" calcext:value-type="float">
            <text:p>48739,738593</text:p>
          </table:table-cell>
          <table:table-cell office:value-type="float" office:value="139999" calcext:value-type="float">
            <text:p>139999</text:p>
          </table:table-cell>
          <table:table-cell office:value-type="float" office:value="13740.935621" calcext:value-type="float">
            <text:p>13740,935621</text:p>
          </table:table-cell>
          <table:table-cell office:value-type="float" office:value="69789" calcext:value-type="float">
            <text:p>69789</text:p>
          </table:table-cell>
          <table:table-cell office:value-type="float" office:value="45029.857707" calcext:value-type="float">
            <text:p>45029,857707</text:p>
          </table:table-cell>
          <table:table-cell office:value-type="float" office:value="42415" calcext:value-type="float">
            <text:p>42415</text:p>
          </table:table-cell>
          <table:table-cell office:value-type="float" office:value="70000" calcext:value-type="float">
            <text:p>70000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5780.858806" calcext:value-type="float">
            <text:p>55780,858806</text:p>
          </table:table-cell>
          <table:table-cell office:value-type="float" office:value="159999" calcext:value-type="float">
            <text:p>159999</text:p>
          </table:table-cell>
          <table:table-cell office:value-type="float" office:value="15782.055637" calcext:value-type="float">
            <text:p>15782,055637</text:p>
          </table:table-cell>
          <table:table-cell office:value-type="float" office:value="79666" calcext:value-type="float">
            <text:p>79666</text:p>
          </table:table-cell>
          <table:table-cell office:value-type="float" office:value="51495.631062" calcext:value-type="float">
            <text:p>51495,631062</text:p>
          </table:table-cell>
          <table:table-cell office:value-type="float" office:value="48506" calcext:value-type="float">
            <text:p>48506</text:p>
          </table:table-cell>
          <table:table-cell office:value-type="float" office:value="80000" calcext:value-type="float">
            <text:p>80000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5750.524769" calcext:value-type="float">
            <text:p>55750,524769</text:p>
          </table:table-cell>
          <table:table-cell office:value-type="float" office:value="159999" calcext:value-type="float">
            <text:p>159999</text:p>
          </table:table-cell>
          <table:table-cell office:value-type="float" office:value="15751.721225" calcext:value-type="float">
            <text:p>15751,721225</text:p>
          </table:table-cell>
          <table:table-cell office:value-type="float" office:value="79909" calcext:value-type="float">
            <text:p>79909</text:p>
          </table:table-cell>
          <table:table-cell office:value-type="float" office:value="51479.626263" calcext:value-type="float">
            <text:p>51479,626263</text:p>
          </table:table-cell>
          <table:table-cell office:value-type="float" office:value="48566" calcext:value-type="float">
            <text:p>48566</text:p>
          </table:table-cell>
          <table:table-cell office:value-type="float" office:value="80000" calcext:value-type="float">
            <text:p>80000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5807.221094" calcext:value-type="float">
            <text:p>55807,221094</text:p>
          </table:table-cell>
          <table:table-cell office:value-type="float" office:value="159999" calcext:value-type="float">
            <text:p>159999</text:p>
          </table:table-cell>
          <table:table-cell office:value-type="float" office:value="15808.414937" calcext:value-type="float">
            <text:p>15808,414937</text:p>
          </table:table-cell>
          <table:table-cell office:value-type="float" office:value="79714" calcext:value-type="float">
            <text:p>79714</text:p>
          </table:table-cell>
          <table:table-cell office:value-type="float" office:value="51588.357144" calcext:value-type="float">
            <text:p>51588,357144</text:p>
          </table:table-cell>
          <table:table-cell office:value-type="float" office:value="48984" calcext:value-type="float">
            <text:p>48984</text:p>
          </table:table-cell>
          <table:table-cell office:value-type="float" office:value="80000" calcext:value-type="float">
            <text:p>80000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5755.646444" calcext:value-type="float">
            <text:p>55755,646444</text:p>
          </table:table-cell>
          <table:table-cell office:value-type="float" office:value="159999" calcext:value-type="float">
            <text:p>159999</text:p>
          </table:table-cell>
          <table:table-cell office:value-type="float" office:value="15756.842538" calcext:value-type="float">
            <text:p>15756,842538</text:p>
          </table:table-cell>
          <table:table-cell office:value-type="float" office:value="79740" calcext:value-type="float">
            <text:p>79740</text:p>
          </table:table-cell>
          <table:table-cell office:value-type="float" office:value="51494.66165" calcext:value-type="float">
            <text:p>51494,66165</text:p>
          </table:table-cell>
          <table:table-cell office:value-type="float" office:value="48624" calcext:value-type="float">
            <text:p>48624</text:p>
          </table:table-cell>
          <table:table-cell office:value-type="float" office:value="80000" calcext:value-type="float">
            <text:p>80000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5698.748894" calcext:value-type="float">
            <text:p>55698,748894</text:p>
          </table:table-cell>
          <table:table-cell office:value-type="float" office:value="159999" calcext:value-type="float">
            <text:p>159999</text:p>
          </table:table-cell>
          <table:table-cell office:value-type="float" office:value="15699.945619" calcext:value-type="float">
            <text:p>15699,945619</text:p>
          </table:table-cell>
          <table:table-cell office:value-type="float" office:value="79805" calcext:value-type="float">
            <text:p>79805</text:p>
          </table:table-cell>
          <table:table-cell office:value-type="float" office:value="51459.74625" calcext:value-type="float">
            <text:p>51459,74625</text:p>
          </table:table-cell>
          <table:table-cell office:value-type="float" office:value="48523" calcext:value-type="float">
            <text:p>48523</text:p>
          </table:table-cell>
          <table:table-cell office:value-type="float" office:value="80000" calcext:value-type="float">
            <text:p>80000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5762.370713" calcext:value-type="float">
            <text:p>55762,370713</text:p>
          </table:table-cell>
          <table:table-cell office:value-type="float" office:value="159999" calcext:value-type="float">
            <text:p>159999</text:p>
          </table:table-cell>
          <table:table-cell office:value-type="float" office:value="15763.567444" calcext:value-type="float">
            <text:p>15763,567444</text:p>
          </table:table-cell>
          <table:table-cell office:value-type="float" office:value="79921" calcext:value-type="float">
            <text:p>79921</text:p>
          </table:table-cell>
          <table:table-cell office:value-type="float" office:value="51499.37605" calcext:value-type="float">
            <text:p>51499,37605</text:p>
          </table:table-cell>
          <table:table-cell office:value-type="float" office:value="48522" calcext:value-type="float">
            <text:p>48522</text:p>
          </table:table-cell>
          <table:table-cell office:value-type="float" office:value="80000" calcext:value-type="float">
            <text:p>80000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5681.774181" calcext:value-type="float">
            <text:p>55681,774181</text:p>
          </table:table-cell>
          <table:table-cell office:value-type="float" office:value="159999" calcext:value-type="float">
            <text:p>159999</text:p>
          </table:table-cell>
          <table:table-cell office:value-type="float" office:value="15682.971931" calcext:value-type="float">
            <text:p>15682,971931</text:p>
          </table:table-cell>
          <table:table-cell office:value-type="float" office:value="79609" calcext:value-type="float">
            <text:p>79609</text:p>
          </table:table-cell>
          <table:table-cell office:value-type="float" office:value="51423.707569" calcext:value-type="float">
            <text:p>51423,707569</text:p>
          </table:table-cell>
          <table:table-cell office:value-type="float" office:value="48359" calcext:value-type="float">
            <text:p>48359</text:p>
          </table:table-cell>
          <table:table-cell office:value-type="float" office:value="80000" calcext:value-type="float">
            <text:p>80000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5778.647075" calcext:value-type="float">
            <text:p>55778,647075</text:p>
          </table:table-cell>
          <table:table-cell office:value-type="float" office:value="159999" calcext:value-type="float">
            <text:p>159999</text:p>
          </table:table-cell>
          <table:table-cell office:value-type="float" office:value="15779.844237" calcext:value-type="float">
            <text:p>15779,844237</text:p>
          </table:table-cell>
          <table:table-cell office:value-type="float" office:value="79904" calcext:value-type="float">
            <text:p>79904</text:p>
          </table:table-cell>
          <table:table-cell office:value-type="float" office:value="51463.01555" calcext:value-type="float">
            <text:p>51463,01555</text:p>
          </table:table-cell>
          <table:table-cell office:value-type="float" office:value="48453" calcext:value-type="float">
            <text:p>48453</text:p>
          </table:table-cell>
          <table:table-cell office:value-type="float" office:value="80000" calcext:value-type="float">
            <text:p>80000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5740.04325" calcext:value-type="float">
            <text:p>55740,04325</text:p>
          </table:table-cell>
          <table:table-cell office:value-type="float" office:value="159999" calcext:value-type="float">
            <text:p>159999</text:p>
          </table:table-cell>
          <table:table-cell office:value-type="float" office:value="15741.240375" calcext:value-type="float">
            <text:p>15741,240375</text:p>
          </table:table-cell>
          <table:table-cell office:value-type="float" office:value="79927" calcext:value-type="float">
            <text:p>79927</text:p>
          </table:table-cell>
          <table:table-cell office:value-type="float" office:value="51472.255381" calcext:value-type="float">
            <text:p>51472,255381</text:p>
          </table:table-cell>
          <table:table-cell office:value-type="float" office:value="48459" calcext:value-type="float">
            <text:p>48459</text:p>
          </table:table-cell>
          <table:table-cell office:value-type="float" office:value="80000" calcext:value-type="float">
            <text:p>80000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5746.636106" calcext:value-type="float">
            <text:p>55746,636106</text:p>
          </table:table-cell>
          <table:table-cell office:value-type="float" office:value="159999" calcext:value-type="float">
            <text:p>159999</text:p>
          </table:table-cell>
          <table:table-cell office:value-type="float" office:value="15747.832231" calcext:value-type="float">
            <text:p>15747,832231</text:p>
          </table:table-cell>
          <table:table-cell office:value-type="float" office:value="79643" calcext:value-type="float">
            <text:p>79643</text:p>
          </table:table-cell>
          <table:table-cell office:value-type="float" office:value="51499.082319" calcext:value-type="float">
            <text:p>51499,082319</text:p>
          </table:table-cell>
          <table:table-cell office:value-type="float" office:value="48619" calcext:value-type="float">
            <text:p>48619</text:p>
          </table:table-cell>
          <table:table-cell office:value-type="float" office:value="80000" calcext:value-type="float">
            <text:p>80000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62743.325244" calcext:value-type="float">
            <text:p>62743,325244</text:p>
          </table:table-cell>
          <table:table-cell office:value-type="float" office:value="179999" calcext:value-type="float">
            <text:p>179999</text:p>
          </table:table-cell>
          <table:table-cell office:value-type="float" office:value="17744.522194" calcext:value-type="float">
            <text:p>17744,522194</text:p>
          </table:table-cell>
          <table:table-cell office:value-type="float" office:value="89628" calcext:value-type="float">
            <text:p>89628</text:p>
          </table:table-cell>
          <table:table-cell office:value-type="float" office:value="57875.596228" calcext:value-type="float">
            <text:p>57875,596228</text:p>
          </table:table-cell>
          <table:table-cell office:value-type="float" office:value="54548" calcext:value-type="float">
            <text:p>54548</text:p>
          </table:table-cell>
          <table:table-cell office:value-type="float" office:value="90000" calcext:value-type="float">
            <text:p>90000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62666.568267" calcext:value-type="float">
            <text:p>62666,568267</text:p>
          </table:table-cell>
          <table:table-cell office:value-type="float" office:value="179999" calcext:value-type="float">
            <text:p>179999</text:p>
          </table:table-cell>
          <table:table-cell office:value-type="float" office:value="17667.766094" calcext:value-type="float">
            <text:p>17667,766094</text:p>
          </table:table-cell>
          <table:table-cell office:value-type="float" office:value="89714" calcext:value-type="float">
            <text:p>89714</text:p>
          </table:table-cell>
          <table:table-cell office:value-type="float" office:value="57857.145633" calcext:value-type="float">
            <text:p>57857,145633</text:p>
          </table:table-cell>
          <table:table-cell office:value-type="float" office:value="54390" calcext:value-type="float">
            <text:p>54390</text:p>
          </table:table-cell>
          <table:table-cell office:value-type="float" office:value="90000" calcext:value-type="float">
            <text:p>90000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62731.302911" calcext:value-type="float">
            <text:p>62731,302911</text:p>
          </table:table-cell>
          <table:table-cell office:value-type="float" office:value="179999" calcext:value-type="float">
            <text:p>179999</text:p>
          </table:table-cell>
          <table:table-cell office:value-type="float" office:value="17732.499133" calcext:value-type="float">
            <text:p>17732,499133</text:p>
          </table:table-cell>
          <table:table-cell office:value-type="float" office:value="89635" calcext:value-type="float">
            <text:p>89635</text:p>
          </table:table-cell>
          <table:table-cell office:value-type="float" office:value="57963.965372" calcext:value-type="float">
            <text:p>57963,965372</text:p>
          </table:table-cell>
          <table:table-cell office:value-type="float" office:value="54679" calcext:value-type="float">
            <text:p>54679</text:p>
          </table:table-cell>
          <table:table-cell office:value-type="float" office:value="90000" calcext:value-type="float">
            <text:p>90000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62644.524511" calcext:value-type="float">
            <text:p>62644,524511</text:p>
          </table:table-cell>
          <table:table-cell office:value-type="float" office:value="179999" calcext:value-type="float">
            <text:p>179999</text:p>
          </table:table-cell>
          <table:table-cell office:value-type="float" office:value="17645.720794" calcext:value-type="float">
            <text:p>17645,720794</text:p>
          </table:table-cell>
          <table:table-cell office:value-type="float" office:value="89759" calcext:value-type="float">
            <text:p>89759</text:p>
          </table:table-cell>
          <table:table-cell office:value-type="float" office:value="57899.283728" calcext:value-type="float">
            <text:p>57899,283728</text:p>
          </table:table-cell>
          <table:table-cell office:value-type="float" office:value="54668" calcext:value-type="float">
            <text:p>54668</text:p>
          </table:table-cell>
          <table:table-cell office:value-type="float" office:value="90000" calcext:value-type="float">
            <text:p>90000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62611.623556" calcext:value-type="float">
            <text:p>62611,623556</text:p>
          </table:table-cell>
          <table:table-cell office:value-type="float" office:value="179999" calcext:value-type="float">
            <text:p>179999</text:p>
          </table:table-cell>
          <table:table-cell office:value-type="float" office:value="17612.821267" calcext:value-type="float">
            <text:p>17612,821267</text:p>
          </table:table-cell>
          <table:table-cell office:value-type="float" office:value="89669" calcext:value-type="float">
            <text:p>89669</text:p>
          </table:table-cell>
          <table:table-cell office:value-type="float" office:value="57882.330972" calcext:value-type="float">
            <text:p>57882,330972</text:p>
          </table:table-cell>
          <table:table-cell office:value-type="float" office:value="54411" calcext:value-type="float">
            <text:p>54411</text:p>
          </table:table-cell>
          <table:table-cell office:value-type="float" office:value="90000" calcext:value-type="float">
            <text:p>90000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62712.918572" calcext:value-type="float">
            <text:p>62712,918572</text:p>
          </table:table-cell>
          <table:table-cell office:value-type="float" office:value="179999" calcext:value-type="float">
            <text:p>179999</text:p>
          </table:table-cell>
          <table:table-cell office:value-type="float" office:value="17714.115406" calcext:value-type="float">
            <text:p>17714,115406</text:p>
          </table:table-cell>
          <table:table-cell office:value-type="float" office:value="89841" calcext:value-type="float">
            <text:p>89841</text:p>
          </table:table-cell>
          <table:table-cell office:value-type="float" office:value="57894.512622" calcext:value-type="float">
            <text:p>57894,512622</text:p>
          </table:table-cell>
          <table:table-cell office:value-type="float" office:value="54569" calcext:value-type="float">
            <text:p>54569</text:p>
          </table:table-cell>
          <table:table-cell office:value-type="float" office:value="90000" calcext:value-type="float">
            <text:p>90000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62628.231917" calcext:value-type="float">
            <text:p>62628,231917</text:p>
          </table:table-cell>
          <table:table-cell office:value-type="float" office:value="179999" calcext:value-type="float">
            <text:p>179999</text:p>
          </table:table-cell>
          <table:table-cell office:value-type="float" office:value="17629.428378" calcext:value-type="float">
            <text:p>17629,428378</text:p>
          </table:table-cell>
          <table:table-cell office:value-type="float" office:value="89564" calcext:value-type="float">
            <text:p>89564</text:p>
          </table:table-cell>
          <table:table-cell office:value-type="float" office:value="57905.898339" calcext:value-type="float">
            <text:p>57905,898339</text:p>
          </table:table-cell>
          <table:table-cell office:value-type="float" office:value="54636" calcext:value-type="float">
            <text:p>54636</text:p>
          </table:table-cell>
          <table:table-cell office:value-type="float" office:value="90000" calcext:value-type="float">
            <text:p>90000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62735.441261" calcext:value-type="float">
            <text:p>62735,441261</text:p>
          </table:table-cell>
          <table:table-cell office:value-type="float" office:value="179999" calcext:value-type="float">
            <text:p>179999</text:p>
          </table:table-cell>
          <table:table-cell office:value-type="float" office:value="17736.637711" calcext:value-type="float">
            <text:p>17736,637711</text:p>
          </table:table-cell>
          <table:table-cell office:value-type="float" office:value="89893" calcext:value-type="float">
            <text:p>89893</text:p>
          </table:table-cell>
          <table:table-cell office:value-type="float" office:value="57887.421872" calcext:value-type="float">
            <text:p>57887,421872</text:p>
          </table:table-cell>
          <table:table-cell office:value-type="float" office:value="54638" calcext:value-type="float">
            <text:p>54638</text:p>
          </table:table-cell>
          <table:table-cell office:value-type="float" office:value="90000" calcext:value-type="float">
            <text:p>90000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62749.009967" calcext:value-type="float">
            <text:p>62749,009967</text:p>
          </table:table-cell>
          <table:table-cell office:value-type="float" office:value="179999" calcext:value-type="float">
            <text:p>179999</text:p>
          </table:table-cell>
          <table:table-cell office:value-type="float" office:value="17750.205344" calcext:value-type="float">
            <text:p>17750,205344</text:p>
          </table:table-cell>
          <table:table-cell office:value-type="float" office:value="89866" calcext:value-type="float">
            <text:p>89866</text:p>
          </table:table-cell>
          <table:table-cell office:value-type="float" office:value="57983.557228" calcext:value-type="float">
            <text:p>57983,557228</text:p>
          </table:table-cell>
          <table:table-cell office:value-type="float" office:value="54831" calcext:value-type="float">
            <text:p>54831</text:p>
          </table:table-cell>
          <table:table-cell office:value-type="float" office:value="90000" calcext:value-type="float">
            <text:p>90000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62684.951811" calcext:value-type="float">
            <text:p>62684,951811</text:p>
          </table:table-cell>
          <table:table-cell office:value-type="float" office:value="179999" calcext:value-type="float">
            <text:p>179999</text:p>
          </table:table-cell>
          <table:table-cell office:value-type="float" office:value="17686.148878" calcext:value-type="float">
            <text:p>17686,148878</text:p>
          </table:table-cell>
          <table:table-cell office:value-type="float" office:value="89639" calcext:value-type="float">
            <text:p>89639</text:p>
          </table:table-cell>
          <table:table-cell office:value-type="float" office:value="57921.088811" calcext:value-type="float">
            <text:p>57921,088811</text:p>
          </table:table-cell>
          <table:table-cell office:value-type="float" office:value="54527" calcext:value-type="float">
            <text:p>54527</text:p>
          </table:table-cell>
          <table:table-cell office:value-type="float" office:value="90000" calcext:value-type="float">
            <text:p>9000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9643.41828" calcext:value-type="float">
            <text:p>69643,41828</text:p>
          </table:table-cell>
          <table:table-cell office:value-type="float" office:value="199999" calcext:value-type="float">
            <text:p>199999</text:p>
          </table:table-cell>
          <table:table-cell office:value-type="float" office:value="19644.614455" calcext:value-type="float">
            <text:p>19644,614455</text:p>
          </table:table-cell>
          <table:table-cell office:value-type="float" office:value="99869" calcext:value-type="float">
            <text:p>99869</text:p>
          </table:table-cell>
          <table:table-cell office:value-type="float" office:value="64361.292645" calcext:value-type="float">
            <text:p>64361,292645</text:p>
          </table:table-cell>
          <table:table-cell office:value-type="float" office:value="60764" calcext:value-type="float">
            <text:p>60764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9698.677705" calcext:value-type="float">
            <text:p>69698,677705</text:p>
          </table:table-cell>
          <table:table-cell office:value-type="float" office:value="199999" calcext:value-type="float">
            <text:p>199999</text:p>
          </table:table-cell>
          <table:table-cell office:value-type="float" office:value="19699.873845" calcext:value-type="float">
            <text:p>19699,873845</text:p>
          </table:table-cell>
          <table:table-cell office:value-type="float" office:value="99899" calcext:value-type="float">
            <text:p>99899</text:p>
          </table:table-cell>
          <table:table-cell office:value-type="float" office:value="64353.07699" calcext:value-type="float">
            <text:p>64353,07699</text:p>
          </table:table-cell>
          <table:table-cell office:value-type="float" office:value="60771" calcext:value-type="float">
            <text:p>60771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9709.04571" calcext:value-type="float">
            <text:p>69709,04571</text:p>
          </table:table-cell>
          <table:table-cell office:value-type="float" office:value="199999" calcext:value-type="float">
            <text:p>199999</text:p>
          </table:table-cell>
          <table:table-cell office:value-type="float" office:value="19710.243015" calcext:value-type="float">
            <text:p>19710,243015</text:p>
          </table:table-cell>
          <table:table-cell office:value-type="float" office:value="99801" calcext:value-type="float">
            <text:p>99801</text:p>
          </table:table-cell>
          <table:table-cell office:value-type="float" office:value="64303.62403" calcext:value-type="float">
            <text:p>64303,62403</text:p>
          </table:table-cell>
          <table:table-cell office:value-type="float" office:value="60538" calcext:value-type="float">
            <text:p>60538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9697.72881" calcext:value-type="float">
            <text:p>69697,72881</text:p>
          </table:table-cell>
          <table:table-cell office:value-type="float" office:value="199999" calcext:value-type="float">
            <text:p>199999</text:p>
          </table:table-cell>
          <table:table-cell office:value-type="float" office:value="19698.925625" calcext:value-type="float">
            <text:p>19698,925625</text:p>
          </table:table-cell>
          <table:table-cell office:value-type="float" office:value="99611" calcext:value-type="float">
            <text:p>99611</text:p>
          </table:table-cell>
          <table:table-cell office:value-type="float" office:value="64343.478825" calcext:value-type="float">
            <text:p>64343,478825</text:p>
          </table:table-cell>
          <table:table-cell office:value-type="float" office:value="60636" calcext:value-type="float">
            <text:p>60636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9630.16369" calcext:value-type="float">
            <text:p>69630,16369</text:p>
          </table:table-cell>
          <table:table-cell office:value-type="float" office:value="199999" calcext:value-type="float">
            <text:p>199999</text:p>
          </table:table-cell>
          <table:table-cell office:value-type="float" office:value="19631.36031" calcext:value-type="float">
            <text:p>19631,36031</text:p>
          </table:table-cell>
          <table:table-cell office:value-type="float" office:value="99763" calcext:value-type="float">
            <text:p>99763</text:p>
          </table:table-cell>
          <table:table-cell office:value-type="float" office:value="64351.52174" calcext:value-type="float">
            <text:p>64351,52174</text:p>
          </table:table-cell>
          <table:table-cell office:value-type="float" office:value="60675" calcext:value-type="float">
            <text:p>60675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9669.39828" calcext:value-type="float">
            <text:p>69669,39828</text:p>
          </table:table-cell>
          <table:table-cell office:value-type="float" office:value="199999" calcext:value-type="float">
            <text:p>199999</text:p>
          </table:table-cell>
          <table:table-cell office:value-type="float" office:value="19670.59519" calcext:value-type="float">
            <text:p>19670,59519</text:p>
          </table:table-cell>
          <table:table-cell office:value-type="float" office:value="99918" calcext:value-type="float">
            <text:p>99918</text:p>
          </table:table-cell>
          <table:table-cell office:value-type="float" office:value="64306.36869" calcext:value-type="float">
            <text:p>64306,36869</text:p>
          </table:table-cell>
          <table:table-cell office:value-type="float" office:value="60617" calcext:value-type="float">
            <text:p>60617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9625.120265" calcext:value-type="float">
            <text:p>69625,120265</text:p>
          </table:table-cell>
          <table:table-cell office:value-type="float" office:value="199999" calcext:value-type="float">
            <text:p>199999</text:p>
          </table:table-cell>
          <table:table-cell office:value-type="float" office:value="19626.31662" calcext:value-type="float">
            <text:p>19626,31662</text:p>
          </table:table-cell>
          <table:table-cell office:value-type="float" office:value="99633" calcext:value-type="float">
            <text:p>99633</text:p>
          </table:table-cell>
          <table:table-cell office:value-type="float" office:value="64365.294085" calcext:value-type="float">
            <text:p>64365,294085</text:p>
          </table:table-cell>
          <table:table-cell office:value-type="float" office:value="60728" calcext:value-type="float">
            <text:p>60728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9610.769075" calcext:value-type="float">
            <text:p>69610,769075</text:p>
          </table:table-cell>
          <table:table-cell office:value-type="float" office:value="199999" calcext:value-type="float">
            <text:p>199999</text:p>
          </table:table-cell>
          <table:table-cell office:value-type="float" office:value="19611.965795" calcext:value-type="float">
            <text:p>19611,965795</text:p>
          </table:table-cell>
          <table:table-cell office:value-type="float" office:value="99939" calcext:value-type="float">
            <text:p>99939</text:p>
          </table:table-cell>
          <table:table-cell office:value-type="float" office:value="64315.260375" calcext:value-type="float">
            <text:p>64315,260375</text:p>
          </table:table-cell>
          <table:table-cell office:value-type="float" office:value="60655" calcext:value-type="float">
            <text:p>60655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9736.54599" calcext:value-type="float">
            <text:p>69736,54599</text:p>
          </table:table-cell>
          <table:table-cell office:value-type="float" office:value="199999" calcext:value-type="float">
            <text:p>199999</text:p>
          </table:table-cell>
          <table:table-cell office:value-type="float" office:value="19737.742555" calcext:value-type="float">
            <text:p>19737,742555</text:p>
          </table:table-cell>
          <table:table-cell office:value-type="float" office:value="99698" calcext:value-type="float">
            <text:p>99698</text:p>
          </table:table-cell>
          <table:table-cell office:value-type="float" office:value="64396.85782" calcext:value-type="float">
            <text:p>64396,85782</text:p>
          </table:table-cell>
          <table:table-cell office:value-type="float" office:value="60686" calcext:value-type="float">
            <text:p>60686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9633.38386" calcext:value-type="float">
            <text:p>69633,38386</text:p>
          </table:table-cell>
          <table:table-cell office:value-type="float" office:value="199999" calcext:value-type="float">
            <text:p>199999</text:p>
          </table:table-cell>
          <table:table-cell office:value-type="float" office:value="19634.58146" calcext:value-type="float">
            <text:p>19634,58146</text:p>
          </table:table-cell>
          <table:table-cell office:value-type="float" office:value="99663" calcext:value-type="float">
            <text:p>99663</text:p>
          </table:table-cell>
          <table:table-cell office:value-type="float" office:value="64302.87504" calcext:value-type="float">
            <text:p>64302,87504</text:p>
          </table:table-cell>
          <table:table-cell office:value-type="float" office:value="60479" calcext:value-type="float">
            <text:p>60479</text:p>
          </table:table-cell>
          <table:table-cell office:value-type="float" office:value="100000" calcext:value-type="float">
            <text:p>100000</text:p>
          </table:table-cell>
          <table:table-cell/>
        </table:table-row>
      </table:table>
      <table:table table:name="Tabela przestawna_sorted_bst_1" table:style-name="ta1">
        <table:table-column table:style-name="co7" table:default-cell-style-name="ce4"/>
        <table:table-column table:style-name="co8" table:default-cell-style-name="ce9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21"/>
        <table:table-row table:style-name="ro1">
          <table:table-cell table:style-name="ce1"/>
          <table:table-cell table:style-name="ce6" office:value-type="string" calcext:value-type="string">
            <text:p>Dane</text:p>
          </table:table-cell>
          <table:table-cell table:style-name="ce12" table:number-columns-repeated="5"/>
          <table:table-cell table:style-name="ce18"/>
        </table:table-row>
        <table:table-row table:style-name="ro1">
          <table:table-cell table:style-name="ce2" office:value-type="string" calcext:value-type="string">
            <text:p>size_n</text:p>
          </table:table-cell>
          <table:table-cell table:style-name="ce7" office:value-type="string" calcext:value-type="string">
            <text:p>comp_avg - sorted_bst</text:p>
          </table:table-cell>
          <table:table-cell table:style-name="ce13" office:value-type="string" calcext:value-type="string">
            <text:p>comp_maks – sorted_bst</text:p>
          </table:table-cell>
          <table:table-cell table:style-name="ce13" office:value-type="string" calcext:value-type="string">
            <text:p>reads_avg – sorted_bst</text:p>
          </table:table-cell>
          <table:table-cell table:style-name="ce13" office:value-type="string" calcext:value-type="string">
            <text:p>reads_maks – sorted_bst</text:p>
          </table:table-cell>
          <table:table-cell table:style-name="ce13" office:value-type="string" calcext:value-type="string">
            <text:p>h_avg – sorted_bst</text:p>
          </table:table-cell>
          <table:table-cell table:style-name="ce13" office:value-type="string" calcext:value-type="string">
            <text:p>h_final – sorted_bst</text:p>
          </table:table-cell>
          <table:table-cell table:style-name="ce19" office:value-type="string" calcext:value-type="string">
            <text:p>h_maks – sorted_bst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8" office:value-type="float" office:value="6969.0547575" calcext:value-type="float">
            <text:p>6969,0547575</text:p>
          </table:table-cell>
          <table:table-cell table:style-name="ce14" office:value-type="float" office:value="19999" calcext:value-type="float">
            <text:p>19999</text:p>
          </table:table-cell>
          <table:table-cell table:style-name="ce14" office:value-type="float" office:value="1970.2509175" calcext:value-type="float">
            <text:p>1970,2509175</text:p>
          </table:table-cell>
          <table:table-cell table:style-name="ce14" office:value-type="float" office:value="9912.4" calcext:value-type="float">
            <text:p>9912,4</text:p>
          </table:table-cell>
          <table:table-cell table:style-name="ce14" office:value-type="float" office:value="6436.20849" calcext:value-type="float">
            <text:p>6436,20849</text:p>
          </table:table-cell>
          <table:table-cell table:style-name="ce14" office:value-type="float" office:value="6075.8" calcext:value-type="float">
            <text:p>6075,8</text:p>
          </table:table-cell>
          <table:table-cell table:style-name="ce20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3928.66739625" calcext:value-type="float">
            <text:p>13928,66739625</text:p>
          </table:table-cell>
          <table:table-cell office:value-type="float" office:value="39999" calcext:value-type="float">
            <text:p>39999</text:p>
          </table:table-cell>
          <table:table-cell office:value-type="float" office:value="3929.86423125" calcext:value-type="float">
            <text:p>3929,86423125</text:p>
          </table:table-cell>
          <table:table-cell office:value-type="float" office:value="19868.35" calcext:value-type="float">
            <text:p>19868,35</text:p>
          </table:table-cell>
          <table:table-cell office:value-type="float" office:value="12864.8138925" calcext:value-type="float">
            <text:p>12864,8138925</text:p>
          </table:table-cell>
          <table:table-cell office:value-type="float" office:value="12125.6" calcext:value-type="float">
            <text:p>12125,6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0908.23917675" calcext:value-type="float">
            <text:p>20908,23917675</text:p>
          </table:table-cell>
          <table:table-cell office:value-type="float" office:value="59999" calcext:value-type="float">
            <text:p>59999</text:p>
          </table:table-cell>
          <table:table-cell office:value-type="float" office:value="5909.43618675" calcext:value-type="float">
            <text:p>5909,43618675</text:p>
          </table:table-cell>
          <table:table-cell office:value-type="float" office:value="29882.35" calcext:value-type="float">
            <text:p>29882,35</text:p>
          </table:table-cell>
          <table:table-cell office:value-type="float" office:value="19299.36611505" calcext:value-type="float">
            <text:p>19299,36611505</text:p>
          </table:table-cell>
          <table:table-cell office:value-type="float" office:value="18178.4" calcext:value-type="float">
            <text:p>18178,4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7856.52011235" calcext:value-type="float">
            <text:p>27856,52011235</text:p>
          </table:table-cell>
          <table:table-cell office:value-type="float" office:value="79999" calcext:value-type="float">
            <text:p>79999</text:p>
          </table:table-cell>
          <table:table-cell office:value-type="float" office:value="7857.71695815" calcext:value-type="float">
            <text:p>7857,71695815</text:p>
          </table:table-cell>
          <table:table-cell office:value-type="float" office:value="39834.35" calcext:value-type="float">
            <text:p>39834,35</text:p>
          </table:table-cell>
          <table:table-cell office:value-type="float" office:value="25737.740335" calcext:value-type="float">
            <text:p>25737,740335</text:p>
          </table:table-cell>
          <table:table-cell office:value-type="float" office:value="24251.35" calcext:value-type="float">
            <text:p>24251,35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4826.48153" calcext:value-type="float">
            <text:p>34826,48153</text:p>
          </table:table-cell>
          <table:table-cell office:value-type="float" office:value="99999" calcext:value-type="float">
            <text:p>99999</text:p>
          </table:table-cell>
          <table:table-cell office:value-type="float" office:value="9827.6783395" calcext:value-type="float">
            <text:p>9827,6783395</text:p>
          </table:table-cell>
          <table:table-cell office:value-type="float" office:value="49797.25" calcext:value-type="float">
            <text:p>49797,25</text:p>
          </table:table-cell>
          <table:table-cell office:value-type="float" office:value="32167.4730085" calcext:value-type="float">
            <text:p>32167,4730085</text:p>
          </table:table-cell>
          <table:table-cell office:value-type="float" office:value="30318.05" calcext:value-type="float">
            <text:p>30318,05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1816.92113425" calcext:value-type="float">
            <text:p>41816,92113425</text:p>
          </table:table-cell>
          <table:table-cell office:value-type="float" office:value="119999" calcext:value-type="float">
            <text:p>119999</text:p>
          </table:table-cell>
          <table:table-cell office:value-type="float" office:value="11818.11758835" calcext:value-type="float">
            <text:p>11818,11758835</text:p>
          </table:table-cell>
          <table:table-cell office:value-type="float" office:value="59778.2" calcext:value-type="float">
            <text:p>59778,2</text:p>
          </table:table-cell>
          <table:table-cell office:value-type="float" office:value="38622.22119745" calcext:value-type="float">
            <text:p>38622,22119745</text:p>
          </table:table-cell>
          <table:table-cell office:value-type="float" office:value="36424.5" calcext:value-type="float">
            <text:p>36424,5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8757.3100169286" calcext:value-type="float">
            <text:p>48757,3100169286</text:p>
          </table:table-cell>
          <table:table-cell office:value-type="float" office:value="139999" calcext:value-type="float">
            <text:p>139999</text:p>
          </table:table-cell>
          <table:table-cell office:value-type="float" office:value="13758.5067805714" calcext:value-type="float">
            <text:p>13758,5067805714</text:p>
          </table:table-cell>
          <table:table-cell office:value-type="float" office:value="69772.6428571429" calcext:value-type="float">
            <text:p>69772,6428571429</text:p>
          </table:table-cell>
          <table:table-cell office:value-type="float" office:value="45049.3268177857" calcext:value-type="float">
            <text:p>45049,3268177857</text:p>
          </table:table-cell>
          <table:table-cell office:value-type="float" office:value="42452.0714285714" calcext:value-type="float">
            <text:p>42452,0714285714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5750.2471332" calcext:value-type="float">
            <text:p>55750,2471332</text:p>
          </table:table-cell>
          <table:table-cell office:value-type="float" office:value="159999" calcext:value-type="float">
            <text:p>159999</text:p>
          </table:table-cell>
          <table:table-cell office:value-type="float" office:value="15751.4436174" calcext:value-type="float">
            <text:p>15751,4436174</text:p>
          </table:table-cell>
          <table:table-cell office:value-type="float" office:value="79783.8" calcext:value-type="float">
            <text:p>79783,8</text:p>
          </table:table-cell>
          <table:table-cell office:value-type="float" office:value="51487.5459238" calcext:value-type="float">
            <text:p>51487,5459238</text:p>
          </table:table-cell>
          <table:table-cell office:value-type="float" office:value="48561.5" calcext:value-type="float">
            <text:p>48561,5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62690.7898017" calcext:value-type="float">
            <text:p>62690,7898017</text:p>
          </table:table-cell>
          <table:table-cell office:value-type="float" office:value="179999" calcext:value-type="float">
            <text:p>179999</text:p>
          </table:table-cell>
          <table:table-cell office:value-type="float" office:value="17691.9865199" calcext:value-type="float">
            <text:p>17691,9865199</text:p>
          </table:table-cell>
          <table:table-cell office:value-type="float" office:value="89720.8" calcext:value-type="float">
            <text:p>89720,8</text:p>
          </table:table-cell>
          <table:table-cell office:value-type="float" office:value="57907.0800805" calcext:value-type="float">
            <text:p>57907,0800805</text:p>
          </table:table-cell>
          <table:table-cell office:value-type="float" office:value="54589.7" calcext:value-type="float">
            <text:p>54589,7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69665.4251665" calcext:value-type="float">
            <text:p>69665,4251665</text:p>
          </table:table-cell>
          <table:table-cell table:style-name="ce16" office:value-type="float" office:value="199999" calcext:value-type="float">
            <text:p>199999</text:p>
          </table:table-cell>
          <table:table-cell table:style-name="ce16" office:value-type="float" office:value="19666.621887" calcext:value-type="float">
            <text:p>19666,621887</text:p>
          </table:table-cell>
          <table:table-cell table:style-name="ce16" office:value-type="float" office:value="99779.4" calcext:value-type="float">
            <text:p>99779,4</text:p>
          </table:table-cell>
          <table:table-cell table:style-name="ce16" office:value-type="float" office:value="64339.965024" calcext:value-type="float">
            <text:p>64339,965024</text:p>
          </table:table-cell>
          <table:table-cell table:style-name="ce16" office:value-type="float" office:value="60654.9" calcext:value-type="float">
            <text:p>60654,9</text:p>
          </table:table-cell>
          <table:table-cell table:style-name="ce22" office:value-type="float" office:value="100000" calcext:value-type="float">
            <text:p>100000</text:p>
          </table:table-cell>
        </table:table-row>
        <table:table-row table:style-name="ro1">
          <table:table-cell table:style-name="ce5" office:value-type="string" calcext:value-type="string">
            <text:p>Razem Wynik</text:p>
          </table:table-cell>
          <table:table-cell table:style-name="ce11" office:value-type="float" office:value="33474.2966060549" calcext:value-type="float">
            <text:p>33474,2966060549</text:p>
          </table:table-cell>
          <table:table-cell table:style-name="ce17" office:value-type="float" office:value="96096.5609756098" calcext:value-type="float">
            <text:p>96096,5609756098</text:p>
          </table:table-cell>
          <table:table-cell table:style-name="ce17" office:value-type="float" office:value="9451.10304634756" calcext:value-type="float">
            <text:p>9451,10304634756</text:p>
          </table:table-cell>
          <table:table-cell table:style-name="ce17" office:value-type="float" office:value="47872.6524390244" calcext:value-type="float">
            <text:p>47872,6524390244</text:p>
          </table:table-cell>
          <table:table-cell table:style-name="ce17" office:value-type="float" office:value="30918.2496737927" calcext:value-type="float">
            <text:p>30918,2496737927</text:p>
          </table:table-cell>
          <table:table-cell table:style-name="ce17" office:value-type="float" office:value="29145.5121951219" calcext:value-type="float">
            <text:p>29145,5121951219</text:p>
          </table:table-cell>
          <table:table-cell table:style-name="ce23" office:value-type="float" office:value="48048.7804878049" calcext:value-type="float">
            <text:p>48048,7804878049</text:p>
          </table:table-cell>
        </table:table-row>
      </table:table>
      <table:named-expressions/>
      <table:data-pilot-tables>
        <table:data-pilot-table table:name="DataPilot1" table:application-data="" table:target-range-address="'Tabela przestawna_sorted_bst_1'.A1:'Tabela przestawna_sorted_bst_1'.H13" table:buttons="'Tabela przestawna_sorted_bst_1'.A2 'Tabela przestawna_sorted_bst_1'.B1" table:show-filter-button="false" table:drill-down-on-double-click="false">
          <table:source-cell-range table:cell-range-address="sorted_bst.A1:sorted_bst.H16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ize_n" table:orientation="row" table:used-hierarchy="0" table:function="auto">
            <table:data-pilot-level table:show-empty="false" calcext:repeat-item-labels="false">
              <table:data-pilot-members>
                <table:data-pilot-member table:name="10000" table:display="true" table:show-details="true"/>
                <table:data-pilot-member table:name="20000" table:display="true" table:show-details="true"/>
                <table:data-pilot-member table:name="30000" table:display="true" table:show-details="true"/>
                <table:data-pilot-member table:name="40000" table:display="true" table:show-details="true"/>
                <table:data-pilot-member table:name="50000" table:display="true" table:show-details="true"/>
                <table:data-pilot-member table:name="60000" table:display="true" table:show-details="true"/>
                <table:data-pilot-member table:name="70000" table:display="true" table:show-details="true"/>
                <table:data-pilot-member table:name="80000" table:display="true" table:show-details="true"/>
                <table:data-pilot-member table:name="90000" table:display="true" table:show-details="true"/>
                <table:data-pilot-member table:name="10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mp_avg" tableooo:display-name="comp_avg - sorted_bst" table:orientation="data" table:used-hierarchy="0" table:function="average">
            <table:data-pilot-level table:show-empty="false" calcext:repeat-item-labels="false">
              <table:data-pilot-members>
                <table:data-pilot-member table:name="6949,98945" table:display="true" table:show-details="true"/>
                <table:data-pilot-member table:name="6951,933" table:display="true" table:show-details="true"/>
                <table:data-pilot-member table:name="6957,3438" table:display="true" table:show-details="true"/>
                <table:data-pilot-member table:name="6958,3776" table:display="true" table:show-details="true"/>
                <table:data-pilot-member table:name="6959,2586" table:display="true" table:show-details="true"/>
                <table:data-pilot-member table:name="6959,70805" table:display="true" table:show-details="true"/>
                <table:data-pilot-member table:name="6960,57885" table:display="true" table:show-details="true"/>
                <table:data-pilot-member table:name="6962,8952" table:display="true" table:show-details="true"/>
                <table:data-pilot-member table:name="6964,61245" table:display="true" table:show-details="true"/>
                <table:data-pilot-member table:name="6967,7943" table:display="true" table:show-details="true"/>
                <table:data-pilot-member table:name="6970,5617" table:display="true" table:show-details="true"/>
                <table:data-pilot-member table:name="6971,5151" table:display="true" table:show-details="true"/>
                <table:data-pilot-member table:name="6972,9981" table:display="true" table:show-details="true"/>
                <table:data-pilot-member table:name="6974,77035" table:display="true" table:show-details="true"/>
                <table:data-pilot-member table:name="6975,5844" table:display="true" table:show-details="true"/>
                <table:data-pilot-member table:name="6977,89055" table:display="true" table:show-details="true"/>
                <table:data-pilot-member table:name="6978,6283" table:display="true" table:show-details="true"/>
                <table:data-pilot-member table:name="6987,1422" table:display="true" table:show-details="true"/>
                <table:data-pilot-member table:name="6988,5707" table:display="true" table:show-details="true"/>
                <table:data-pilot-member table:name="6990,94245" table:display="true" table:show-details="true"/>
                <table:data-pilot-member table:name="13892,15675" table:display="true" table:show-details="true"/>
                <table:data-pilot-member table:name="13901,935075" table:display="true" table:show-details="true"/>
                <table:data-pilot-member table:name="13903,2213" table:display="true" table:show-details="true"/>
                <table:data-pilot-member table:name="13914,101125" table:display="true" table:show-details="true"/>
                <table:data-pilot-member table:name="13915,645075" table:display="true" table:show-details="true"/>
                <table:data-pilot-member table:name="13917,017175" table:display="true" table:show-details="true"/>
                <table:data-pilot-member table:name="13917,065925" table:display="true" table:show-details="true"/>
                <table:data-pilot-member table:name="13919,1569" table:display="true" table:show-details="true"/>
                <table:data-pilot-member table:name="13920,486475" table:display="true" table:show-details="true"/>
                <table:data-pilot-member table:name="13922,53225" table:display="true" table:show-details="true"/>
                <table:data-pilot-member table:name="13927,8835" table:display="true" table:show-details="true"/>
                <table:data-pilot-member table:name="13930,130075" table:display="true" table:show-details="true"/>
                <table:data-pilot-member table:name="13939,594175" table:display="true" table:show-details="true"/>
                <table:data-pilot-member table:name="13942,52445" table:display="true" table:show-details="true"/>
                <table:data-pilot-member table:name="13944,2309" table:display="true" table:show-details="true"/>
                <table:data-pilot-member table:name="13944,52925" table:display="true" table:show-details="true"/>
                <table:data-pilot-member table:name="13950,250575" table:display="true" table:show-details="true"/>
                <table:data-pilot-member table:name="13951,86735" table:display="true" table:show-details="true"/>
                <table:data-pilot-member table:name="13953,58145" table:display="true" table:show-details="true"/>
                <table:data-pilot-member table:name="13965,43815" table:display="true" table:show-details="true"/>
                <table:data-pilot-member table:name="20850,243933" table:display="true" table:show-details="true"/>
                <table:data-pilot-member table:name="20869,1232" table:display="true" table:show-details="true"/>
                <table:data-pilot-member table:name="20874,42935" table:display="true" table:show-details="true"/>
                <table:data-pilot-member table:name="20884,2779" table:display="true" table:show-details="true"/>
                <table:data-pilot-member table:name="20884,750417" table:display="true" table:show-details="true"/>
                <table:data-pilot-member table:name="20887,966667" table:display="true" table:show-details="true"/>
                <table:data-pilot-member table:name="20898,68505" table:display="true" table:show-details="true"/>
                <table:data-pilot-member table:name="20908,7915" table:display="true" table:show-details="true"/>
                <table:data-pilot-member table:name="20908,807517" table:display="true" table:show-details="true"/>
                <table:data-pilot-member table:name="20911,432117" table:display="true" table:show-details="true"/>
                <table:data-pilot-member table:name="20913,112417" table:display="true" table:show-details="true"/>
                <table:data-pilot-member table:name="20914,404433" table:display="true" table:show-details="true"/>
                <table:data-pilot-member table:name="20915,634533" table:display="true" table:show-details="true"/>
                <table:data-pilot-member table:name="20921,38655" table:display="true" table:show-details="true"/>
                <table:data-pilot-member table:name="20926,507317" table:display="true" table:show-details="true"/>
                <table:data-pilot-member table:name="20926,980667" table:display="true" table:show-details="true"/>
                <table:data-pilot-member table:name="20930,561" table:display="true" table:show-details="true"/>
                <table:data-pilot-member table:name="20939,364167" table:display="true" table:show-details="true"/>
                <table:data-pilot-member table:name="20940,51455" table:display="true" table:show-details="true"/>
                <table:data-pilot-member table:name="20957,81025" table:display="true" table:show-details="true"/>
                <table:data-pilot-member table:name="27782,605137" table:display="true" table:show-details="true"/>
                <table:data-pilot-member table:name="27818,360375" table:display="true" table:show-details="true"/>
                <table:data-pilot-member table:name="27824,04615" table:display="true" table:show-details="true"/>
                <table:data-pilot-member table:name="27824,663412" table:display="true" table:show-details="true"/>
                <table:data-pilot-member table:name="27832,800462" table:display="true" table:show-details="true"/>
                <table:data-pilot-member table:name="27833,730325" table:display="true" table:show-details="true"/>
                <table:data-pilot-member table:name="27837,494038" table:display="true" table:show-details="true"/>
                <table:data-pilot-member table:name="27844,99415" table:display="true" table:show-details="true"/>
                <table:data-pilot-member table:name="27852,518175" table:display="true" table:show-details="true"/>
                <table:data-pilot-member table:name="27857,35895" table:display="true" table:show-details="true"/>
                <table:data-pilot-member table:name="27858,0223" table:display="true" table:show-details="true"/>
                <table:data-pilot-member table:name="27862,342812" table:display="true" table:show-details="true"/>
                <table:data-pilot-member table:name="27865,441175" table:display="true" table:show-details="true"/>
                <table:data-pilot-member table:name="27873,426912" table:display="true" table:show-details="true"/>
                <table:data-pilot-member table:name="27873,543025" table:display="true" table:show-details="true"/>
                <table:data-pilot-member table:name="27882,08235" table:display="true" table:show-details="true"/>
                <table:data-pilot-member table:name="27887,122687" table:display="true" table:show-details="true"/>
                <table:data-pilot-member table:name="27896,823275" table:display="true" table:show-details="true"/>
                <table:data-pilot-member table:name="27910,18095" table:display="true" table:show-details="true"/>
                <table:data-pilot-member table:name="27912,845587" table:display="true" table:show-details="true"/>
                <table:data-pilot-member table:name="34759,67705" table:display="true" table:show-details="true"/>
                <table:data-pilot-member table:name="34775,91718" table:display="true" table:show-details="true"/>
                <table:data-pilot-member table:name="34786,86764" table:display="true" table:show-details="true"/>
                <table:data-pilot-member table:name="34788,07121" table:display="true" table:show-details="true"/>
                <table:data-pilot-member table:name="34806,20151" table:display="true" table:show-details="true"/>
                <table:data-pilot-member table:name="34810,14187" table:display="true" table:show-details="true"/>
                <table:data-pilot-member table:name="34818,77619" table:display="true" table:show-details="true"/>
                <table:data-pilot-member table:name="34820,68288" table:display="true" table:show-details="true"/>
                <table:data-pilot-member table:name="34824,11981" table:display="true" table:show-details="true"/>
                <table:data-pilot-member table:name="34834,28522" table:display="true" table:show-details="true"/>
                <table:data-pilot-member table:name="34836,16503" table:display="true" table:show-details="true"/>
                <table:data-pilot-member table:name="34840,55855" table:display="true" table:show-details="true"/>
                <table:data-pilot-member table:name="34841,65046" table:display="true" table:show-details="true"/>
                <table:data-pilot-member table:name="34844,57839" table:display="true" table:show-details="true"/>
                <table:data-pilot-member table:name="34845,49837" table:display="true" table:show-details="true"/>
                <table:data-pilot-member table:name="34849,87107" table:display="true" table:show-details="true"/>
                <table:data-pilot-member table:name="34851,20418" table:display="true" table:show-details="true"/>
                <table:data-pilot-member table:name="34857,71062" table:display="true" table:show-details="true"/>
                <table:data-pilot-member table:name="34864,85832" table:display="true" table:show-details="true"/>
                <table:data-pilot-member table:name="34872,79505" table:display="true" table:show-details="true"/>
                <table:data-pilot-member table:name="41773,646375" table:display="true" table:show-details="true"/>
                <table:data-pilot-member table:name="41774,250867" table:display="true" table:show-details="true"/>
                <table:data-pilot-member table:name="41776,32335" table:display="true" table:show-details="true"/>
                <table:data-pilot-member table:name="41788,090467" table:display="true" table:show-details="true"/>
                <table:data-pilot-member table:name="41806,761242" table:display="true" table:show-details="true"/>
                <table:data-pilot-member table:name="41807,885" table:display="true" table:show-details="true"/>
                <table:data-pilot-member table:name="41808,957" table:display="true" table:show-details="true"/>
                <table:data-pilot-member table:name="41809,786917" table:display="true" table:show-details="true"/>
                <table:data-pilot-member table:name="41812,625475" table:display="true" table:show-details="true"/>
                <table:data-pilot-member table:name="41813,96065" table:display="true" table:show-details="true"/>
                <table:data-pilot-member table:name="41816,065067" table:display="true" table:show-details="true"/>
                <table:data-pilot-member table:name="41816,155542" table:display="true" table:show-details="true"/>
                <table:data-pilot-member table:name="41819,087383" table:display="true" table:show-details="true"/>
                <table:data-pilot-member table:name="41824,529317" table:display="true" table:show-details="true"/>
                <table:data-pilot-member table:name="41826,112833" table:display="true" table:show-details="true"/>
                <table:data-pilot-member table:name="41838,096392" table:display="true" table:show-details="true"/>
                <table:data-pilot-member table:name="41842,34075" table:display="true" table:show-details="true"/>
                <table:data-pilot-member table:name="41848,170992" table:display="true" table:show-details="true"/>
                <table:data-pilot-member table:name="41850,205083" table:display="true" table:show-details="true"/>
                <table:data-pilot-member table:name="41885,371983" table:display="true" table:show-details="true"/>
                <table:data-pilot-member table:name="48678,736129" table:display="true" table:show-details="true"/>
                <table:data-pilot-member table:name="48702,606057" table:display="true" table:show-details="true"/>
                <table:data-pilot-member table:name="48727,85965" table:display="true" table:show-details="true"/>
                <table:data-pilot-member table:name="48733,008393" table:display="true" table:show-details="true"/>
                <table:data-pilot-member table:name="48735,583257" table:display="true" table:show-details="true"/>
                <table:data-pilot-member table:name="48739,738593" table:display="true" table:show-details="true"/>
                <table:data-pilot-member table:name="48751,892629" table:display="true" table:show-details="true"/>
                <table:data-pilot-member table:name="48772,974457" table:display="true" table:show-details="true"/>
                <table:data-pilot-member table:name="48775,962029" table:display="true" table:show-details="true"/>
                <table:data-pilot-member table:name="48776,084986" table:display="true" table:show-details="true"/>
                <table:data-pilot-member table:name="48779,819929" table:display="true" table:show-details="true"/>
                <table:data-pilot-member table:name="48791,7467" table:display="true" table:show-details="true"/>
                <table:data-pilot-member table:name="48803,164464" table:display="true" table:show-details="true"/>
                <table:data-pilot-member table:name="48833,162964" table:display="true" table:show-details="true"/>
                <table:data-pilot-member table:name="55681,774181" table:display="true" table:show-details="true"/>
                <table:data-pilot-member table:name="55698,748894" table:display="true" table:show-details="true"/>
                <table:data-pilot-member table:name="55740,04325" table:display="true" table:show-details="true"/>
                <table:data-pilot-member table:name="55746,636106" table:display="true" table:show-details="true"/>
                <table:data-pilot-member table:name="55750,524769" table:display="true" table:show-details="true"/>
                <table:data-pilot-member table:name="55755,646444" table:display="true" table:show-details="true"/>
                <table:data-pilot-member table:name="55762,370713" table:display="true" table:show-details="true"/>
                <table:data-pilot-member table:name="55778,647075" table:display="true" table:show-details="true"/>
                <table:data-pilot-member table:name="55780,858806" table:display="true" table:show-details="true"/>
                <table:data-pilot-member table:name="55807,221094" table:display="true" table:show-details="true"/>
                <table:data-pilot-member table:name="62611,623556" table:display="true" table:show-details="true"/>
                <table:data-pilot-member table:name="62628,231917" table:display="true" table:show-details="true"/>
                <table:data-pilot-member table:name="62644,524511" table:display="true" table:show-details="true"/>
                <table:data-pilot-member table:name="62666,568267" table:display="true" table:show-details="true"/>
                <table:data-pilot-member table:name="62684,951811" table:display="true" table:show-details="true"/>
                <table:data-pilot-member table:name="62712,918572" table:display="true" table:show-details="true"/>
                <table:data-pilot-member table:name="62731,302911" table:display="true" table:show-details="true"/>
                <table:data-pilot-member table:name="62735,441261" table:display="true" table:show-details="true"/>
                <table:data-pilot-member table:name="62743,325244" table:display="true" table:show-details="true"/>
                <table:data-pilot-member table:name="62749,009967" table:display="true" table:show-details="true"/>
                <table:data-pilot-member table:name="69610,769075" table:display="true" table:show-details="true"/>
                <table:data-pilot-member table:name="69625,120265" table:display="true" table:show-details="true"/>
                <table:data-pilot-member table:name="69630,16369" table:display="true" table:show-details="true"/>
                <table:data-pilot-member table:name="69633,38386" table:display="true" table:show-details="true"/>
                <table:data-pilot-member table:name="69643,41828" table:display="true" table:show-details="true"/>
                <table:data-pilot-member table:name="69669,39828" table:display="true" table:show-details="true"/>
                <table:data-pilot-member table:name="69697,72881" table:display="true" table:show-details="true"/>
                <table:data-pilot-member table:name="69698,677705" table:display="true" table:show-details="true"/>
                <table:data-pilot-member table:name="69709,04571" table:display="true" table:show-details="true"/>
                <table:data-pilot-member table:name="69736,545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mp_maks" tableooo:display-name="comp_maks – sorted_bst" table:orientation="data" table:used-hierarchy="0" table:function="average">
            <table:data-pilot-level table:show-empty="false" calcext:repeat-item-labels="false">
              <table:data-pilot-members>
                <table:data-pilot-member table:name="19999" table:display="true" table:show-details="true"/>
                <table:data-pilot-member table:name="39999" table:display="true" table:show-details="true"/>
                <table:data-pilot-member table:name="59999" table:display="true" table:show-details="true"/>
                <table:data-pilot-member table:name="79999" table:display="true" table:show-details="true"/>
                <table:data-pilot-member table:name="99999" table:display="true" table:show-details="true"/>
                <table:data-pilot-member table:name="119999" table:display="true" table:show-details="true"/>
                <table:data-pilot-member table:name="139999" table:display="true" table:show-details="true"/>
                <table:data-pilot-member table:name="159999" table:display="true" table:show-details="true"/>
                <table:data-pilot-member table:name="179999" table:display="true" table:show-details="true"/>
                <table:data-pilot-member table:name="1999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ads_avg" tableooo:display-name="reads_avg – sorted_bst" table:orientation="data" table:used-hierarchy="0" table:function="average">
            <table:data-pilot-level table:show-empty="false" calcext:repeat-item-labels="false">
              <table:data-pilot-members>
                <table:data-pilot-member table:name="1951,1846" table:display="true" table:show-details="true"/>
                <table:data-pilot-member table:name="1953,1289" table:display="true" table:show-details="true"/>
                <table:data-pilot-member table:name="1958,54235" table:display="true" table:show-details="true"/>
                <table:data-pilot-member table:name="1959,5734" table:display="true" table:show-details="true"/>
                <table:data-pilot-member table:name="1960,4578" table:display="true" table:show-details="true"/>
                <table:data-pilot-member table:name="1960,90445" table:display="true" table:show-details="true"/>
                <table:data-pilot-member table:name="1961,7778" table:display="true" table:show-details="true"/>
                <table:data-pilot-member table:name="1964,0926" table:display="true" table:show-details="true"/>
                <table:data-pilot-member table:name="1965,8103" table:display="true" table:show-details="true"/>
                <table:data-pilot-member table:name="1968,98755" table:display="true" table:show-details="true"/>
                <table:data-pilot-member table:name="1971,7581" table:display="true" table:show-details="true"/>
                <table:data-pilot-member table:name="1972,7098" table:display="true" table:show-details="true"/>
                <table:data-pilot-member table:name="1974,1934" table:display="true" table:show-details="true"/>
                <table:data-pilot-member table:name="1975,9641" table:display="true" table:show-details="true"/>
                <table:data-pilot-member table:name="1976,7778" table:display="true" table:show-details="true"/>
                <table:data-pilot-member table:name="1979,08725" table:display="true" table:show-details="true"/>
                <table:data-pilot-member table:name="1979,8258" table:display="true" table:show-details="true"/>
                <table:data-pilot-member table:name="1988,33745" table:display="true" table:show-details="true"/>
                <table:data-pilot-member table:name="1989,76885" table:display="true" table:show-details="true"/>
                <table:data-pilot-member table:name="1992,13605" table:display="true" table:show-details="true"/>
                <table:data-pilot-member table:name="3893,35405" table:display="true" table:show-details="true"/>
                <table:data-pilot-member table:name="3903,131125" table:display="true" table:show-details="true"/>
                <table:data-pilot-member table:name="3904,418225" table:display="true" table:show-details="true"/>
                <table:data-pilot-member table:name="3915,29565" table:display="true" table:show-details="true"/>
                <table:data-pilot-member table:name="3916,843475" table:display="true" table:show-details="true"/>
                <table:data-pilot-member table:name="3918,216675" table:display="true" table:show-details="true"/>
                <table:data-pilot-member table:name="3918,263225" table:display="true" table:show-details="true"/>
                <table:data-pilot-member table:name="3920,3548" table:display="true" table:show-details="true"/>
                <table:data-pilot-member table:name="3921,68455" table:display="true" table:show-details="true"/>
                <table:data-pilot-member table:name="3923,7275" table:display="true" table:show-details="true"/>
                <table:data-pilot-member table:name="3929,080025" table:display="true" table:show-details="true"/>
                <table:data-pilot-member table:name="3931,326" table:display="true" table:show-details="true"/>
                <table:data-pilot-member table:name="3940,791325" table:display="true" table:show-details="true"/>
                <table:data-pilot-member table:name="3943,72" table:display="true" table:show-details="true"/>
                <table:data-pilot-member table:name="3945,42835" table:display="true" table:show-details="true"/>
                <table:data-pilot-member table:name="3945,726525" table:display="true" table:show-details="true"/>
                <table:data-pilot-member table:name="3951,44785" table:display="true" table:show-details="true"/>
                <table:data-pilot-member table:name="3953,063575" table:display="true" table:show-details="true"/>
                <table:data-pilot-member table:name="3954,777925" table:display="true" table:show-details="true"/>
                <table:data-pilot-member table:name="3966,633775" table:display="true" table:show-details="true"/>
                <table:data-pilot-member table:name="5851,4414" table:display="true" table:show-details="true"/>
                <table:data-pilot-member table:name="5870,319683" table:display="true" table:show-details="true"/>
                <table:data-pilot-member table:name="5875,625317" table:display="true" table:show-details="true"/>
                <table:data-pilot-member table:name="5885,475067" table:display="true" table:show-details="true"/>
                <table:data-pilot-member table:name="5885,947433" table:display="true" table:show-details="true"/>
                <table:data-pilot-member table:name="5889,164067" table:display="true" table:show-details="true"/>
                <table:data-pilot-member table:name="5899,883533" table:display="true" table:show-details="true"/>
                <table:data-pilot-member table:name="5909,9891" table:display="true" table:show-details="true"/>
                <table:data-pilot-member table:name="5910,004717" table:display="true" table:show-details="true"/>
                <table:data-pilot-member table:name="5912,629217" table:display="true" table:show-details="true"/>
                <table:data-pilot-member table:name="5914,310317" table:display="true" table:show-details="true"/>
                <table:data-pilot-member table:name="5915,601567" table:display="true" table:show-details="true"/>
                <table:data-pilot-member table:name="5916,832883" table:display="true" table:show-details="true"/>
                <table:data-pilot-member table:name="5922,58275" table:display="true" table:show-details="true"/>
                <table:data-pilot-member table:name="5927,704033" table:display="true" table:show-details="true"/>
                <table:data-pilot-member table:name="5928,178017" table:display="true" table:show-details="true"/>
                <table:data-pilot-member table:name="5931,756267" table:display="true" table:show-details="true"/>
                <table:data-pilot-member table:name="5940,5608" table:display="true" table:show-details="true"/>
                <table:data-pilot-member table:name="5941,71065" table:display="true" table:show-details="true"/>
                <table:data-pilot-member table:name="5959,006917" table:display="true" table:show-details="true"/>
                <table:data-pilot-member table:name="7783,803287" table:display="true" table:show-details="true"/>
                <table:data-pilot-member table:name="7819,557537" table:display="true" table:show-details="true"/>
                <table:data-pilot-member table:name="7825,243575" table:display="true" table:show-details="true"/>
                <table:data-pilot-member table:name="7825,861963" table:display="true" table:show-details="true"/>
                <table:data-pilot-member table:name="7833,998" table:display="true" table:show-details="true"/>
                <table:data-pilot-member table:name="7834,928362" table:display="true" table:show-details="true"/>
                <table:data-pilot-member table:name="7838,691488" table:display="true" table:show-details="true"/>
                <table:data-pilot-member table:name="7846,190787" table:display="true" table:show-details="true"/>
                <table:data-pilot-member table:name="7853,71565" table:display="true" table:show-details="true"/>
                <table:data-pilot-member table:name="7858,555825" table:display="true" table:show-details="true"/>
                <table:data-pilot-member table:name="7859,2176" table:display="true" table:show-details="true"/>
                <table:data-pilot-member table:name="7863,54005" table:display="true" table:show-details="true"/>
                <table:data-pilot-member table:name="7866,637675" table:display="true" table:show-details="true"/>
                <table:data-pilot-member table:name="7874,62285" table:display="true" table:show-details="true"/>
                <table:data-pilot-member table:name="7874,740813" table:display="true" table:show-details="true"/>
                <table:data-pilot-member table:name="7883,276963" table:display="true" table:show-details="true"/>
                <table:data-pilot-member table:name="7888,317788" table:display="true" table:show-details="true"/>
                <table:data-pilot-member table:name="7898,020763" table:display="true" table:show-details="true"/>
                <table:data-pilot-member table:name="7911,376675" table:display="true" table:show-details="true"/>
                <table:data-pilot-member table:name="7914,041512" table:display="true" table:show-details="true"/>
                <table:data-pilot-member table:name="9760,87412" table:display="true" table:show-details="true"/>
                <table:data-pilot-member table:name="9777,11535" table:display="true" table:show-details="true"/>
                <table:data-pilot-member table:name="9788,06459" table:display="true" table:show-details="true"/>
                <table:data-pilot-member table:name="9789,26845" table:display="true" table:show-details="true"/>
                <table:data-pilot-member table:name="9807,39971" table:display="true" table:show-details="true"/>
                <table:data-pilot-member table:name="9811,33875" table:display="true" table:show-details="true"/>
                <table:data-pilot-member table:name="9819,97386" table:display="true" table:show-details="true"/>
                <table:data-pilot-member table:name="9821,88075" table:display="true" table:show-details="true"/>
                <table:data-pilot-member table:name="9825,31592" table:display="true" table:show-details="true"/>
                <table:data-pilot-member table:name="9835,48169" table:display="true" table:show-details="true"/>
                <table:data-pilot-member table:name="9837,36197" table:display="true" table:show-details="true"/>
                <table:data-pilot-member table:name="9841,75482" table:display="true" table:show-details="true"/>
                <table:data-pilot-member table:name="9842,84678" table:display="true" table:show-details="true"/>
                <table:data-pilot-member table:name="9845,77438" table:display="true" table:show-details="true"/>
                <table:data-pilot-member table:name="9846,69381" table:display="true" table:show-details="true"/>
                <table:data-pilot-member table:name="9851,06835" table:display="true" table:show-details="true"/>
                <table:data-pilot-member table:name="9852,40138" table:display="true" table:show-details="true"/>
                <table:data-pilot-member table:name="9858,90613" table:display="true" table:show-details="true"/>
                <table:data-pilot-member table:name="9866,05426" table:display="true" table:show-details="true"/>
                <table:data-pilot-member table:name="9873,99172" table:display="true" table:show-details="true"/>
                <table:data-pilot-member table:name="11774,843133" table:display="true" table:show-details="true"/>
                <table:data-pilot-member table:name="11775,447975" table:display="true" table:show-details="true"/>
                <table:data-pilot-member table:name="11777,520025" table:display="true" table:show-details="true"/>
                <table:data-pilot-member table:name="11789,286817" table:display="true" table:show-details="true"/>
                <table:data-pilot-member table:name="11807,9578" table:display="true" table:show-details="true"/>
                <table:data-pilot-member table:name="11809,080692" table:display="true" table:show-details="true"/>
                <table:data-pilot-member table:name="11810,152892" table:display="true" table:show-details="true"/>
                <table:data-pilot-member table:name="11810,9831" table:display="true" table:show-details="true"/>
                <table:data-pilot-member table:name="11813,822408" table:display="true" table:show-details="true"/>
                <table:data-pilot-member table:name="11815,156442" table:display="true" table:show-details="true"/>
                <table:data-pilot-member table:name="11817,2619" table:display="true" table:show-details="true"/>
                <table:data-pilot-member table:name="11817,351358" table:display="true" table:show-details="true"/>
                <table:data-pilot-member table:name="11820,283642" table:display="true" table:show-details="true"/>
                <table:data-pilot-member table:name="11825,726092" table:display="true" table:show-details="true"/>
                <table:data-pilot-member table:name="11827,310075" table:display="true" table:show-details="true"/>
                <table:data-pilot-member table:name="11839,290875" table:display="true" table:show-details="true"/>
                <table:data-pilot-member table:name="11843,538558" table:display="true" table:show-details="true"/>
                <table:data-pilot-member table:name="11849,367758" table:display="true" table:show-details="true"/>
                <table:data-pilot-member table:name="11851,4025" table:display="true" table:show-details="true"/>
                <table:data-pilot-member table:name="11886,567725" table:display="true" table:show-details="true"/>
                <table:data-pilot-member table:name="13679,93395" table:display="true" table:show-details="true"/>
                <table:data-pilot-member table:name="13703,803207" table:display="true" table:show-details="true"/>
                <table:data-pilot-member table:name="13729,054907" table:display="true" table:show-details="true"/>
                <table:data-pilot-member table:name="13734,205293" table:display="true" table:show-details="true"/>
                <table:data-pilot-member table:name="13736,781271" table:display="true" table:show-details="true"/>
                <table:data-pilot-member table:name="13740,935621" table:display="true" table:show-details="true"/>
                <table:data-pilot-member table:name="13753,089936" table:display="true" table:show-details="true"/>
                <table:data-pilot-member table:name="13774,170314" table:display="true" table:show-details="true"/>
                <table:data-pilot-member table:name="13777,158171" table:display="true" table:show-details="true"/>
                <table:data-pilot-member table:name="13777,281879" table:display="true" table:show-details="true"/>
                <table:data-pilot-member table:name="13781,017143" table:display="true" table:show-details="true"/>
                <table:data-pilot-member table:name="13792,943029" table:display="true" table:show-details="true"/>
                <table:data-pilot-member table:name="13804,361064" table:display="true" table:show-details="true"/>
                <table:data-pilot-member table:name="13834,359143" table:display="true" table:show-details="true"/>
                <table:data-pilot-member table:name="15682,971931" table:display="true" table:show-details="true"/>
                <table:data-pilot-member table:name="15699,945619" table:display="true" table:show-details="true"/>
                <table:data-pilot-member table:name="15741,240375" table:display="true" table:show-details="true"/>
                <table:data-pilot-member table:name="15747,832231" table:display="true" table:show-details="true"/>
                <table:data-pilot-member table:name="15751,721225" table:display="true" table:show-details="true"/>
                <table:data-pilot-member table:name="15756,842538" table:display="true" table:show-details="true"/>
                <table:data-pilot-member table:name="15763,567444" table:display="true" table:show-details="true"/>
                <table:data-pilot-member table:name="15779,844237" table:display="true" table:show-details="true"/>
                <table:data-pilot-member table:name="15782,055637" table:display="true" table:show-details="true"/>
                <table:data-pilot-member table:name="15808,414937" table:display="true" table:show-details="true"/>
                <table:data-pilot-member table:name="17612,821267" table:display="true" table:show-details="true"/>
                <table:data-pilot-member table:name="17629,428378" table:display="true" table:show-details="true"/>
                <table:data-pilot-member table:name="17645,720794" table:display="true" table:show-details="true"/>
                <table:data-pilot-member table:name="17667,766094" table:display="true" table:show-details="true"/>
                <table:data-pilot-member table:name="17686,148878" table:display="true" table:show-details="true"/>
                <table:data-pilot-member table:name="17714,115406" table:display="true" table:show-details="true"/>
                <table:data-pilot-member table:name="17732,499133" table:display="true" table:show-details="true"/>
                <table:data-pilot-member table:name="17736,637711" table:display="true" table:show-details="true"/>
                <table:data-pilot-member table:name="17744,522194" table:display="true" table:show-details="true"/>
                <table:data-pilot-member table:name="17750,205344" table:display="true" table:show-details="true"/>
                <table:data-pilot-member table:name="19611,965795" table:display="true" table:show-details="true"/>
                <table:data-pilot-member table:name="19626,31662" table:display="true" table:show-details="true"/>
                <table:data-pilot-member table:name="19631,36031" table:display="true" table:show-details="true"/>
                <table:data-pilot-member table:name="19634,58146" table:display="true" table:show-details="true"/>
                <table:data-pilot-member table:name="19644,614455" table:display="true" table:show-details="true"/>
                <table:data-pilot-member table:name="19670,59519" table:display="true" table:show-details="true"/>
                <table:data-pilot-member table:name="19698,925625" table:display="true" table:show-details="true"/>
                <table:data-pilot-member table:name="19699,873845" table:display="true" table:show-details="true"/>
                <table:data-pilot-member table:name="19710,243015" table:display="true" table:show-details="true"/>
                <table:data-pilot-member table:name="19737,74255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ads_maks" tableooo:display-name="reads_maks – sorted_bst" table:orientation="data" table:used-hierarchy="0" table:function="average">
            <table:data-pilot-level table:show-empty="false" calcext:repeat-item-labels="false">
              <table:data-pilot-members>
                <table:data-pilot-member table:name="9814" table:display="true" table:show-details="true"/>
                <table:data-pilot-member table:name="9870" table:display="true" table:show-details="true"/>
                <table:data-pilot-member table:name="9871" table:display="true" table:show-details="true"/>
                <table:data-pilot-member table:name="9877" table:display="true" table:show-details="true"/>
                <table:data-pilot-member table:name="9885" table:display="true" table:show-details="true"/>
                <table:data-pilot-member table:name="9888" table:display="true" table:show-details="true"/>
                <table:data-pilot-member table:name="9894" table:display="true" table:show-details="true"/>
                <table:data-pilot-member table:name="9895" table:display="true" table:show-details="true"/>
                <table:data-pilot-member table:name="9902" table:display="true" table:show-details="true"/>
                <table:data-pilot-member table:name="9903" table:display="true" table:show-details="true"/>
                <table:data-pilot-member table:name="9906" table:display="true" table:show-details="true"/>
                <table:data-pilot-member table:name="9911" table:display="true" table:show-details="true"/>
                <table:data-pilot-member table:name="9929" table:display="true" table:show-details="true"/>
                <table:data-pilot-member table:name="9951" table:display="true" table:show-details="true"/>
                <table:data-pilot-member table:name="9971" table:display="true" table:show-details="true"/>
                <table:data-pilot-member table:name="9972" table:display="true" table:show-details="true"/>
                <table:data-pilot-member table:name="9974" table:display="true" table:show-details="true"/>
                <table:data-pilot-member table:name="9982" table:display="true" table:show-details="true"/>
                <table:data-pilot-member table:name="19793" table:display="true" table:show-details="true"/>
                <table:data-pilot-member table:name="19803" table:display="true" table:show-details="true"/>
                <table:data-pilot-member table:name="19807" table:display="true" table:show-details="true"/>
                <table:data-pilot-member table:name="19809" table:display="true" table:show-details="true"/>
                <table:data-pilot-member table:name="19823" table:display="true" table:show-details="true"/>
                <table:data-pilot-member table:name="19827" table:display="true" table:show-details="true"/>
                <table:data-pilot-member table:name="19833" table:display="true" table:show-details="true"/>
                <table:data-pilot-member table:name="19839" table:display="true" table:show-details="true"/>
                <table:data-pilot-member table:name="19855" table:display="true" table:show-details="true"/>
                <table:data-pilot-member table:name="19872" table:display="true" table:show-details="true"/>
                <table:data-pilot-member table:name="19882" table:display="true" table:show-details="true"/>
                <table:data-pilot-member table:name="19890" table:display="true" table:show-details="true"/>
                <table:data-pilot-member table:name="19892" table:display="true" table:show-details="true"/>
                <table:data-pilot-member table:name="19896" table:display="true" table:show-details="true"/>
                <table:data-pilot-member table:name="19897" table:display="true" table:show-details="true"/>
                <table:data-pilot-member table:name="19898" table:display="true" table:show-details="true"/>
                <table:data-pilot-member table:name="19928" table:display="true" table:show-details="true"/>
                <table:data-pilot-member table:name="19946" table:display="true" table:show-details="true"/>
                <table:data-pilot-member table:name="19981" table:display="true" table:show-details="true"/>
                <table:data-pilot-member table:name="29598" table:display="true" table:show-details="true"/>
                <table:data-pilot-member table:name="29770" table:display="true" table:show-details="true"/>
                <table:data-pilot-member table:name="29803" table:display="true" table:show-details="true"/>
                <table:data-pilot-member table:name="29826" table:display="true" table:show-details="true"/>
                <table:data-pilot-member table:name="29830" table:display="true" table:show-details="true"/>
                <table:data-pilot-member table:name="29861" table:display="true" table:show-details="true"/>
                <table:data-pilot-member table:name="29864" table:display="true" table:show-details="true"/>
                <table:data-pilot-member table:name="29879" table:display="true" table:show-details="true"/>
                <table:data-pilot-member table:name="29881" table:display="true" table:show-details="true"/>
                <table:data-pilot-member table:name="29897" table:display="true" table:show-details="true"/>
                <table:data-pilot-member table:name="29909" table:display="true" table:show-details="true"/>
                <table:data-pilot-member table:name="29924" table:display="true" table:show-details="true"/>
                <table:data-pilot-member table:name="29939" table:display="true" table:show-details="true"/>
                <table:data-pilot-member table:name="29940" table:display="true" table:show-details="true"/>
                <table:data-pilot-member table:name="29942" table:display="true" table:show-details="true"/>
                <table:data-pilot-member table:name="29947" table:display="true" table:show-details="true"/>
                <table:data-pilot-member table:name="29949" table:display="true" table:show-details="true"/>
                <table:data-pilot-member table:name="29955" table:display="true" table:show-details="true"/>
                <table:data-pilot-member table:name="29962" table:display="true" table:show-details="true"/>
                <table:data-pilot-member table:name="29971" table:display="true" table:show-details="true"/>
                <table:data-pilot-member table:name="39594" table:display="true" table:show-details="true"/>
                <table:data-pilot-member table:name="39660" table:display="true" table:show-details="true"/>
                <table:data-pilot-member table:name="39733" table:display="true" table:show-details="true"/>
                <table:data-pilot-member table:name="39793" table:display="true" table:show-details="true"/>
                <table:data-pilot-member table:name="39799" table:display="true" table:show-details="true"/>
                <table:data-pilot-member table:name="39802" table:display="true" table:show-details="true"/>
                <table:data-pilot-member table:name="39812" table:display="true" table:show-details="true"/>
                <table:data-pilot-member table:name="39813" table:display="true" table:show-details="true"/>
                <table:data-pilot-member table:name="39830" table:display="true" table:show-details="true"/>
                <table:data-pilot-member table:name="39838" table:display="true" table:show-details="true"/>
                <table:data-pilot-member table:name="39862" table:display="true" table:show-details="true"/>
                <table:data-pilot-member table:name="39866" table:display="true" table:show-details="true"/>
                <table:data-pilot-member table:name="39895" table:display="true" table:show-details="true"/>
                <table:data-pilot-member table:name="39905" table:display="true" table:show-details="true"/>
                <table:data-pilot-member table:name="39909" table:display="true" table:show-details="true"/>
                <table:data-pilot-member table:name="39916" table:display="true" table:show-details="true"/>
                <table:data-pilot-member table:name="39940" table:display="true" table:show-details="true"/>
                <table:data-pilot-member table:name="39941" table:display="true" table:show-details="true"/>
                <table:data-pilot-member table:name="39977" table:display="true" table:show-details="true"/>
                <table:data-pilot-member table:name="49616" table:display="true" table:show-details="true"/>
                <table:data-pilot-member table:name="49625" table:display="true" table:show-details="true"/>
                <table:data-pilot-member table:name="49659" table:display="true" table:show-details="true"/>
                <table:data-pilot-member table:name="49680" table:display="true" table:show-details="true"/>
                <table:data-pilot-member table:name="49749" table:display="true" table:show-details="true"/>
                <table:data-pilot-member table:name="49772" table:display="true" table:show-details="true"/>
                <table:data-pilot-member table:name="49774" table:display="true" table:show-details="true"/>
                <table:data-pilot-member table:name="49781" table:display="true" table:show-details="true"/>
                <table:data-pilot-member table:name="49812" table:display="true" table:show-details="true"/>
                <table:data-pilot-member table:name="49817" table:display="true" table:show-details="true"/>
                <table:data-pilot-member table:name="49824" table:display="true" table:show-details="true"/>
                <table:data-pilot-member table:name="49829" table:display="true" table:show-details="true"/>
                <table:data-pilot-member table:name="49840" table:display="true" table:show-details="true"/>
                <table:data-pilot-member table:name="49855" table:display="true" table:show-details="true"/>
                <table:data-pilot-member table:name="49856" table:display="true" table:show-details="true"/>
                <table:data-pilot-member table:name="49863" table:display="true" table:show-details="true"/>
                <table:data-pilot-member table:name="49865" table:display="true" table:show-details="true"/>
                <table:data-pilot-member table:name="49889" table:display="true" table:show-details="true"/>
                <table:data-pilot-member table:name="49915" table:display="true" table:show-details="true"/>
                <table:data-pilot-member table:name="49924" table:display="true" table:show-details="true"/>
                <table:data-pilot-member table:name="59594" table:display="true" table:show-details="true"/>
                <table:data-pilot-member table:name="59632" table:display="true" table:show-details="true"/>
                <table:data-pilot-member table:name="59652" table:display="true" table:show-details="true"/>
                <table:data-pilot-member table:name="59662" table:display="true" table:show-details="true"/>
                <table:data-pilot-member table:name="59663" table:display="true" table:show-details="true"/>
                <table:data-pilot-member table:name="59670" table:display="true" table:show-details="true"/>
                <table:data-pilot-member table:name="59690" table:display="true" table:show-details="true"/>
                <table:data-pilot-member table:name="59702" table:display="true" table:show-details="true"/>
                <table:data-pilot-member table:name="59729" table:display="true" table:show-details="true"/>
                <table:data-pilot-member table:name="59733" table:display="true" table:show-details="true"/>
                <table:data-pilot-member table:name="59765" table:display="true" table:show-details="true"/>
                <table:data-pilot-member table:name="59817" table:display="true" table:show-details="true"/>
                <table:data-pilot-member table:name="59826" table:display="true" table:show-details="true"/>
                <table:data-pilot-member table:name="59871" table:display="true" table:show-details="true"/>
                <table:data-pilot-member table:name="59877" table:display="true" table:show-details="true"/>
                <table:data-pilot-member table:name="59904" table:display="true" table:show-details="true"/>
                <table:data-pilot-member table:name="59917" table:display="true" table:show-details="true"/>
                <table:data-pilot-member table:name="59947" table:display="true" table:show-details="true"/>
                <table:data-pilot-member table:name="59953" table:display="true" table:show-details="true"/>
                <table:data-pilot-member table:name="59960" table:display="true" table:show-details="true"/>
                <table:data-pilot-member table:name="69535" table:display="true" table:show-details="true"/>
                <table:data-pilot-member table:name="69536" table:display="true" table:show-details="true"/>
                <table:data-pilot-member table:name="69609" table:display="true" table:show-details="true"/>
                <table:data-pilot-member table:name="69666" table:display="true" table:show-details="true"/>
                <table:data-pilot-member table:name="69745" table:display="true" table:show-details="true"/>
                <table:data-pilot-member table:name="69756" table:display="true" table:show-details="true"/>
                <table:data-pilot-member table:name="69772" table:display="true" table:show-details="true"/>
                <table:data-pilot-member table:name="69789" table:display="true" table:show-details="true"/>
                <table:data-pilot-member table:name="69807" table:display="true" table:show-details="true"/>
                <table:data-pilot-member table:name="69894" table:display="true" table:show-details="true"/>
                <table:data-pilot-member table:name="69905" table:display="true" table:show-details="true"/>
                <table:data-pilot-member table:name="69907" table:display="true" table:show-details="true"/>
                <table:data-pilot-member table:name="69933" table:display="true" table:show-details="true"/>
                <table:data-pilot-member table:name="69963" table:display="true" table:show-details="true"/>
                <table:data-pilot-member table:name="79609" table:display="true" table:show-details="true"/>
                <table:data-pilot-member table:name="79643" table:display="true" table:show-details="true"/>
                <table:data-pilot-member table:name="79666" table:display="true" table:show-details="true"/>
                <table:data-pilot-member table:name="79714" table:display="true" table:show-details="true"/>
                <table:data-pilot-member table:name="79740" table:display="true" table:show-details="true"/>
                <table:data-pilot-member table:name="79805" table:display="true" table:show-details="true"/>
                <table:data-pilot-member table:name="79904" table:display="true" table:show-details="true"/>
                <table:data-pilot-member table:name="79909" table:display="true" table:show-details="true"/>
                <table:data-pilot-member table:name="79921" table:display="true" table:show-details="true"/>
                <table:data-pilot-member table:name="79927" table:display="true" table:show-details="true"/>
                <table:data-pilot-member table:name="89564" table:display="true" table:show-details="true"/>
                <table:data-pilot-member table:name="89628" table:display="true" table:show-details="true"/>
                <table:data-pilot-member table:name="89635" table:display="true" table:show-details="true"/>
                <table:data-pilot-member table:name="89639" table:display="true" table:show-details="true"/>
                <table:data-pilot-member table:name="89669" table:display="true" table:show-details="true"/>
                <table:data-pilot-member table:name="89714" table:display="true" table:show-details="true"/>
                <table:data-pilot-member table:name="89759" table:display="true" table:show-details="true"/>
                <table:data-pilot-member table:name="89841" table:display="true" table:show-details="true"/>
                <table:data-pilot-member table:name="89866" table:display="true" table:show-details="true"/>
                <table:data-pilot-member table:name="89893" table:display="true" table:show-details="true"/>
                <table:data-pilot-member table:name="99611" table:display="true" table:show-details="true"/>
                <table:data-pilot-member table:name="99633" table:display="true" table:show-details="true"/>
                <table:data-pilot-member table:name="99663" table:display="true" table:show-details="true"/>
                <table:data-pilot-member table:name="99698" table:display="true" table:show-details="true"/>
                <table:data-pilot-member table:name="99763" table:display="true" table:show-details="true"/>
                <table:data-pilot-member table:name="99801" table:display="true" table:show-details="true"/>
                <table:data-pilot-member table:name="99869" table:display="true" table:show-details="true"/>
                <table:data-pilot-member table:name="99899" table:display="true" table:show-details="true"/>
                <table:data-pilot-member table:name="99918" table:display="true" table:show-details="true"/>
                <table:data-pilot-member table:name="9993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_avg" tableooo:display-name="h_avg – sorted_bst" table:orientation="data" table:used-hierarchy="0" table:function="average">
            <table:data-pilot-level table:show-empty="false" calcext:repeat-item-labels="false">
              <table:data-pilot-members>
                <table:data-pilot-member table:name="6408,7999" table:display="true" table:show-details="true"/>
                <table:data-pilot-member table:name="6412,5057" table:display="true" table:show-details="true"/>
                <table:data-pilot-member table:name="6422,2929" table:display="true" table:show-details="true"/>
                <table:data-pilot-member table:name="6427,72765" table:display="true" table:show-details="true"/>
                <table:data-pilot-member table:name="6428,6435" table:display="true" table:show-details="true"/>
                <table:data-pilot-member table:name="6430,4557" table:display="true" table:show-details="true"/>
                <table:data-pilot-member table:name="6431,2596" table:display="true" table:show-details="true"/>
                <table:data-pilot-member table:name="6431,8309" table:display="true" table:show-details="true"/>
                <table:data-pilot-member table:name="6433,559" table:display="true" table:show-details="true"/>
                <table:data-pilot-member table:name="6435,2535" table:display="true" table:show-details="true"/>
                <table:data-pilot-member table:name="6436,45855" table:display="true" table:show-details="true"/>
                <table:data-pilot-member table:name="6439,20075" table:display="true" table:show-details="true"/>
                <table:data-pilot-member table:name="6440,6632" table:display="true" table:show-details="true"/>
                <table:data-pilot-member table:name="6444,13525" table:display="true" table:show-details="true"/>
                <table:data-pilot-member table:name="6444,9889" table:display="true" table:show-details="true"/>
                <table:data-pilot-member table:name="6445,3998" table:display="true" table:show-details="true"/>
                <table:data-pilot-member table:name="6447,6351" table:display="true" table:show-details="true"/>
                <table:data-pilot-member table:name="6449,12815" table:display="true" table:show-details="true"/>
                <table:data-pilot-member table:name="6455,3445" table:display="true" table:show-details="true"/>
                <table:data-pilot-member table:name="6458,88725" table:display="true" table:show-details="true"/>
                <table:data-pilot-member table:name="12831,142275" table:display="true" table:show-details="true"/>
                <table:data-pilot-member table:name="12845,262825" table:display="true" table:show-details="true"/>
                <table:data-pilot-member table:name="12846,028125" table:display="true" table:show-details="true"/>
                <table:data-pilot-member table:name="12848,15755" table:display="true" table:show-details="true"/>
                <table:data-pilot-member table:name="12852,407175" table:display="true" table:show-details="true"/>
                <table:data-pilot-member table:name="12853,025025" table:display="true" table:show-details="true"/>
                <table:data-pilot-member table:name="12855,32705" table:display="true" table:show-details="true"/>
                <table:data-pilot-member table:name="12858,9583" table:display="true" table:show-details="true"/>
                <table:data-pilot-member table:name="12859,09655" table:display="true" table:show-details="true"/>
                <table:data-pilot-member table:name="12861,5067" table:display="true" table:show-details="true"/>
                <table:data-pilot-member table:name="12869,3923" table:display="true" table:show-details="true"/>
                <table:data-pilot-member table:name="12869,528575" table:display="true" table:show-details="true"/>
                <table:data-pilot-member table:name="12873,356725" table:display="true" table:show-details="true"/>
                <table:data-pilot-member table:name="12874,372875" table:display="true" table:show-details="true"/>
                <table:data-pilot-member table:name="12877,641575" table:display="true" table:show-details="true"/>
                <table:data-pilot-member table:name="12878,160975" table:display="true" table:show-details="true"/>
                <table:data-pilot-member table:name="12878,505825" table:display="true" table:show-details="true"/>
                <table:data-pilot-member table:name="12882,8166" table:display="true" table:show-details="true"/>
                <table:data-pilot-member table:name="12889,221875" table:display="true" table:show-details="true"/>
                <table:data-pilot-member table:name="12892,36895" table:display="true" table:show-details="true"/>
                <table:data-pilot-member table:name="19271,08995" table:display="true" table:show-details="true"/>
                <table:data-pilot-member table:name="19273,974533" table:display="true" table:show-details="true"/>
                <table:data-pilot-member table:name="19276,1934" table:display="true" table:show-details="true"/>
                <table:data-pilot-member table:name="19291,443117" table:display="true" table:show-details="true"/>
                <table:data-pilot-member table:name="19291,778667" table:display="true" table:show-details="true"/>
                <table:data-pilot-member table:name="19292,64555" table:display="true" table:show-details="true"/>
                <table:data-pilot-member table:name="19293,579717" table:display="true" table:show-details="true"/>
                <table:data-pilot-member table:name="19296,097067" table:display="true" table:show-details="true"/>
                <table:data-pilot-member table:name="19301,915817" table:display="true" table:show-details="true"/>
                <table:data-pilot-member table:name="19302,44235" table:display="true" table:show-details="true"/>
                <table:data-pilot-member table:name="19303,347367" table:display="true" table:show-details="true"/>
                <table:data-pilot-member table:name="19303,677733" table:display="true" table:show-details="true"/>
                <table:data-pilot-member table:name="19304,98345" table:display="true" table:show-details="true"/>
                <table:data-pilot-member table:name="19305,596467" table:display="true" table:show-details="true"/>
                <table:data-pilot-member table:name="19305,738583" table:display="true" table:show-details="true"/>
                <table:data-pilot-member table:name="19306,688733" table:display="true" table:show-details="true"/>
                <table:data-pilot-member table:name="19308,327783" table:display="true" table:show-details="true"/>
                <table:data-pilot-member table:name="19310,782067" table:display="true" table:show-details="true"/>
                <table:data-pilot-member table:name="19318,2478" table:display="true" table:show-details="true"/>
                <table:data-pilot-member table:name="19328,77215" table:display="true" table:show-details="true"/>
                <table:data-pilot-member table:name="25702,571137" table:display="true" table:show-details="true"/>
                <table:data-pilot-member table:name="25712,847513" table:display="true" table:show-details="true"/>
                <table:data-pilot-member table:name="25716,860313" table:display="true" table:show-details="true"/>
                <table:data-pilot-member table:name="25719,690525" table:display="true" table:show-details="true"/>
                <table:data-pilot-member table:name="25720,600338" table:display="true" table:show-details="true"/>
                <table:data-pilot-member table:name="25721,137575" table:display="true" table:show-details="true"/>
                <table:data-pilot-member table:name="25727,885038" table:display="true" table:show-details="true"/>
                <table:data-pilot-member table:name="25728,724387" table:display="true" table:show-details="true"/>
                <table:data-pilot-member table:name="25730,072037" table:display="true" table:show-details="true"/>
                <table:data-pilot-member table:name="25730,27575" table:display="true" table:show-details="true"/>
                <table:data-pilot-member table:name="25730,889162" table:display="true" table:show-details="true"/>
                <table:data-pilot-member table:name="25733,181025" table:display="true" table:show-details="true"/>
                <table:data-pilot-member table:name="25733,891275" table:display="true" table:show-details="true"/>
                <table:data-pilot-member table:name="25746,7507" table:display="true" table:show-details="true"/>
                <table:data-pilot-member table:name="25759,874125" table:display="true" table:show-details="true"/>
                <table:data-pilot-member table:name="25761,051387" table:display="true" table:show-details="true"/>
                <table:data-pilot-member table:name="25761,949163" table:display="true" table:show-details="true"/>
                <table:data-pilot-member table:name="25763,485025" table:display="true" table:show-details="true"/>
                <table:data-pilot-member table:name="25773,753375" table:display="true" table:show-details="true"/>
                <table:data-pilot-member table:name="25779,31685" table:display="true" table:show-details="true"/>
                <table:data-pilot-member table:name="32126,63378" table:display="true" table:show-details="true"/>
                <table:data-pilot-member table:name="32132,34249" table:display="true" table:show-details="true"/>
                <table:data-pilot-member table:name="32132,60476" table:display="true" table:show-details="true"/>
                <table:data-pilot-member table:name="32141,29804" table:display="true" table:show-details="true"/>
                <table:data-pilot-member table:name="32144,55995" table:display="true" table:show-details="true"/>
                <table:data-pilot-member table:name="32144,8863" table:display="true" table:show-details="true"/>
                <table:data-pilot-member table:name="32146,89131" table:display="true" table:show-details="true"/>
                <table:data-pilot-member table:name="32154,76303" table:display="true" table:show-details="true"/>
                <table:data-pilot-member table:name="32161,01827" table:display="true" table:show-details="true"/>
                <table:data-pilot-member table:name="32164,91196" table:display="true" table:show-details="true"/>
                <table:data-pilot-member table:name="32167,42392" table:display="true" table:show-details="true"/>
                <table:data-pilot-member table:name="32173,36042" table:display="true" table:show-details="true"/>
                <table:data-pilot-member table:name="32175,92237" table:display="true" table:show-details="true"/>
                <table:data-pilot-member table:name="32181,04883" table:display="true" table:show-details="true"/>
                <table:data-pilot-member table:name="32185,47045" table:display="true" table:show-details="true"/>
                <table:data-pilot-member table:name="32191,70821" table:display="true" table:show-details="true"/>
                <table:data-pilot-member table:name="32192,77458" table:display="true" table:show-details="true"/>
                <table:data-pilot-member table:name="32193,11638" table:display="true" table:show-details="true"/>
                <table:data-pilot-member table:name="32194,92739" table:display="true" table:show-details="true"/>
                <table:data-pilot-member table:name="32243,79773" table:display="true" table:show-details="true"/>
                <table:data-pilot-member table:name="38572,022933" table:display="true" table:show-details="true"/>
                <table:data-pilot-member table:name="38580,80675" table:display="true" table:show-details="true"/>
                <table:data-pilot-member table:name="38585,765033" table:display="true" table:show-details="true"/>
                <table:data-pilot-member table:name="38587,989067" table:display="true" table:show-details="true"/>
                <table:data-pilot-member table:name="38601,9521" table:display="true" table:show-details="true"/>
                <table:data-pilot-member table:name="38608,670833" table:display="true" table:show-details="true"/>
                <table:data-pilot-member table:name="38609,517" table:display="true" table:show-details="true"/>
                <table:data-pilot-member table:name="38610,280475" table:display="true" table:show-details="true"/>
                <table:data-pilot-member table:name="38610,790617" table:display="true" table:show-details="true"/>
                <table:data-pilot-member table:name="38612,268683" table:display="true" table:show-details="true"/>
                <table:data-pilot-member table:name="38623,8975" table:display="true" table:show-details="true"/>
                <table:data-pilot-member table:name="38625,202133" table:display="true" table:show-details="true"/>
                <table:data-pilot-member table:name="38628,382925" table:display="true" table:show-details="true"/>
                <table:data-pilot-member table:name="38629,512792" table:display="true" table:show-details="true"/>
                <table:data-pilot-member table:name="38643,8494" table:display="true" table:show-details="true"/>
                <table:data-pilot-member table:name="38645,240642" table:display="true" table:show-details="true"/>
                <table:data-pilot-member table:name="38653,160067" table:display="true" table:show-details="true"/>
                <table:data-pilot-member table:name="38654,397308" table:display="true" table:show-details="true"/>
                <table:data-pilot-member table:name="38664,573533" table:display="true" table:show-details="true"/>
                <table:data-pilot-member table:name="38696,144158" table:display="true" table:show-details="true"/>
                <table:data-pilot-member table:name="45020,566764" table:display="true" table:show-details="true"/>
                <table:data-pilot-member table:name="45021,037707" table:display="true" table:show-details="true"/>
                <table:data-pilot-member table:name="45024,9863" table:display="true" table:show-details="true"/>
                <table:data-pilot-member table:name="45028,21" table:display="true" table:show-details="true"/>
                <table:data-pilot-member table:name="45029,857707" table:display="true" table:show-details="true"/>
                <table:data-pilot-member table:name="45030,478971" table:display="true" table:show-details="true"/>
                <table:data-pilot-member table:name="45043,351414" table:display="true" table:show-details="true"/>
                <table:data-pilot-member table:name="45049,552657" table:display="true" table:show-details="true"/>
                <table:data-pilot-member table:name="45052,418314" table:display="true" table:show-details="true"/>
                <table:data-pilot-member table:name="45054,467443" table:display="true" table:show-details="true"/>
                <table:data-pilot-member table:name="45070,698514" table:display="true" table:show-details="true"/>
                <table:data-pilot-member table:name="45071,150843" table:display="true" table:show-details="true"/>
                <table:data-pilot-member table:name="45096,797329" table:display="true" table:show-details="true"/>
                <table:data-pilot-member table:name="45097,001486" table:display="true" table:show-details="true"/>
                <table:data-pilot-member table:name="51423,707569" table:display="true" table:show-details="true"/>
                <table:data-pilot-member table:name="51459,74625" table:display="true" table:show-details="true"/>
                <table:data-pilot-member table:name="51463,01555" table:display="true" table:show-details="true"/>
                <table:data-pilot-member table:name="51472,255381" table:display="true" table:show-details="true"/>
                <table:data-pilot-member table:name="51479,626263" table:display="true" table:show-details="true"/>
                <table:data-pilot-member table:name="51494,66165" table:display="true" table:show-details="true"/>
                <table:data-pilot-member table:name="51495,631062" table:display="true" table:show-details="true"/>
                <table:data-pilot-member table:name="51499,082319" table:display="true" table:show-details="true"/>
                <table:data-pilot-member table:name="51499,37605" table:display="true" table:show-details="true"/>
                <table:data-pilot-member table:name="51588,357144" table:display="true" table:show-details="true"/>
                <table:data-pilot-member table:name="57857,145633" table:display="true" table:show-details="true"/>
                <table:data-pilot-member table:name="57875,596228" table:display="true" table:show-details="true"/>
                <table:data-pilot-member table:name="57882,330972" table:display="true" table:show-details="true"/>
                <table:data-pilot-member table:name="57887,421872" table:display="true" table:show-details="true"/>
                <table:data-pilot-member table:name="57894,512622" table:display="true" table:show-details="true"/>
                <table:data-pilot-member table:name="57899,283728" table:display="true" table:show-details="true"/>
                <table:data-pilot-member table:name="57905,898339" table:display="true" table:show-details="true"/>
                <table:data-pilot-member table:name="57921,088811" table:display="true" table:show-details="true"/>
                <table:data-pilot-member table:name="57963,965372" table:display="true" table:show-details="true"/>
                <table:data-pilot-member table:name="57983,557228" table:display="true" table:show-details="true"/>
                <table:data-pilot-member table:name="64302,87504" table:display="true" table:show-details="true"/>
                <table:data-pilot-member table:name="64303,62403" table:display="true" table:show-details="true"/>
                <table:data-pilot-member table:name="64306,36869" table:display="true" table:show-details="true"/>
                <table:data-pilot-member table:name="64315,260375" table:display="true" table:show-details="true"/>
                <table:data-pilot-member table:name="64343,478825" table:display="true" table:show-details="true"/>
                <table:data-pilot-member table:name="64351,52174" table:display="true" table:show-details="true"/>
                <table:data-pilot-member table:name="64353,07699" table:display="true" table:show-details="true"/>
                <table:data-pilot-member table:name="64361,292645" table:display="true" table:show-details="true"/>
                <table:data-pilot-member table:name="64365,294085" table:display="true" table:show-details="true"/>
                <table:data-pilot-member table:name="64396,8578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_final" tableooo:display-name="h_final – sorted_bst" table:orientation="data" table:used-hierarchy="0" table:function="average">
            <table:data-pilot-level table:show-empty="false" calcext:repeat-item-labels="false">
              <table:data-pilot-members>
                <table:data-pilot-member table:name="6015" table:display="true" table:show-details="true"/>
                <table:data-pilot-member table:name="6020" table:display="true" table:show-details="true"/>
                <table:data-pilot-member table:name="6028" table:display="true" table:show-details="true"/>
                <table:data-pilot-member table:name="6036" table:display="true" table:show-details="true"/>
                <table:data-pilot-member table:name="6042" table:display="true" table:show-details="true"/>
                <table:data-pilot-member table:name="6049" table:display="true" table:show-details="true"/>
                <table:data-pilot-member table:name="6051" table:display="true" table:show-details="true"/>
                <table:data-pilot-member table:name="6065" table:display="true" table:show-details="true"/>
                <table:data-pilot-member table:name="6071" table:display="true" table:show-details="true"/>
                <table:data-pilot-member table:name="6081" table:display="true" table:show-details="true"/>
                <table:data-pilot-member table:name="6083" table:display="true" table:show-details="true"/>
                <table:data-pilot-member table:name="6093" table:display="true" table:show-details="true"/>
                <table:data-pilot-member table:name="6094" table:display="true" table:show-details="true"/>
                <table:data-pilot-member table:name="6096" table:display="true" table:show-details="true"/>
                <table:data-pilot-member table:name="6105" table:display="true" table:show-details="true"/>
                <table:data-pilot-member table:name="6124" table:display="true" table:show-details="true"/>
                <table:data-pilot-member table:name="6127" table:display="true" table:show-details="true"/>
                <table:data-pilot-member table:name="6131" table:display="true" table:show-details="true"/>
                <table:data-pilot-member table:name="6134" table:display="true" table:show-details="true"/>
                <table:data-pilot-member table:name="12019" table:display="true" table:show-details="true"/>
                <table:data-pilot-member table:name="12063" table:display="true" table:show-details="true"/>
                <table:data-pilot-member table:name="12076" table:display="true" table:show-details="true"/>
                <table:data-pilot-member table:name="12083" table:display="true" table:show-details="true"/>
                <table:data-pilot-member table:name="12101" table:display="true" table:show-details="true"/>
                <table:data-pilot-member table:name="12107" table:display="true" table:show-details="true"/>
                <table:data-pilot-member table:name="12108" table:display="true" table:show-details="true"/>
                <table:data-pilot-member table:name="12113" table:display="true" table:show-details="true"/>
                <table:data-pilot-member table:name="12122" table:display="true" table:show-details="true"/>
                <table:data-pilot-member table:name="12138" table:display="true" table:show-details="true"/>
                <table:data-pilot-member table:name="12140" table:display="true" table:show-details="true"/>
                <table:data-pilot-member table:name="12150" table:display="true" table:show-details="true"/>
                <table:data-pilot-member table:name="12157" table:display="true" table:show-details="true"/>
                <table:data-pilot-member table:name="12162" table:display="true" table:show-details="true"/>
                <table:data-pilot-member table:name="12174" table:display="true" table:show-details="true"/>
                <table:data-pilot-member table:name="12177" table:display="true" table:show-details="true"/>
                <table:data-pilot-member table:name="12189" table:display="true" table:show-details="true"/>
                <table:data-pilot-member table:name="12218" table:display="true" table:show-details="true"/>
                <table:data-pilot-member table:name="18090" table:display="true" table:show-details="true"/>
                <table:data-pilot-member table:name="18098" table:display="true" table:show-details="true"/>
                <table:data-pilot-member table:name="18125" table:display="true" table:show-details="true"/>
                <table:data-pilot-member table:name="18143" table:display="true" table:show-details="true"/>
                <table:data-pilot-member table:name="18151" table:display="true" table:show-details="true"/>
                <table:data-pilot-member table:name="18155" table:display="true" table:show-details="true"/>
                <table:data-pilot-member table:name="18158" table:display="true" table:show-details="true"/>
                <table:data-pilot-member table:name="18167" table:display="true" table:show-details="true"/>
                <table:data-pilot-member table:name="18169" table:display="true" table:show-details="true"/>
                <table:data-pilot-member table:name="18171" table:display="true" table:show-details="true"/>
                <table:data-pilot-member table:name="18173" table:display="true" table:show-details="true"/>
                <table:data-pilot-member table:name="18178" table:display="true" table:show-details="true"/>
                <table:data-pilot-member table:name="18196" table:display="true" table:show-details="true"/>
                <table:data-pilot-member table:name="18199" table:display="true" table:show-details="true"/>
                <table:data-pilot-member table:name="18201" table:display="true" table:show-details="true"/>
                <table:data-pilot-member table:name="18210" table:display="true" table:show-details="true"/>
                <table:data-pilot-member table:name="18227" table:display="true" table:show-details="true"/>
                <table:data-pilot-member table:name="18233" table:display="true" table:show-details="true"/>
                <table:data-pilot-member table:name="18241" table:display="true" table:show-details="true"/>
                <table:data-pilot-member table:name="18283" table:display="true" table:show-details="true"/>
                <table:data-pilot-member table:name="24115" table:display="true" table:show-details="true"/>
                <table:data-pilot-member table:name="24147" table:display="true" table:show-details="true"/>
                <table:data-pilot-member table:name="24156" table:display="true" table:show-details="true"/>
                <table:data-pilot-member table:name="24176" table:display="true" table:show-details="true"/>
                <table:data-pilot-member table:name="24196" table:display="true" table:show-details="true"/>
                <table:data-pilot-member table:name="24200" table:display="true" table:show-details="true"/>
                <table:data-pilot-member table:name="24201" table:display="true" table:show-details="true"/>
                <table:data-pilot-member table:name="24203" table:display="true" table:show-details="true"/>
                <table:data-pilot-member table:name="24205" table:display="true" table:show-details="true"/>
                <table:data-pilot-member table:name="24220" table:display="true" table:show-details="true"/>
                <table:data-pilot-member table:name="24226" table:display="true" table:show-details="true"/>
                <table:data-pilot-member table:name="24249" table:display="true" table:show-details="true"/>
                <table:data-pilot-member table:name="24268" table:display="true" table:show-details="true"/>
                <table:data-pilot-member table:name="24279" table:display="true" table:show-details="true"/>
                <table:data-pilot-member table:name="24324" table:display="true" table:show-details="true"/>
                <table:data-pilot-member table:name="24325" table:display="true" table:show-details="true"/>
                <table:data-pilot-member table:name="24341" table:display="true" table:show-details="true"/>
                <table:data-pilot-member table:name="24375" table:display="true" table:show-details="true"/>
                <table:data-pilot-member table:name="24391" table:display="true" table:show-details="true"/>
                <table:data-pilot-member table:name="24430" table:display="true" table:show-details="true"/>
                <table:data-pilot-member table:name="30179" table:display="true" table:show-details="true"/>
                <table:data-pilot-member table:name="30182" table:display="true" table:show-details="true"/>
                <table:data-pilot-member table:name="30212" table:display="true" table:show-details="true"/>
                <table:data-pilot-member table:name="30232" table:display="true" table:show-details="true"/>
                <table:data-pilot-member table:name="30271" table:display="true" table:show-details="true"/>
                <table:data-pilot-member table:name="30275" table:display="true" table:show-details="true"/>
                <table:data-pilot-member table:name="30279" table:display="true" table:show-details="true"/>
                <table:data-pilot-member table:name="30292" table:display="true" table:show-details="true"/>
                <table:data-pilot-member table:name="30304" table:display="true" table:show-details="true"/>
                <table:data-pilot-member table:name="30305" table:display="true" table:show-details="true"/>
                <table:data-pilot-member table:name="30311" table:display="true" table:show-details="true"/>
                <table:data-pilot-member table:name="30332" table:display="true" table:show-details="true"/>
                <table:data-pilot-member table:name="30352" table:display="true" table:show-details="true"/>
                <table:data-pilot-member table:name="30367" table:display="true" table:show-details="true"/>
                <table:data-pilot-member table:name="30372" table:display="true" table:show-details="true"/>
                <table:data-pilot-member table:name="30388" table:display="true" table:show-details="true"/>
                <table:data-pilot-member table:name="30400" table:display="true" table:show-details="true"/>
                <table:data-pilot-member table:name="30405" table:display="true" table:show-details="true"/>
                <table:data-pilot-member table:name="30448" table:display="true" table:show-details="true"/>
                <table:data-pilot-member table:name="30455" table:display="true" table:show-details="true"/>
                <table:data-pilot-member table:name="36262" table:display="true" table:show-details="true"/>
                <table:data-pilot-member table:name="36309" table:display="true" table:show-details="true"/>
                <table:data-pilot-member table:name="36330" table:display="true" table:show-details="true"/>
                <table:data-pilot-member table:name="36346" table:display="true" table:show-details="true"/>
                <table:data-pilot-member table:name="36367" table:display="true" table:show-details="true"/>
                <table:data-pilot-member table:name="36379" table:display="true" table:show-details="true"/>
                <table:data-pilot-member table:name="36386" table:display="true" table:show-details="true"/>
                <table:data-pilot-member table:name="36387" table:display="true" table:show-details="true"/>
                <table:data-pilot-member table:name="36388" table:display="true" table:show-details="true"/>
                <table:data-pilot-member table:name="36398" table:display="true" table:show-details="true"/>
                <table:data-pilot-member table:name="36412" table:display="true" table:show-details="true"/>
                <table:data-pilot-member table:name="36437" table:display="true" table:show-details="true"/>
                <table:data-pilot-member table:name="36448" table:display="true" table:show-details="true"/>
                <table:data-pilot-member table:name="36457" table:display="true" table:show-details="true"/>
                <table:data-pilot-member table:name="36492" table:display="true" table:show-details="true"/>
                <table:data-pilot-member table:name="36501" table:display="true" table:show-details="true"/>
                <table:data-pilot-member table:name="36504" table:display="true" table:show-details="true"/>
                <table:data-pilot-member table:name="36510" table:display="true" table:show-details="true"/>
                <table:data-pilot-member table:name="36516" table:display="true" table:show-details="true"/>
                <table:data-pilot-member table:name="36661" table:display="true" table:show-details="true"/>
                <table:data-pilot-member table:name="42277" table:display="true" table:show-details="true"/>
                <table:data-pilot-member table:name="42304" table:display="true" table:show-details="true"/>
                <table:data-pilot-member table:name="42376" table:display="true" table:show-details="true"/>
                <table:data-pilot-member table:name="42389" table:display="true" table:show-details="true"/>
                <table:data-pilot-member table:name="42398" table:display="true" table:show-details="true"/>
                <table:data-pilot-member table:name="42415" table:display="true" table:show-details="true"/>
                <table:data-pilot-member table:name="42433" table:display="true" table:show-details="true"/>
                <table:data-pilot-member table:name="42434" table:display="true" table:show-details="true"/>
                <table:data-pilot-member table:name="42475" table:display="true" table:show-details="true"/>
                <table:data-pilot-member table:name="42513" table:display="true" table:show-details="true"/>
                <table:data-pilot-member table:name="42534" table:display="true" table:show-details="true"/>
                <table:data-pilot-member table:name="42539" table:display="true" table:show-details="true"/>
                <table:data-pilot-member table:name="42579" table:display="true" table:show-details="true"/>
                <table:data-pilot-member table:name="42663" table:display="true" table:show-details="true"/>
                <table:data-pilot-member table:name="48359" table:display="true" table:show-details="true"/>
                <table:data-pilot-member table:name="48453" table:display="true" table:show-details="true"/>
                <table:data-pilot-member table:name="48459" table:display="true" table:show-details="true"/>
                <table:data-pilot-member table:name="48506" table:display="true" table:show-details="true"/>
                <table:data-pilot-member table:name="48522" table:display="true" table:show-details="true"/>
                <table:data-pilot-member table:name="48523" table:display="true" table:show-details="true"/>
                <table:data-pilot-member table:name="48566" table:display="true" table:show-details="true"/>
                <table:data-pilot-member table:name="48619" table:display="true" table:show-details="true"/>
                <table:data-pilot-member table:name="48624" table:display="true" table:show-details="true"/>
                <table:data-pilot-member table:name="48984" table:display="true" table:show-details="true"/>
                <table:data-pilot-member table:name="54390" table:display="true" table:show-details="true"/>
                <table:data-pilot-member table:name="54411" table:display="true" table:show-details="true"/>
                <table:data-pilot-member table:name="54527" table:display="true" table:show-details="true"/>
                <table:data-pilot-member table:name="54548" table:display="true" table:show-details="true"/>
                <table:data-pilot-member table:name="54569" table:display="true" table:show-details="true"/>
                <table:data-pilot-member table:name="54636" table:display="true" table:show-details="true"/>
                <table:data-pilot-member table:name="54638" table:display="true" table:show-details="true"/>
                <table:data-pilot-member table:name="54668" table:display="true" table:show-details="true"/>
                <table:data-pilot-member table:name="54679" table:display="true" table:show-details="true"/>
                <table:data-pilot-member table:name="54831" table:display="true" table:show-details="true"/>
                <table:data-pilot-member table:name="60479" table:display="true" table:show-details="true"/>
                <table:data-pilot-member table:name="60538" table:display="true" table:show-details="true"/>
                <table:data-pilot-member table:name="60617" table:display="true" table:show-details="true"/>
                <table:data-pilot-member table:name="60636" table:display="true" table:show-details="true"/>
                <table:data-pilot-member table:name="60655" table:display="true" table:show-details="true"/>
                <table:data-pilot-member table:name="60675" table:display="true" table:show-details="true"/>
                <table:data-pilot-member table:name="60686" table:display="true" table:show-details="true"/>
                <table:data-pilot-member table:name="60728" table:display="true" table:show-details="true"/>
                <table:data-pilot-member table:name="60764" table:display="true" table:show-details="true"/>
                <table:data-pilot-member table:name="6077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_maks" tableooo:display-name="h_maks – sorted_bst" table:orientation="data" table:used-hierarchy="0" table:function="average">
            <table:data-pilot-level table:show-empty="false" calcext:repeat-item-labels="false">
              <table:data-pilot-members>
                <table:data-pilot-member table:name="10000" table:display="true" table:show-details="true"/>
                <table:data-pilot-member table:name="20000" table:display="true" table:show-details="true"/>
                <table:data-pilot-member table:name="30000" table:display="true" table:show-details="true"/>
                <table:data-pilot-member table:name="40000" table:display="true" table:show-details="true"/>
                <table:data-pilot-member table:name="50000" table:display="true" table:show-details="true"/>
                <table:data-pilot-member table:name="60000" table:display="true" table:show-details="true"/>
                <table:data-pilot-member table:name="70000" table:display="true" table:show-details="true"/>
                <table:data-pilot-member table:name="80000" table:display="true" table:show-details="true"/>
                <table:data-pilot-member table:name="90000" table:display="true" table:show-details="true"/>
                <table:data-pilot-member table:name="10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24T00:51:24.459715387</dc:date>
    <meta:editing-duration>PT12M41S</meta:editing-duration>
    <meta:editing-cycles>1</meta:editing-cycles>
    <meta:document-statistic meta:table-count="2" meta:cell-count="1417" meta:object-count="0"/>
    <meta:generator>LibreOffice/6.4.7.2$Linux_X86_64 LibreOffice_project/40$Build-2</meta:generator>
  </office:meta>
</office:document-meta>
</file>